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24cm" fo:min-width="6.908cm" fo:padding-top="0.139cm" fo:padding-bottom="0.139cm" fo:padding-left="0.264cm" fo:padding-right="0.26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31cm" fo:min-width="5.284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61cm" fo:min-width="6.059cm" fo:padding-top="0.139cm" fo:padding-bottom="0.139cm" fo:padding-left="0.264cm" fo:padding-right="0.264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4.132cm" svg:y1="2.032cm" svg:x2="14.098cm" svg:y2="20.32cm">
          <text:p/>
        </draw:line>
        <draw:line draw:style-name="gr1" draw:layer="layout" svg:x1="25.222cm" svg:y1="2.032cm" svg:x2="25.146cm" svg:y2="20.32cm">
          <text:p/>
        </draw:line>
        <draw:line draw:style-name="gr2" draw:layer="layout" svg:x1="14.132cm" svg:y1="5.346cm" svg:x2="25.184cm" svg:y2="5.346cm">
          <text:p/>
        </draw:line>
        <draw:line draw:style-name="gr2" draw:layer="layout" svg:x1="25.222cm" svg:y1="8.53cm" svg:x2="14.132cm" svg:y2="8.474cm">
          <text:p/>
        </draw:line>
        <draw:g>
          <svg:title>TexMaths</svg:title>
          <svg:desc>16§latex§$snid$§svg§600§TRUE§</svg:desc>
          <draw:polygon draw:style-name="gr3" draw:layer="layout" svg:width="1.089cm" svg:height="0.391cm" svg:x="18.722cm" svg:y="4.84cm" svg:viewBox="0 0 1090 392" draw:points="544,392 0,392 0,0 1090,0 1090,392">
            <text:p/>
          </draw:polygon>
          <draw:path draw:style-name="gr4" draw:layer="layout" svg:width="0.207cm" svg:height="0.255cm" svg:x="18.751cm" svg:y="4.982cm" svg:viewBox="0 0 208 256" svg:d="M192 38c-16 0-27 13-27 26 0 8 5 16 17 16 13 0 26-10 26-32 0-24-24-48-67-48-75 0-96 58-96 83 0 43 43 53 59 56 29 5 59 11 59 43 0 15-13 61-81 61-8 0-52 0-64-29 20 2 35-14 35-30 0-13-10-19-21-19-14 0-32 11-32 36 0 32 32 55 82 55 91 0 113-69 113-93 0-21-11-35-17-42-16-16-32-19-58-23-19-5-42-8-42-34 0-18 13-51 63-51 14 0 43 3 51 25z">
            <text:p/>
          </draw:path>
          <draw:path draw:style-name="gr4" draw:layer="layout" svg:width="0.305cm" svg:height="0.255cm" svg:x="19.002cm" svg:y="4.982cm" svg:viewBox="0 0 306 256" svg:d="M34 216c-2 9-5 22-5 25 0 10 8 15 16 15 6 0 17-5 21-16 0 0 8-27 11-42l11-51c5-11 8-24 10-37 3-9 8-27 8-28 8-18 38-69 92-69 26 0 31 21 31 40 0 33-29 107-37 131-5 13-6 19-6 25 0 28 20 47 46 47 53 0 74-82 74-87 0-6-5-6-7-6-4 0-4 2-8 11-11 39-30 69-57 69-10 0-15-5-15-18 0-14 7-28 11-40 12-30 34-92 34-124 0-39-24-61-64-61-51 0-78 37-88 50-3-32-27-50-53-50-25 0-37 22-41 32-10 19-18 53-18 54 0 7 6 7 6 7 7 0 7 0 10-13 10-40 21-67 42-67 11 0 17 6 17 25 0 12-1 18-9 48z">
            <text:p/>
          </draw:path>
          <draw:path draw:style-name="gr4" draw:layer="layout" svg:width="0.149cm" svg:height="0.378cm" svg:x="19.34cm" svg:y="4.859cm" svg:viewBox="0 0 150 379" svg:d="M146 21c0-11-8-21-23-21-14 0-30 14-30 30 0 10 8 20 22 20 13 0 31-13 31-29zM102 232c7-16 7-18 12-32 4-11 8-19 8-31 0-25-18-46-47-46-54 0-75 82-75 88 0 5 6 5 6 5 7 0 7-2 10-10 16-53 38-70 58-70 4 0 14 0 14 17 0 13-5 24-6 31-5 14-31 80-40 104-5 14-13 33-13 44 0 28 19 47 46 47 55 0 75-82 75-86 0-7-4-7-6-7-6 0-6 2-10 11-9 35-28 69-57 69-10 0-15-5-15-18 0-14 5-22 18-57z">
            <text:p/>
          </draw:path>
          <draw:path draw:style-name="gr4" draw:layer="layout" svg:width="0.268cm" svg:height="0.397cm" svg:x="19.54cm" svg:y="4.84cm" svg:viewBox="0 0 269 398" svg:d="M269 6c0 0 0-6-7-6-9 0-62 5-72 6-4 0-8 4-8 12 0 6 5 6 13 6 27 0 29 3 29 10l-2 11-33 134c-11-22-27-37-53-37-66 0-136 83-136 165 0 53 30 91 75 91 11 0 40-3 74-43 5 24 24 43 51 43 21 0 34-13 42-32 9-19 17-54 17-56 0-5-5-5-6-5-7 0-7 2-8 10-10 37-21 70-43 70-16 0-18-14-18-25 0-15 2-18 3-28zM152 324c-3 10-3 12-11 21-26 31-48 40-64 40-29 0-37-30-37-53 0-28 18-97 32-123 18-33 42-54 66-54 36 0 43 46 43 50 0 3 0 6-2 9z">
            <text:p/>
          </draw:path>
        </draw:g>
        <draw:g>
          <svg:title>TexMaths</svg:title>
          <svg:desc>16§latex§$e_{hnid},d_{snid},ET$§svg§600§TRUE§</svg:desc>
          <draw:polygon draw:style-name="gr3" draw:layer="layout" svg:width="3.783cm" svg:height="0.5cm" svg:x="17.739cm" svg:y="7.859cm" svg:viewBox="0 0 3784 501" draw:points="1893,501 0,501 0,0 3784,0 3784,501">
            <text:p/>
          </draw:polygon>
          <draw:path draw:style-name="gr4" draw:layer="layout" svg:width="0.217cm" svg:height="0.255cm" svg:x="17.765cm" svg:y="8.001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4" draw:layer="layout" svg:width="0.215cm" svg:height="0.278cm" svg:x="18.03cm" svg:y="8.061cm" svg:viewBox="0 0 216 279" svg:d="M94 11c0 0 2-5 2-6 0-2-2-5-6-5-8 0-42 3-52 3-3 2-8 2-8 10 0 6 5 6 10 6 19 0 19 2 19 5s0 6-1 10l-56 224c-2 6-2 8-2 8 0 6 5 13 13 13 5 0 13-2 17-10 0-3 5-18 7-26l9-35c0-6 5-21 5-27 5-15 5-15 13-27 13-20 32-42 64-42 21 0 22 18 22 27 0 24-16 67-22 85-5 10-6 14-6 21 0 21 17 34 36 34 40 0 58-55 58-61 0-5-5-5-6-5-5 0-7 3-8 6-8 32-26 48-42 48-8 0-10-4-10-12 0-10 2-15 10-33 5-12 21-54 21-76 0-7 0-24-15-36-8-4-19-9-36-9-31 0-52 16-66 32z">
            <text:p/>
          </draw:path>
          <draw:path draw:style-name="gr4" draw:layer="layout" svg:width="0.241cm" svg:height="0.178cm" svg:x="18.283cm" svg:y="8.16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4" draw:layer="layout" svg:width="0.121cm" svg:height="0.266cm" svg:x="18.56cm" svg:y="8.073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4" draw:layer="layout" svg:width="0.202cm" svg:height="0.278cm" svg:x="18.725cm" svg:y="8.061cm" svg:viewBox="0 0 203 279" svg:d="M202 11c1 0 1-5 1-6 0-2-1-5-6-5-7 0-40 3-50 3-3 2-9 2-9 10 0 6 6 6 11 6 19 0 19 2 19 5s-2 6-2 10l-22 89c-10-13-22-22-42-22-51 0-102 54-102 112 0 38 26 66 59 66 23 0 42-12 58-28 6 24 30 28 40 28 14 0 24-8 32-21 8-16 13-39 13-40 0-5-5-5-7-5-5 0-5 1-8 13-5 19-13 41-29 41-11 0-12-8-12-19 0-8 0-11 1-16zM118 226c-3 11-12 19-20 25-4 4-20 16-37 16-15 0-29-9-29-38 0-21 11-64 21-80 17-32 38-37 49-37 28 0 36 29 36 34 0 1 0 4-2 6z">
            <text:p/>
          </draw:path>
          <draw:path draw:style-name="gr4" draw:layer="layout" svg:width="0.066cm" svg:height="0.169cm" svg:x="19.011cm" svg:y="8.19cm" svg:viewBox="0 0 67 170" svg:d="M67 59c0-37-14-59-37-59-19 0-30 14-30 30 0 15 11 31 30 31 7 0 15-3 21-8 2-2 2-2 3-2v8c0 43-19 77-38 96-6 5-6 7-6 8 0 5 3 7 4 7 7 0 53-44 53-111z">
            <text:p/>
          </draw:path>
          <draw:path draw:style-name="gr4" draw:layer="layout" svg:width="0.268cm" svg:height="0.398cm" svg:x="19.237cm" svg:y="7.859cm" svg:viewBox="0 0 269 399" svg:d="M269 6c0 0 0-6-7-6-9 0-62 5-72 6-4 0-8 4-8 12 0 6 5 6 13 6 27 0 29 3 29 10l-2 11-33 134c-11-22-27-37-53-37-66 0-136 84-136 165 0 53 30 92 75 92 11 0 40-4 74-44 5 24 24 44 51 44 21 0 34-13 42-32 9-20 17-55 17-56 0-5-5-5-6-5-7 0-7 1-8 9-10 37-21 71-43 71-16 0-18-15-18-26 0-14 2-17 3-27zM152 325c-3 10-3 11-11 21-26 30-48 40-64 40-29 0-37-31-37-53 0-29 18-98 32-123 18-34 42-55 66-55 36 0 43 47 43 50s0 6-2 9z">
            <text:p/>
          </draw:path>
          <draw:path draw:style-name="gr4" draw:layer="layout" svg:width="0.157cm" svg:height="0.178cm" svg:x="19.534cm" svg:y="8.16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4" draw:layer="layout" svg:width="0.241cm" svg:height="0.178cm" svg:x="19.737cm" svg:y="8.16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4" draw:layer="layout" svg:width="0.121cm" svg:height="0.266cm" svg:x="20.014cm" svg:y="8.073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4" draw:layer="layout" svg:width="0.202cm" svg:height="0.278cm" svg:x="20.179cm" svg:y="8.061cm" svg:viewBox="0 0 203 279" svg:d="M202 11c1 0 1-5 1-6 0-2-1-5-6-5-7 0-40 3-50 3-3 2-9 2-9 10 0 6 6 6 11 6 19 0 19 2 19 5s-2 6-2 10l-22 89c-10-13-22-22-42-22-51 0-102 54-102 112 0 38 26 66 59 66 23 0 42-12 58-28 6 24 30 28 40 28 14 0 24-8 32-21 8-16 13-39 13-40 0-5-5-5-7-5-5 0-5 1-8 13-5 19-13 41-29 41-11 0-12-8-12-19 0-8 0-11 1-16zM118 226c-3 11-12 19-20 25-4 4-20 16-37 16-15 0-29-9-29-38 0-21 11-64 21-80 17-32 38-37 49-37 28 0 36 29 36 34 0 1 0 4-2 6z">
            <text:p/>
          </draw:path>
          <draw:path draw:style-name="gr4" draw:layer="layout" svg:width="0.066cm" svg:height="0.169cm" svg:x="20.465cm" svg:y="8.19cm" svg:viewBox="0 0 67 170" svg:d="M67 59c0-37-14-59-37-59-19 0-30 14-30 30 0 15 11 31 30 31 7 0 15-3 21-8 2-2 2-2 2-2 1 0 1 0 1 8 0 43-19 77-38 96-6 5-6 7-6 8 0 5 3 7 4 7 7 0 53-44 53-111z">
            <text:p/>
          </draw:path>
          <draw:path draw:style-name="gr4" draw:layer="layout" svg:width="0.409cm" svg:height="0.383cm" svg:x="20.689cm" svg:y="7.867cm" svg:viewBox="0 0 410 384" svg:d="M378 253c1-3 3-7 3-8 0-2 0-7-7-7-4 0-6 4-8 7-36 83-57 122-153 122h-82c-8 0-9 0-13 0-6-2-8-2-8-7 0-1 0-3 4-13l38-153h56c48 0 48 11 48 25 0 3 0 11-5 27 0 4-1 5-1 7 0 3 3 6 8 6 4 0 6-3 8-11l32-133c0-3-2-6-7-6s-6 5-8 11c-11 43-22 56-73 56h-53l33-136c5-21 5-22 31-22h80c69 0 85 16 85 62 0 14 0 14-2 30 0 4 0 7 0 10s2 6 6 6c7 0 7-3 8-12l12-98c1-16-2-16-16-16h-285c-11 0-16 0-16 11 0 7 5 7 14 7 21 0 37 0 37 9 0 3 0 3-2 15l-75 297c-6 23-6 28-51 28-10 0-16 0-16 11 0 6 5 6 16 6h293c13 0 13 0 17-9z">
            <text:p/>
          </draw:path>
          <draw:path draw:style-name="gr4" draw:layer="layout" svg:width="0.383cm" svg:height="0.382cm" svg:x="21.128cm" svg:y="7.869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</draw:g>
        <draw:line draw:style-name="gr5" draw:layer="layout" svg:x1="0.762cm" svg:y1="8.998cm" svg:x2="27.686cm" svg:y2="9.068cm">
          <text:p/>
        </draw:line>
        <draw:custom-shape draw:style-name="gr6" draw:text-style-name="P1" draw:layer="layout" svg:width="12.693cm" svg:height="1.524cm" svg:x="14.986cm" svg:y="5.842cm">
          <text:p/>
          <draw:enhanced-geometry svg:viewBox="0 0 21600 21600" draw:type="rectangle" draw:enhanced-path="M 0 0 L 21600 0 21600 21600 0 21600 0 0 Z N"/>
        </draw:custom-shape>
        <draw:line draw:style-name="gr1" draw:layer="layout" svg:x1="2.246cm" svg:y1="2.032cm" svg:x2="2.286cm" svg:y2="20.32cm">
          <text:p/>
        </draw:line>
        <draw:g>
          <svg:title>TexMaths</svg:title>
          <svg:desc>16§latex§$snid$§svg§600§TRUE§</svg:desc>
          <draw:polygon draw:style-name="gr3" draw:layer="layout" svg:width="1.089cm" svg:height="0.391cm" svg:x="7.54cm" svg:y="9.803cm" svg:viewBox="0 0 1090 392" draw:points="544,392 0,392 0,0 1090,0 1090,392">
            <text:p/>
          </draw:polygon>
          <draw:path draw:style-name="gr4" draw:layer="layout" svg:width="0.207cm" svg:height="0.255cm" svg:x="7.569cm" svg:y="9.945cm" svg:viewBox="0 0 208 256" svg:d="M192 38c-16 0-27 13-27 26 0 8 5 16 17 16 13 0 26-10 26-32 0-24-24-48-67-48-75 0-96 58-96 83 0 43 43 53 59 56 29 5 59 11 59 43 0 15-13 61-81 61-8 0-52 0-64-29 20 2 35-14 35-30 0-13-10-19-21-19-14 0-32 11-32 36 0 32 32 55 82 55 91 0 113-69 113-93 0-21-11-35-17-42-16-16-32-19-58-23-19-5-42-8-42-34 0-18 13-51 63-51 14 0 43 3 51 25z">
            <text:p/>
          </draw:path>
          <draw:path draw:style-name="gr4" draw:layer="layout" svg:width="0.305cm" svg:height="0.255cm" svg:x="7.82cm" svg:y="9.945cm" svg:viewBox="0 0 306 256" svg:d="M34 216c-2 9-5 22-5 25 0 10 8 15 16 15 6 0 17-5 21-16 0 0 8-27 11-42l11-51c5-11 8-24 10-37 3-9 8-27 8-28 8-18 38-69 92-69 26 0 31 21 31 40 0 33-29 107-37 131-5 13-6 19-6 25 0 28 20 47 46 47 53 0 74-82 74-87 0-6-5-6-7-6-4 0-4 2-8 11-11 39-30 69-57 69-10 0-15-5-15-18 0-14 7-28 11-40 12-30 34-92 34-124 0-39-24-61-64-61-51 0-78 37-88 50-3-32-27-50-53-50-25 0-37 22-41 32-10 19-18 53-18 54 0 7 6 7 6 7 7 0 7 0 10-13 10-40 21-67 42-67 11 0 17 6 17 25 0 12-1 18-9 48z">
            <text:p/>
          </draw:path>
          <draw:path draw:style-name="gr4" draw:layer="layout" svg:width="0.149cm" svg:height="0.378cm" svg:x="8.158cm" svg:y="9.822cm" svg:viewBox="0 0 150 379" svg:d="M146 21c0-11-8-21-23-21-14 0-30 14-30 30 0 10 8 20 22 20 13 0 31-13 31-29zM102 232c7-16 7-18 12-32 4-11 8-19 8-31 0-25-18-46-47-46-54 0-75 82-75 88 0 5 6 5 6 5 7 0 7-2 10-10 16-53 38-70 58-70 4 0 14 0 14 17 0 13-5 24-6 31-5 14-31 80-40 104-5 14-13 33-13 44 0 28 19 47 46 47 55 0 75-82 75-86 0-7-4-7-6-7-6 0-6 2-10 11-9 35-28 69-57 69-10 0-15-5-15-18 0-14 5-22 18-57z">
            <text:p/>
          </draw:path>
          <draw:path draw:style-name="gr4" draw:layer="layout" svg:width="0.268cm" svg:height="0.397cm" svg:x="8.358cm" svg:y="9.803cm" svg:viewBox="0 0 269 398" svg:d="M269 6c0 0 0-6-7-6-9 0-62 5-72 6-4 0-8 4-8 12 0 6 5 6 13 6 27 0 29 3 29 10l-2 11-33 134c-11-22-27-37-53-37-66 0-136 83-136 165 0 53 30 91 75 91 11 0 40-3 74-43 5 24 24 43 51 43 21 0 34-13 42-32 9-19 17-54 17-56 0-5-5-5-6-5-7 0-7 2-8 10-10 37-21 70-43 70-16 0-18-14-18-25 0-15 2-18 3-28zM152 324c-3 10-3 12-11 21-26 31-48 40-64 40-29 0-37-30-37-53 0-28 18-97 32-123 18-33 42-54 66-54 36 0 43 46 43 50 0 3 0 6-2 9z">
            <text:p/>
          </draw:path>
        </draw:g>
        <draw:g>
          <svg:title>TexMaths</svg:title>
          <svg:desc>14§latex§$hnid,E(IMSI||ET_{ue}||RAND1,e_{snid}),ET$§svg§600§TRUE§</svg:desc>
          <draw:polygon draw:style-name="gr3" draw:layer="layout" svg:width="9.113cm" svg:height="0.492cm" svg:x="3.753cm" svg:y="10.822cm" svg:viewBox="0 0 9114 493" draw:points="4557,493 0,493 0,0 9114,0 9114,493">
            <text:p/>
          </draw:polygon>
          <draw:path draw:style-name="gr4" draw:layer="layout" svg:width="0.243cm" svg:height="0.348cm" svg:x="3.78cm" svg:y="10.85cm" svg:viewBox="0 0 244 349" svg:d="M115 6c0 0 0-6-7-6-11 0-48 4-60 6-5 0-9 0-9 9 0 6 4 6 11 6 24 0 26 3 26 8l-2 10-73 285c-1 7-1 8-1 11 0 11 10 14 14 14 8 0 17-6 18-13l10-38 11-44c3-12 6-23 9-34 1-3 4-18 5-21 2-6 17-32 34-46 11-9 25-17 47-17 21 0 27 17 27 33 0 27-20 82-31 111-4 13-7 18-7 28 0 23 18 41 41 41 46 0 66-73 66-77s-6-4-7-4c-5 0-5 1-7 8-7 27-24 62-51 62-8 0-12-6-12-17s5-24 9-35c7-21 30-80 30-108 0-32-20-53-56-53-32 0-55 15-74 37z">
            <text:p/>
          </draw:path>
          <draw:path draw:style-name="gr4" draw:layer="layout" svg:width="0.266cm" svg:height="0.223cm" svg:x="4.051cm" svg:y="10.973cm" svg:viewBox="0 0 267 224" svg:d="M29 189c-1 8-4 20-4 22 0 9 7 13 14 13 6 0 16-4 18-14 0 0 7-24 10-36l10-45c4-10 7-21 8-32 3-9 7-24 7-26 7-15 34-60 82-60 22 0 26 18 26 35 0 30-25 94-32 115-4 11-6 17-6 22 0 24 19 41 41 41 46 0 64-71 64-76s-4-5-5-5c-4 0-4 1-7 10-10 33-27 60-51 60-8 0-12-4-12-16s5-25 10-35c9-26 29-81 29-109 0-33-21-53-56-53-45 0-69 32-77 43-3-28-24-43-46-43-23 0-32 20-37 28-8 17-15 46-15 48 0 5 6 5 6 5 5 0 5 0 8-11 8-35 18-59 36-59 10 0 16 6 16 23 0 9-2 15-9 42z">
            <text:p/>
          </draw:path>
          <draw:path draw:style-name="gr4" draw:layer="layout" svg:width="0.131cm" svg:height="0.331cm" svg:x="4.347cm" svg:y="10.865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4" draw:layer="layout" svg:width="0.234cm" svg:height="0.348cm" svg:x="4.522cm" svg:y="10.85cm" svg:viewBox="0 0 235 349" svg:d="M235 6c0 0 0-6-5-6-9 0-55 4-63 6-5 0-7 2-7 9 0 6 4 6 11 6 24 0 25 3 25 8l-1 10-30 118c-10-20-24-32-46-32-57 0-119 72-119 144 0 46 27 80 66 80 10 0 35-3 64-38 4 21 21 38 45 38 18 0 29-11 36-28 9-17 16-48 16-49 0-4-4-4-6-4-5 0-5 1-7 8-8 32-18 62-38 62-14 0-15-13-15-23 0-12 1-15 3-24zM133 284c-3 9-3 10-10 19-22 26-42 35-56 35-25 0-32-27-32-47 0-25 15-85 28-108 15-29 36-47 57-47 33 0 38 40 38 43s0 6-1 9z">
            <text:p/>
          </draw:path>
          <draw:path draw:style-name="gr4" draw:layer="layout" svg:width="0.058cm" svg:height="0.147cm" svg:x="4.8cm" svg:y="11.139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358cm" svg:height="0.335cm" svg:x="4.995cm" svg:y="10.857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20-6 24-45 24-8 0-14 0-14 10 0 5 4 5 14 5h256c11 0 11 0 16-8z">
            <text:p/>
          </draw:path>
          <draw:path draw:style-name="gr4" draw:layer="layout" svg:width="0.115cm" svg:height="0.492cm" svg:x="5.416cm" svg:y="10.822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layer="layout" svg:width="0.229cm" svg:height="0.337cm" svg:x="5.576cm" svg:y="10.856cm" svg:viewBox="0 0 230 338" svg:d="M168 38c4-18 6-23 45-23 12 0 17 0 17-9 0-6-6-6-9-6-14 0-50 1-64 1-16 0-52-1-66-1-4 0-10 0-10 10 0 5 4 5 14 5 20 0 34 0 34 10 0 2 0 3-2 7l-67 268c-4 18-5 22-45 22-11 0-15 0-15 10 0 6 6 6 7 6 15 0 50-2 66-2 14 0 50 2 66 2 4 0 9 0 9-10 0-6-4-6-15-6-8 0-11 0-21-1-10 0-13-3-13-9 0-2 2-7 3-11z">
            <text:p/>
          </draw:path>
          <draw:path draw:style-name="gr4" draw:layer="layout" svg:width="0.493cm" svg:height="0.337cm" svg:x="5.835cm" svg:y="10.856cm" svg:viewBox="0 0 494 338" svg:d="M437 38c4-18 4-23 42-23 11 0 15 0 15-9 0-6-4-6-12-6h-66c-13 0-13 0-20 10l-179 281-39-280c-2-11-3-11-16-11h-67c-10 0-15 0-15 10 0 5 5 5 15 5 6 0 16 0 21 2 7 0 11 1 11 7 0 3-1 4-2 10l-63 252c-5 19-13 35-54 36-1 0-8 0-8 10 0 4 3 6 7 6 15 0 34-2 49-2 17 0 35 2 50 2 3 0 10 0 10-10 0-6-5-6-10-6-28 0-32-10-32-21 0-4 0-7 2-12l67-269 43 306c0 6 2 12 7 12 6 0 9-6 11-9l199-314-70 285c-5 18-5 22-45 22-8 0-14 0-14 10 0 6 6 6 7 6 14 0 48-2 62-2 20 0 42 2 62 2 2 0 9 0 9-10 0-6-4-6-14-6-18 0-32 0-32-8 0-3 0-3 3-13z">
            <text:p/>
          </draw:path>
          <draw:path draw:style-name="gr4" draw:layer="layout" svg:width="0.292cm" svg:height="0.359cm" svg:x="6.371cm" svg:y="10.844cm" svg:viewBox="0 0 293 360" svg:d="M293 6c0-3 0-6-5-6-2 0-4 0-9 7l-24 28c-13-22-38-35-70-35-63 0-123 57-123 116 0 41 26 63 51 70l54 14c18 4 46 13 46 54 0 43-41 91-90 91-32 0-87-12-87-73 0-11 3-24 3-27 2-1 2-3 2-3 0-5-5-5-6-5-3 0-4 0-6 1-1 1-29 115-29 116 0 3 3 6 6 6 2 0 2-1 8-8l25-28c21 29 55 36 83 36 67 0 126-66 126-128 0-35-17-51-24-57-11-13-20-14-63-25-11-3-29-9-34-9-12-5-29-19-29-46 0-39 39-81 85-81 42 0 72 21 72 77 0 15-2 24-2 27 0 1 0 5 6 5s6-1 7-10z">
            <text:p/>
          </draw:path>
          <draw:path draw:style-name="gr4" draw:layer="layout" svg:width="0.229cm" svg:height="0.337cm" svg:x="6.692cm" svg:y="10.856cm" svg:viewBox="0 0 230 338" svg:d="M168 38c4-18 6-23 45-23 12 0 17 0 17-9 0-6-6-6-9-6-14 0-50 1-64 1-16 0-52-1-66-1-4 0-10 0-10 10 0 5 4 5 14 5 20 0 34 0 34 10 0 2 0 3-2 7l-67 268c-4 18-5 22-45 22-11 0-15 0-15 10 0 6 6 6 7 6 15 0 50-2 66-2 14 0 50 2 66 2 4 0 9 0 9-10 0-6-4-6-15-6-8 0-11 0-21-1-10 0-13-3-13-9 0-2 2-7 3-11z">
            <text:p/>
          </draw:path>
          <draw:path draw:style-name="gr4" draw:layer="layout" svg:width="0.02cm" svg:height="0.492cm" svg:x="6.988cm" svg:y="10.822cm" svg:viewBox="0 0 21 493" svg:d="M21 18c0-10 0-18-10-18-11 0-11 8-11 18v458c0 9 0 17 11 17 10 0 10-8 10-17z">
            <text:p/>
          </draw:path>
          <draw:path draw:style-name="gr4" draw:layer="layout" svg:width="0.02cm" svg:height="0.492cm" svg:x="7.126cm" svg:y="10.822cm" svg:viewBox="0 0 21 493" svg:d="M21 18c0-10 0-18-10-18-11 0-11 8-11 18v458c0 9 0 17 11 17 10 0 10-8 10-17z">
            <text:p/>
          </draw:path>
          <draw:path draw:style-name="gr4" draw:layer="layout" svg:width="0.358cm" svg:height="0.335cm" svg:x="7.222cm" svg:y="10.857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20-6 24-45 24-8 0-14 0-14 10 0 5 4 5 14 5h256c11 0 11 0 16-8z">
            <text:p/>
          </draw:path>
          <draw:path draw:style-name="gr4" draw:layer="layout" svg:width="0.335cm" svg:height="0.334cm" svg:x="7.607cm" svg:y="10.85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4" draw:layer="layout" svg:width="0.201cm" svg:height="0.156cm" svg:x="7.898cm" svg:y="11.113cm" svg:viewBox="0 0 202 157" svg:d="M130 97c-1 7-4 21-5 21-7 11-20 29-42 29-24 0-24-22-24-29 0-20 10-45 19-70 3-7 5-13 5-19 0-18-14-29-33-29-35 0-50 48-50 53 0 4 4 4 6 4 5 0 5-1 7-5 8-28 23-42 36-42 6 0 8 4 8 12 0 7-2 16-5 23-18 49-18 59-18 67 0 7 0 22 12 34 10 8 24 11 35 11 23 0 34-11 45-23 8 21 31 23 35 23 13 0 21-7 28-18 7-14 13-34 13-35 0-5-6-5-6-5-6 0-6 2-8 10-5 17-10 38-26 38-8 0-11-8-11-17 0-5 3-18 6-28 1-8 5-24 7-31l8-30c2-9 6-24 6-27 0-7-6-11-11-11-13 0-16 11-19 22z">
            <text:p/>
          </draw:path>
          <draw:path draw:style-name="gr4" draw:layer="layout" svg:width="0.147cm" svg:height="0.156cm" svg:x="8.138cm" svg:y="11.113cm" svg:viewBox="0 0 148 157" svg:d="M55 74c9 0 37-1 56-7 25-10 30-26 30-36 0-20-19-31-43-31-42 0-98 32-98 91 0 35 22 66 63 66 59 0 85-35 85-39 0-3-2-6-5-6-2 0-3 0-6 3-26 32-67 32-74 32-21 0-35-14-35-42 0-6 0-11 4-31zM35 64c15-50 53-54 63-54 15 0 28 7 28 21 0 33-59 33-73 33z">
            <text:p/>
          </draw:path>
          <draw:path draw:style-name="gr4" draw:layer="layout" svg:width="0.02cm" svg:height="0.492cm" svg:x="8.386cm" svg:y="10.822cm" svg:viewBox="0 0 21 493" svg:d="M21 18c0-10 0-18-10-18-11 0-11 8-11 18v458c0 9 0 17 11 17 10 0 10-8 10-17z">
            <text:p/>
          </draw:path>
          <draw:path draw:style-name="gr4" draw:layer="layout" svg:width="0.02cm" svg:height="0.492cm" svg:x="8.521cm" svg:y="10.822cm" svg:viewBox="0 0 21 493" svg:d="M21 18c0-10 0-18-10-18-11 0-11 8-11 18v458c0 9 0 17 11 17 10 0 10-8 10-17z">
            <text:p/>
          </draw:path>
          <draw:path draw:style-name="gr4" draw:layer="layout" svg:width="0.352cm" svg:height="0.348cm" svg:x="8.619cm" svg:y="10.856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6-3 14-7 32-7 42 0 53 59 53 66 53 42 0 59-51 59-58 0-5-6-5-6-5-4 0-5 3-7 7-12 36-33 45-45 45-16 0-19-12-19-31 0-14 3-39 4-56 1-7 3-16 3-23 0-38-34-53-46-59z">
            <text:p/>
          </draw:path>
          <draw:path draw:style-name="gr4" draw:layer="layout" svg:width="0.338cm" svg:height="0.353cm" svg:x="8.995cm" svg:y="10.839cm" svg:viewBox="0 0 339 354" svg:d="M71 297c-19 34-39 41-61 42-6 0-10 0-10 10 0 3 3 5 7 5 13 0 28-1 42-1 17 0 34 1 49 1 3 0 10 0 10-9 0-6-4-6-9-6-11-1-22-6-22-18 0-6 3-11 7-18l36-64h125c1 12 8 79 8 83 0 16-26 17-36 17-7 0-11 0-11 10 0 5 5 5 7 5 19 0 40-1 61-1 13 0 44 1 56 1 3 0 9 0 9-9 0-6-4-6-11-6-31 0-31-4-33-18l-29-310c-1-10-1-11-10-11-8 0-10 3-12 8zM130 224l98-162 16 162z">
            <text:p/>
          </draw:path>
          <draw:path draw:style-name="gr4" draw:layer="layout" svg:width="0.415cm" svg:height="0.337cm" svg:x="9.366cm" svg:y="10.856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4" draw:layer="layout" svg:width="0.377cm" svg:height="0.337cm" svg:x="9.815cm" svg:y="10.856cm" svg:viewBox="0 0 378 338" svg:d="M59 300c-6 18-6 22-45 22-8 0-14 0-14 10 0 6 4 6 14 6h164c102 0 200-104 200-213 0-69-42-125-116-125h-167c-10 0-14 0-14 10 0 5 4 5 14 5 6 0 16 0 21 2 9 0 11 1 11 7 0 3-1 4-2 10zM165 34c4-17 6-19 27-19h53c49 0 90 27 90 91 0 26-10 105-52 160-14 18-53 56-115 56h-56c-7 0-7 0-10 0-5-1-7-1-7-5 0-2 0-3 3-12z">
            <text:p/>
          </draw:path>
          <draw:path draw:style-name="gr4" draw:layer="layout" svg:width="0.163cm" svg:height="0.328cm" svg:x="10.26cm" svg:y="10.864cm" svg:viewBox="0 0 164 329" svg:d="M102 13c0-12 0-13-11-13-31 32-76 32-91 32v16c10 0 39 0 64-14v256c0 18-1 24-46 24h-15v15c18-1 60-1 81-1 20 0 63 0 80 1v-15h-16c-44 0-46-6-46-24z">
            <text:p/>
          </draw:path>
          <draw:path draw:style-name="gr4" draw:layer="layout" svg:width="0.058cm" svg:height="0.147cm" svg:x="10.505cm" svg:y="11.139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189cm" svg:height="0.223cm" svg:x="10.704cm" svg:y="10.973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4" draw:layer="layout" svg:width="0.138cm" svg:height="0.156cm" svg:x="10.935cm" svg:y="11.113cm" svg:viewBox="0 0 139 157" svg:d="M125 22c-9 3-14 10-14 17 0 9 7 11 11 11s17-2 17-19c0-24-26-31-47-31-54 0-64 41-64 50 0 13 8 21 13 26 9 7 15 8 39 12 7 2 29 6 29 24 0 6-3 18-18 28-14 7-31 7-35 7-14 0-34-3-42-14 13-1 20-11 20-21 0-8-6-13-14-13-10 0-20 9-20 24 0 21 22 34 56 34 64 0 76-44 76-58 0-32-35-37-48-40-3-2-13-3-14-3-13-3-20-10-20-17 0-8 7-18 14-22 10-7 23-7 28-7 7 0 26 1 33 12z">
            <text:p/>
          </draw:path>
          <draw:path draw:style-name="gr4" draw:layer="layout" svg:width="0.21cm" svg:height="0.156cm" svg:x="11.111cm" svg:y="11.113cm" svg:viewBox="0 0 211 157" svg:d="M27 132c-2 4-5 12-5 14 0 7 7 11 13 11s11-4 13-9c1-2 4-14 7-21 1-7 5-22 7-30 2-9 4-16 5-24 4-14 6-17 16-31 9-14 25-32 51-32 20 0 20 18 20 24 0 21-14 60-20 74-4 10-5 12-5 19 0 19 15 30 33 30 34 0 49-48 49-53s-4-5-5-5c-4 0-4 2-6 6-8 28-24 42-38 42-7 0-8-4-8-13 0-7 1-12 8-28 5-9 19-47 19-67 0-33-27-39-45-39-30 0-49 18-59 32-3-25-22-32-38-32-14 0-22 11-26 18-9 14-13 34-13 35 0 4 4 4 6 4 5 0 5-1 8-9 4-21 11-38 25-38 9 0 11 7 11 17 0 7-2 19-5 29-3 8-6 24-9 31z">
            <text:p/>
          </draw:path>
          <draw:path draw:style-name="gr4" draw:layer="layout" svg:width="0.105cm" svg:height="0.233cm" svg:x="11.355cm" svg:y="11.03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4" draw:layer="layout" svg:width="0.177cm" svg:height="0.243cm" svg:x="11.499cm" svg:y="11.026cm" svg:viewBox="0 0 178 244" svg:d="M176 10c2 0 2-4 2-6 0-1-2-4-6-4-5 0-35 3-43 3-3 1-9 1-9 8 0 6 6 6 10 6 17 0 17 1 17 4s-1 6-1 8l-20 79c-8-11-20-20-36-20-45 0-90 48-90 98 0 34 22 58 52 58 19 0 36-10 50-24 6 21 27 24 35 24 13 0 21-7 28-19 7-14 11-33 11-35 0-4-4-4-5-4-4 0-4 2-7 11-4 17-11 37-25 37-10 0-12-7-12-17 0-7 0-10 2-14zM104 197c-3 10-12 17-19 23-2 3-16 14-32 14-12 0-25-9-25-34 0-18 10-56 18-70 16-28 34-32 44-32 23 0 30 25 30 29 0 2 0 5-1 6z">
            <text:p/>
          </draw:path>
          <draw:path draw:style-name="gr4" draw:layer="layout" svg:width="0.115cm" svg:height="0.492cm" svg:x="11.736cm" svg:y="10.822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4" draw:layer="layout" svg:width="0.058cm" svg:height="0.147cm" svg:x="11.942cm" svg:y="11.139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358cm" svg:height="0.335cm" svg:x="12.136cm" svg:y="10.857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20-6 24-45 24-8 0-14 0-14 10 0 5 4 5 14 5h256c11 0 11 0 16-8z">
            <text:p/>
          </draw:path>
          <draw:path draw:style-name="gr4" draw:layer="layout" svg:width="0.335cm" svg:height="0.334cm" svg:x="12.521cm" svg:y="10.85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</draw:g>
        <draw:line draw:style-name="gr2" draw:layer="layout" svg:x1="2.309cm" svg:y1="11.408cm" svg:x2="14.098cm" svg:y2="11.408cm">
          <text:p/>
        </draw:line>
        <draw:g>
          <svg:title>TexMaths</svg:title>
          <svg:desc>16§latex§generate $d_{snid}$ using $d_{hnid}$  and $snid||ET$\\
where ET is end of the current day
§svg§600§TRUE§</svg:desc>
          <draw:polygon draw:style-name="gr3" draw:layer="layout" svg:width="10.748cm" svg:height="1.207cm" svg:x="15.24cm" svg:y="5.913cm" svg:viewBox="0 0 10749 1208" draw:points="5375,1208 0,1208 0,0 10749,0 10749,1208">
            <text:p/>
          </draw:polygon>
          <draw:path draw:style-name="gr4" draw:layer="layout" svg:width="0.258cm" svg:height="0.372cm" svg:x="16.099cm" svg:y="6.079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9-97-57 0-26 22-48 46-50h34c49 0 112 0 112 50 0 30-40 57-95 57z">
            <text:p/>
          </draw:path>
          <draw:path draw:style-name="gr4" draw:layer="layout" svg:width="0.218cm" svg:height="0.258cm" svg:x="16.381cm" svg:y="6.083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16.632cm" svg:y="6.086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18cm" svg:height="0.258cm" svg:x="16.942cm" svg:y="6.083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189cm" svg:height="0.249cm" svg:x="17.192cm" svg:y="6.086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55cm" svg:height="0.258cm" svg:x="17.421cm" svg:y="6.083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77cm" svg:height="0.352cm" svg:x="17.69cm" svg:y="5.988cm" svg:viewBox="0 0 178 353" svg:d="M88 122h80v-18h-80v-104h-14c-2 46-18 107-74 109v13h48v155c0 70 53 76 74 76 40 0 56-40 56-76v-32h-15v32c0 41-16 62-38 62-37 0-37-51-37-61z">
            <text:p/>
          </draw:path>
          <draw:path draw:style-name="gr4" draw:layer="layout" svg:width="0.218cm" svg:height="0.258cm" svg:x="17.912cm" svg:y="6.083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68cm" svg:height="0.397cm" svg:x="18.357cm" svg:y="5.945cm" svg:viewBox="0 0 269 398" svg:d="M269 6c0 0 0-6-7-6-9 0-62 5-72 6-4 0-8 4-8 12 0 6 5 6 13 6 27 0 29 3 29 10l-2 11-33 134c-11-22-27-37-53-37-66 0-136 84-136 165 0 53 30 91 75 91 11 0 40-3 74-43 5 24 24 43 51 43 21 0 34-13 42-32 9-19 17-54 17-56 0-5-5-5-6-5-7 0-7 2-8 10-10 37-21 70-43 70-16 0-18-14-18-25 0-15 2-18 3-27zM152 325c-3 9-3 11-11 20-26 31-48 40-64 40-29 0-37-30-37-52 0-29 18-98 32-123 18-34 42-55 66-55 36 0 43 47 43 50s0 6-2 9z">
            <text:p/>
          </draw:path>
          <draw:path draw:style-name="gr4" draw:layer="layout" svg:width="0.157cm" svg:height="0.178cm" svg:x="18.654cm" svg:y="6.246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4" draw:layer="layout" svg:width="0.241cm" svg:height="0.178cm" svg:x="18.858cm" svg:y="6.246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4" draw:layer="layout" svg:width="0.121cm" svg:height="0.266cm" svg:x="19.136cm" svg:y="6.158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4" draw:layer="layout" svg:width="0.202cm" svg:height="0.277cm" svg:x="19.301cm" svg:y="6.147cm" svg:viewBox="0 0 203 278" svg:d="M202 11c1 0 1-5 1-6 0-2-1-5-6-5-7 0-40 3-50 3-3 2-9 2-9 10 0 6 6 6 11 6 19 0 19 2 19 5s-2 6-2 10l-22 89c-10-13-22-22-42-22-51 0-102 54-102 112 0 38 26 65 59 65 23 0 42-11 58-27 6 24 30 27 40 27 14 0 24-8 32-20 8-16 13-39 13-40 0-5-5-5-7-5-5 0-5 1-8 13-5 19-13 41-29 41-11 0-12-8-12-19 0-8 0-11 1-16zM118 226c-3 11-12 19-20 25-4 3-20 16-37 16-15 0-29-9-29-38 0-21 11-64 21-80 17-32 38-37 49-37 28 0 36 29 36 34 0 1 0 4-2 6z">
            <text:p/>
          </draw:path>
          <draw:path draw:style-name="gr4" draw:layer="layout" svg:width="0.284cm" svg:height="0.255cm" svg:x="19.744cm" svg:y="6.086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4" draw:layer="layout" svg:width="0.185cm" svg:height="0.258cm" svg:x="20.058cm" svg:y="6.083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121cm" svg:height="0.376cm" svg:x="20.278cm" svg:y="5.958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4" draw:layer="layout" svg:width="0.284cm" svg:height="0.249cm" svg:x="20.435cm" svg:y="6.086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20.744cm" svg:y="6.079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9-97-57 0-26 22-48 46-50h34c49 0 112 0 112 50 0 30-40 57-95 57z">
            <text:p/>
          </draw:path>
          <draw:path draw:style-name="gr4" draw:layer="layout" svg:width="0.268cm" svg:height="0.397cm" svg:x="21.221cm" svg:y="5.945cm" svg:viewBox="0 0 269 398" svg:d="M269 6c0 0 0-6-7-6-9 0-62 5-72 6-4 0-8 4-8 12 0 6 5 6 13 6 27 0 29 3 29 10l-2 11-33 134c-11-22-27-37-53-37-66 0-136 84-136 165 0 53 30 91 75 91 11 0 40-3 74-43 5 24 24 43 51 43 21 0 34-13 42-32 9-19 17-54 17-56 0-5-5-5-6-5-7 0-7 2-8 10-10 37-21 70-43 70-16 0-18-14-18-25 0-15 2-18 3-27zM152 325c-3 9-3 11-11 20-26 31-48 40-64 40-29 0-37-30-37-52 0-29 18-98 32-123 18-34 42-55 66-55 36 0 43 47 43 50s0 6-2 9z">
            <text:p/>
          </draw:path>
          <draw:path draw:style-name="gr4" draw:layer="layout" svg:width="0.215cm" svg:height="0.277cm" svg:x="21.52cm" svg:y="6.147cm" svg:viewBox="0 0 216 278" svg:d="M94 11c0 0 2-5 2-6 0-2-2-5-6-5-8 0-42 3-52 3-3 2-8 2-8 10 0 6 5 6 10 6 19 0 19 2 19 5s0 6-1 10l-56 224c-2 6-2 8-2 8 0 6 5 12 13 12 5 0 13-1 17-9 0-3 5-18 7-26l9-35c0-6 5-21 5-27 5-15 5-15 13-27 13-20 32-42 64-42 21 0 22 18 22 27 0 24-16 67-22 85-5 10-6 14-6 21 0 21 17 33 36 33 40 0 58-54 58-60 0-5-5-5-6-5-5 0-7 3-8 6-8 32-26 48-42 48-8 0-10-5-10-13 0-9 2-14 10-32 5-12 21-54 21-76 0-7 0-24-15-36-8-4-19-9-36-9-31 0-52 16-66 32z">
            <text:p/>
          </draw:path>
          <draw:path draw:style-name="gr4" draw:layer="layout" svg:width="0.241cm" svg:height="0.178cm" svg:x="21.771cm" svg:y="6.246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4" draw:layer="layout" svg:width="0.121cm" svg:height="0.266cm" svg:x="22.05cm" svg:y="6.158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4" draw:layer="layout" svg:width="0.202cm" svg:height="0.277cm" svg:x="22.215cm" svg:y="6.147cm" svg:viewBox="0 0 203 278" svg:d="M202 11c1 0 1-5 1-6 0-2-1-5-6-5-7 0-40 3-50 3-3 2-9 2-9 10 0 6 6 6 11 6 19 0 19 2 19 5s-2 6-2 10l-22 89c-10-13-22-22-42-22-51 0-102 54-102 112 0 38 26 65 59 65 23 0 42-11 58-27 6 24 30 27 40 27 14 0 24-8 32-20 8-16 13-39 13-40 0-5-5-5-7-5-5 0-5 1-8 13-5 19-13 41-29 41-11 0-12-8-12-19 0-8 0-11 1-16zM118 226c-3 11-12 19-20 25-4 3-20 16-37 16-15 0-29-9-29-38 0-21 11-64 21-80 17-32 38-37 49-37 28 0 36 29 36 34 0 1 0 4-2 6z">
            <text:p/>
          </draw:path>
          <draw:path draw:style-name="gr4" draw:layer="layout" svg:width="0.255cm" svg:height="0.258cm" svg:x="22.664cm" svg:y="6.083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284cm" svg:height="0.249cm" svg:x="22.939cm" svg:y="6.086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77cm" svg:height="0.397cm" svg:x="23.253cm" svg:y="5.945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4" draw:layer="layout" svg:width="0.207cm" svg:height="0.255cm" svg:x="23.763cm" svg:y="6.086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4" draw:layer="layout" svg:width="0.305cm" svg:height="0.255cm" svg:x="24.013cm" svg:y="6.086cm" svg:viewBox="0 0 306 256" svg:d="M34 216c-2 10-5 22-5 26 0 9 8 14 16 14 6 0 17-5 21-16 0 0 8-27 11-42l11-51c5-11 8-24 10-37 3-9 8-27 8-28 8-18 38-69 92-69 26 0 31 21 31 40 0 33-29 107-37 131-5 13-6 19-6 26 0 27 20 46 46 46 53 0 74-82 74-86 0-7-5-7-7-7-5 0-5 2-8 11-11 39-30 69-57 69-10 0-15-5-15-17 0-15 7-29 11-40 12-31 34-93 34-125 0-39-24-61-64-61-51 0-78 37-88 50-3-32-27-50-53-50-25 0-37 22-41 32-10 19-18 53-18 54 0 7 6 7 6 7 7 0 7 0 10-13 10-40 21-67 42-67 11 0 17 6 17 25 0 12-1 18-9 48z">
            <text:p/>
          </draw:path>
          <draw:path draw:style-name="gr4" draw:layer="layout" svg:width="0.149cm" svg:height="0.378cm" svg:x="24.351cm" svg:y="5.963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1 75-86 0-7-4-7-6-7-6 0-6 2-10 12-9 35-28 68-57 68-10 0-15-5-15-17 0-15 5-23 18-58z">
            <text:p/>
          </draw:path>
          <draw:path draw:style-name="gr4" draw:layer="layout" svg:width="0.268cm" svg:height="0.397cm" svg:x="24.551cm" svg:y="5.945cm" svg:viewBox="0 0 269 398" svg:d="M269 6c0 0 0-6-7-6-9 0-62 5-72 6-4 0-8 4-8 12 0 6 5 6 13 6 27 0 29 3 29 10l-2 11-33 134c-11-22-27-37-53-37-66 0-136 84-136 165 0 53 30 91 75 91 11 0 40-3 74-43 5 24 24 43 51 43 21 0 34-13 42-32 9-19 17-54 17-56 0-5-5-5-6-5-7 0-7 2-8 10-10 37-21 70-43 70-16 0-18-14-18-25 0-15 2-18 3-27zM152 325c-3 9-3 11-11 20-26 31-48 40-64 40-29 0-37-30-37-52 0-29 18-98 32-123 18-34 42-55 66-55 36 0 43 47 43 50s0 6-2 9z">
            <text:p/>
          </draw:path>
          <draw:path draw:style-name="gr4" draw:layer="layout" svg:width="0.023cm" svg:height="0.562cm" svg:x="24.888cm" svg:y="5.913cm" svg:viewBox="0 0 24 563" svg:d="M24 21c0-11 0-21-11-21-13 0-13 10-13 21v523c0 9 0 19 13 19 11 0 11-10 11-19z">
            <text:p/>
          </draw:path>
          <draw:path draw:style-name="gr4" draw:layer="layout" svg:width="0.023cm" svg:height="0.562cm" svg:x="25.045cm" svg:y="5.913cm" svg:viewBox="0 0 24 563" svg:d="M24 21c0-11 0-21-11-21-13 0-13 10-13 21v523c0 9 0 19 13 19 11 0 11-10 11-19z">
            <text:p/>
          </draw:path>
          <draw:path draw:style-name="gr4" draw:layer="layout" svg:width="0.409cm" svg:height="0.383cm" svg:x="25.155cm" svg:y="5.953cm" svg:viewBox="0 0 410 384" svg:d="M378 253c1-3 3-7 3-8 0-2 0-7-7-7-4 0-6 4-8 7-36 83-57 121-153 121h-82c-8 0-9 0-13 0-6-1-8-1-8-6 0-2 0-3 4-13l38-153h56c48 0 48 11 48 25 0 3 0 11-5 27 0 4-1 5-1 7 0 3 3 6 8 6 4 0 6-3 8-11l32-133c0-3-2-6-7-6s-6 5-8 11c-11 43-22 56-73 56h-53l33-136c5-21 5-22 31-22h80c69 0 85 16 85 62 0 14 0 14-2 30 0 4 0 7 0 10s2 6 6 6c7 0 7-3 8-12l12-98c1-16-2-16-16-16h-285c-11 0-16 0-16 11 0 7 5 7 14 7 21 0 37 0 37 9 0 3 0 3-2 15l-75 297c-6 22-6 27-51 27-10 0-16 0-16 11 0 7 5 7 16 7h293c13 0 13 0 17-10z">
            <text:p/>
          </draw:path>
          <draw:path draw:style-name="gr4" draw:layer="layout" svg:width="0.383cm" svg:height="0.381cm" svg:x="25.595cm" svg:y="5.955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4" draw:layer="layout" svg:width="0.386cm" svg:height="0.249cm" svg:x="15.25cm" svg:y="6.767cm" svg:viewBox="0 0 387 250" svg:d="M339 54c10-28 27-36 48-36v-18c-13 2-29 2-41 2-16 0-42-2-53-2v18c21 0 33 11 33 27 0 3 0 5-3 11l-51 146-56-159c-3-6-3-8-3-9 0-16 22-16 33-16v-18c-16 0-44 2-59 2-16 0-33 0-49-2v18c20 0 28 1 35 8 3 3 9 20 13 32l-48 136-55-151c-3-6-3-8-3-9 0-16 22-16 34-16v-18c-16 0-48 2-61 2-3 0-32 0-53-2v18c29 0 35 1 42 19l72 201c1 8 3 12 11 12s8-4 11-12l58-160 57 162c2 6 3 10 11 10 7 0 8-5 12-10z">
            <text:p/>
          </draw:path>
          <draw:path draw:style-name="gr4" draw:layer="layout" svg:width="0.284cm" svg:height="0.391cm" svg:x="15.664cm" svg:y="6.618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18cm" svg:height="0.258cm" svg:x="15.974cm" svg:y="6.75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189cm" svg:height="0.249cm" svg:x="16.224cm" svg:y="6.76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18cm" svg:height="0.258cm" svg:x="16.445cm" svg:y="6.75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349cm" svg:height="0.383cm" svg:x="16.885cm" svg:y="6.626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ath draw:style-name="gr4" draw:layer="layout" svg:width="0.365cm" svg:height="0.381cm" svg:x="17.269cm" svg:y="6.628cm" svg:viewBox="0 0 366 382" svg:d="M355 0h-344l-11 126h14c8-89 16-108 101-108 11 0 26 0 31 1 12 2 12 8 12 21v297c0 20 0 28-59 28h-22v17c22-1 80-1 105-1 28 0 85 0 108 1v-17h-23c-59 0-59-8-59-28v-297c0-11 0-19 11-21 5-1 21-1 32-1 85 0 93 19 101 108h14z">
            <text:p/>
          </draw:path>
          <draw:path draw:style-name="gr4" draw:layer="layout" svg:width="0.121cm" svg:height="0.376cm" svg:x="17.861cm" svg:y="6.633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4" draw:layer="layout" svg:width="0.185cm" svg:height="0.258cm" svg:x="18.018cm" svg:y="6.75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18.424cm" svg:y="6.75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18.675cm" svg:y="6.76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77cm" svg:height="0.397cm" svg:x="18.989cm" svg:y="6.61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4" draw:layer="layout" svg:width="0.25cm" svg:height="0.258cm" svg:x="19.486cm" svg:y="6.75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183cm" svg:height="0.397cm" svg:x="19.77cm" svg:y="6.614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4" draw:layer="layout" svg:width="0.177cm" svg:height="0.352cm" svg:x="20.122cm" svg:y="6.663cm" svg:viewBox="0 0 178 353" svg:d="M88 122h80v-18h-80v-104h-14c-2 46-18 107-74 109v13h48v155c0 70 53 76 74 76 40 0 56-40 56-76v-32h-15v32c0 41-16 62-38 62-37 0-37-51-37-61z">
            <text:p/>
          </draw:path>
          <draw:path draw:style-name="gr4" draw:layer="layout" svg:width="0.284cm" svg:height="0.391cm" svg:x="20.347cm" svg:y="6.618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18cm" svg:height="0.258cm" svg:x="20.658cm" svg:y="6.75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15cm" svg:height="0.258cm" svg:x="21.098cm" svg:y="6.75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4" draw:layer="layout" svg:width="0.284cm" svg:height="0.255cm" svg:x="21.347cm" svg:y="6.761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4" draw:layer="layout" svg:width="0.189cm" svg:height="0.249cm" svg:x="21.658cm" svg:y="6.76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189cm" svg:height="0.249cm" svg:x="21.877cm" svg:y="6.76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18cm" svg:height="0.258cm" svg:x="22.098cm" svg:y="6.75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22.351cm" svg:y="6.76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2cm" svg:x="22.639cm" svg:y="6.663cm" svg:viewBox="0 0 178 353" svg:d="M88 122h80v-18h-80v-104h-14c-2 46-18 107-74 109v13h48v155c0 70 53 76 74 76 40 0 56-40 56-76v-32h-15v32c0 41-16 62-38 62-37 0-37-51-37-61z">
            <text:p/>
          </draw:path>
          <draw:path draw:style-name="gr4" draw:layer="layout" svg:width="0.277cm" svg:height="0.397cm" svg:x="23.055cm" svg:y="6.61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4" draw:layer="layout" svg:width="0.255cm" svg:height="0.258cm" svg:x="23.371cm" svg:y="6.75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276cm" svg:height="0.359cm" svg:x="23.624cm" svg:y="6.767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5 22-23 0-15-11-23-24-23-11 0-24 6-24 23 0 26 24 47 53 47 35 0 57-34 72-66z">
            <text:p/>
          </draw:path>
        </draw:g>
        <draw:line draw:style-name="gr7" draw:layer="layout" svg:x1="27.7cm" svg:y1="-2.54cm" svg:x2="1.016cm" svg:y2="-2.54cm">
          <text:p/>
        </draw:line>
        <draw:custom-shape draw:style-name="gr8" draw:text-style-name="P1" draw:layer="layout" svg:width="6.87cm" svg:height="0.908cm" svg:x="20.828cm" svg:y="2.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latex§generate $e_{hnid},d_{hnid}$§svg§600§TRUE§</svg:desc>
          <draw:polygon draw:style-name="gr3" draw:layer="layout" svg:width="4.953cm" svg:height="0.5cm" svg:x="21.459cm" svg:y="2.394cm" svg:viewBox="0 0 4954 501" draw:points="2477,501 0,501 0,0 4954,0 4954,501">
            <text:p/>
          </draw:polygon>
          <draw:path draw:style-name="gr4" draw:layer="layout" svg:width="0.258cm" svg:height="0.372cm" svg:x="21.475cm" svg:y="2.53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6-53 58 0 40 56 72 125 72 67 0 126-29 126-74 0-19-8-48-37-64-30-16-64-16-97-16-15 0-39 0-43 0-18-3-29-21-29-38zM126 359c-57 0-97-29-97-58 0-26 22-48 46-50h34c49 0 112 0 112 50 0 30-40 58-95 58z">
            <text:p/>
          </draw:path>
          <draw:path draw:style-name="gr4" draw:layer="layout" svg:width="0.218cm" svg:height="0.258cm" svg:x="21.757cm" svg:y="2.533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22.008cm" svg:y="2.536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18cm" svg:height="0.258cm" svg:x="22.318cm" svg:y="2.533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189cm" svg:height="0.249cm" svg:x="22.568cm" svg:y="2.536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55cm" svg:height="0.258cm" svg:x="22.797cm" svg:y="2.533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77cm" svg:height="0.353cm" svg:x="23.064cm" svg:y="2.439cm" svg:viewBox="0 0 178 354" svg:d="M88 122h80v-18h-80v-104h-14c-2 46-18 107-74 109v13h48v155c0 70 53 77 74 77 40 0 56-40 56-77v-32h-15v32c0 42-16 62-38 62-37 0-37-51-37-60z">
            <text:p/>
          </draw:path>
          <draw:path draw:style-name="gr4" draw:layer="layout" svg:width="0.218cm" svg:height="0.258cm" svg:x="23.288cm" svg:y="2.533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17cm" svg:height="0.255cm" svg:x="23.736cm" svg:y="2.536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4" draw:layer="layout" svg:width="0.215cm" svg:height="0.278cm" svg:x="24.002cm" svg:y="2.596cm" svg:viewBox="0 0 216 279" svg:d="M94 11c0 0 2-5 2-6 0-2-2-5-6-5-8 0-42 3-52 3-3 2-8 2-8 10 0 6 5 6 10 6 19 0 19 2 19 5s0 6-1 10l-56 224c-2 6-2 8-2 8 0 6 5 13 13 13 5 0 13-2 17-10 0-3 5-18 7-26l9-35c0-6 5-21 5-27 5-15 5-15 13-27 13-20 32-42 64-42 21 0 22 18 22 27 0 24-16 67-22 85-5 10-6 14-6 21 0 21 17 34 36 34 40 0 58-55 58-61 0-5-5-5-6-5-5 0-7 3-8 6-8 32-26 48-42 48-8 0-10-4-10-12 0-10 2-15 10-33 5-12 21-54 21-76 0-7 0-24-15-36-8-4-19-9-36-9-31 0-52 16-66 32z">
            <text:p/>
          </draw:path>
          <draw:path draw:style-name="gr4" draw:layer="layout" svg:width="0.241cm" svg:height="0.178cm" svg:x="24.254cm" svg:y="2.695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4" draw:layer="layout" svg:width="0.121cm" svg:height="0.266cm" svg:x="24.531cm" svg:y="2.608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4" draw:layer="layout" svg:width="0.202cm" svg:height="0.278cm" svg:x="24.696cm" svg:y="2.596cm" svg:viewBox="0 0 203 279" svg:d="M202 11c1 0 1-5 1-6 0-2-1-5-6-5-7 0-40 3-50 3-3 2-9 2-9 10 0 6 6 6 11 6 19 0 19 2 19 5s-2 6-2 10l-22 89c-10-13-22-22-42-22-51 0-102 54-102 112 0 38 26 66 59 66 23 0 42-12 58-28 6 24 30 28 40 28 14 0 24-8 32-21 8-16 13-39 13-40 0-5-5-5-7-5-5 0-5 1-8 13-5 19-13 41-29 41-11 0-12-8-12-19 0-8 0-11 1-16zM118 226c-3 11-12 19-20 25-4 4-20 16-37 16-15 0-29-9-29-38 0-21 11-64 21-80 17-32 38-37 49-37 28 0 36 29 36 34 0 1 0 4-2 6z">
            <text:p/>
          </draw:path>
          <draw:path draw:style-name="gr4" draw:layer="layout" svg:width="0.066cm" svg:height="0.169cm" svg:x="24.982cm" svg:y="2.725cm" svg:viewBox="0 0 67 170" svg:d="M67 59c0-37-14-59-37-59-19 0-30 14-30 30 0 15 11 31 30 31 7 0 15-3 21-8 2-2 2-2 2-2 1 0 1 0 1 8 0 43-19 77-38 96-6 5-6 7-6 8 0 5 3 7 4 7 7 0 53-44 53-111z">
            <text:p/>
          </draw:path>
          <draw:path draw:style-name="gr4" draw:layer="layout" svg:width="0.268cm" svg:height="0.398cm" svg:x="25.207cm" svg:y="2.394cm" svg:viewBox="0 0 269 399" svg:d="M269 6c0 0 0-6-7-6-9 0-62 5-72 6-4 0-8 4-8 12 0 6 5 6 13 6 27 0 29 3 29 10l-2 11-33 134c-11-22-27-37-53-37-66 0-136 84-136 165 0 53 30 92 75 92 11 0 40-4 74-44 5 24 24 44 51 44 21 0 34-13 42-32 9-20 17-55 17-56 0-5-5-5-6-5-7 0-7 1-8 9-10 37-21 71-43 71-16 0-18-15-18-26 0-14 2-17 3-27zM152 325c-3 10-3 11-11 21-26 30-48 40-64 40-29 0-37-31-37-53 0-29 18-98 32-123 18-34 42-55 66-55 36 0 43 47 43 50s0 6-2 9z">
            <text:p/>
          </draw:path>
          <draw:path draw:style-name="gr4" draw:layer="layout" svg:width="0.215cm" svg:height="0.278cm" svg:x="25.507cm" svg:y="2.596cm" svg:viewBox="0 0 216 279" svg:d="M94 11c0 0 2-5 2-6 0-2-2-5-6-5-8 0-42 3-52 3-3 2-8 2-8 10 0 6 5 6 10 6 19 0 19 2 19 5s0 6-1 10l-56 224c-2 6-2 8-2 8 0 6 5 13 13 13 5 0 13-2 17-10 0-3 5-18 7-26l9-35c0-6 5-21 5-27 5-15 5-15 13-27 13-20 32-42 64-42 21 0 22 18 22 27 0 24-16 67-22 85-5 10-6 14-6 21 0 21 17 34 36 34 40 0 58-55 58-61 0-5-5-5-6-5-5 0-7 3-8 6-8 32-26 48-42 48-8 0-10-4-10-12 0-10 2-15 10-33 5-12 21-54 21-76 0-7 0-24-15-36-8-4-19-9-36-9-31 0-52 16-66 32z">
            <text:p/>
          </draw:path>
          <draw:path draw:style-name="gr4" draw:layer="layout" svg:width="0.241cm" svg:height="0.178cm" svg:x="25.759cm" svg:y="2.695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4" draw:layer="layout" svg:width="0.121cm" svg:height="0.266cm" svg:x="26.037cm" svg:y="2.608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4" draw:layer="layout" svg:width="0.202cm" svg:height="0.278cm" svg:x="26.202cm" svg:y="2.596cm" svg:viewBox="0 0 203 279" svg:d="M202 11c1 0 1-5 1-6 0-2-1-5-6-5-7 0-40 3-50 3-3 2-9 2-9 10 0 6 6 6 11 6 19 0 19 2 19 5s-2 6-2 10l-22 89c-10-13-22-22-42-22-51 0-102 54-102 112 0 38 26 66 59 66 23 0 42-12 58-28 6 24 30 28 40 28 14 0 24-8 32-21 8-16 13-39 13-40 0-5-5-5-7-5-5 0-5 1-8 13-5 19-13 41-29 41-11 0-12-8-12-19 0-8 0-11 1-16zM118 226c-3 11-12 19-20 25-4 4-20 16-37 16-15 0-29-9-29-38 0-21 11-64 21-80 17-32 38-37 49-37 28 0 36 29 36 34 0 1 0 4-2 6z">
            <text:p/>
          </draw:path>
        </draw:g>
        <draw:line draw:style-name="gr2" draw:layer="layout" svg:x1="25.222cm" svg:y1="4.118cm" svg:x2="2.286cm" svg:y2="4.064cm">
          <text:p/>
        </draw:line>
        <draw:g>
          <svg:title>TexMaths</svg:title>
          <svg:desc>16§latex§\fbox{Integrity protected provisioning of HN\textsc{\char13}s public key and UE's private key to UE} §svg§600§FALSE§</svg:desc>
          <draw:polygon draw:style-name="gr9" draw:layer="layout" svg:width="19.994cm" svg:height="0.882cm" svg:x="4.167cm" svg:y="3.666cm" svg:viewBox="0 0 19995 883" draw:points="9998,883 0,883 0,0 19995,0 19995,883">
            <text:p/>
          </draw:polygon>
          <draw:polygon draw:style-name="gr4" draw:layer="layout" svg:width="19.994cm" svg:height="0.023cm" svg:x="4.167cm" svg:y="3.666cm" svg:viewBox="0 0 19995 24" draw:points="9998,24 0,24 0,0 19995,0 19995,24">
            <text:p/>
          </draw:polygon>
          <draw:polygon draw:style-name="gr4" draw:layer="layout" svg:width="0.023cm" svg:height="0.837cm" svg:x="4.167cm" svg:y="3.688cm" svg:viewBox="0 0 24 838" draw:points="13,838 0,838 0,0 24,0 24,838">
            <text:p/>
          </draw:polygon>
          <draw:path draw:style-name="gr4" draw:layer="layout" svg:width="0.172cm" svg:height="0.385cm" svg:x="4.373cm" svg:y="3.864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4" draw:layer="layout" svg:width="0.284cm" svg:height="0.249cm" svg:x="4.58cm" svg:y="3.99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3cm" svg:x="4.869cm" svg:y="3.901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18cm" svg:height="0.258cm" svg:x="5.092cm" svg:y="3.99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58cm" svg:height="0.372cm" svg:x="5.343cm" svg:y="3.992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5-53 58 0 40 56 72 125 72 67 0 126-29 126-74 0-19-8-48-37-64-30-16-64-16-97-16-15 0-39 0-43 0-18-3-29-21-29-38zM125 358c-56 0-96-28-96-57 0-26 22-48 46-50h34c49 0 112 0 112 50 0 30-40 57-96 57z">
            <text:p/>
          </draw:path>
          <draw:path draw:style-name="gr4" draw:layer="layout" svg:width="0.189cm" svg:height="0.249cm" svg:x="5.623cm" svg:y="3.99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121cm" svg:height="0.377cm" svg:x="5.847cm" svg:y="3.87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177cm" svg:height="0.353cm" svg:x="5.994cm" svg:y="3.901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76cm" svg:height="0.359cm" svg:x="6.197cm" svg:y="4.005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4 22-22 0-16-11-24-24-24-11 0-24 6-24 24 0 25 24 46 53 46 35 0 57-34 72-66z">
            <text:p/>
          </draw:path>
          <draw:path draw:style-name="gr4" draw:layer="layout" svg:width="0.277cm" svg:height="0.359cm" svg:x="6.687cm" svg:y="3.999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189cm" svg:height="0.249cm" svg:x="6.999cm" svg:y="3.99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5cm" svg:height="0.258cm" svg:x="7.22cm" svg:y="3.99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177cm" svg:height="0.353cm" svg:x="7.497cm" svg:y="3.901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18cm" svg:height="0.258cm" svg:x="7.721cm" svg:y="3.99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15cm" svg:height="0.258cm" svg:x="7.973cm" svg:y="3.996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4" draw:layer="layout" svg:width="0.177cm" svg:height="0.353cm" svg:x="8.215cm" svg:y="3.901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18cm" svg:height="0.258cm" svg:x="8.439cm" svg:y="3.99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77cm" svg:height="0.397cm" svg:x="8.692cm" svg:y="3.858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4" draw:layer="layout" svg:width="0.277cm" svg:height="0.359cm" svg:x="9.188cm" svg:y="3.999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189cm" svg:height="0.249cm" svg:x="9.5cm" svg:y="3.99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5cm" svg:height="0.258cm" svg:x="9.721cm" svg:y="3.99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76cm" svg:height="0.249cm" svg:x="9.981cm" svg:y="4.005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4" draw:layer="layout" svg:width="0.121cm" svg:height="0.377cm" svg:x="10.285cm" svg:y="3.87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185cm" svg:height="0.258cm" svg:x="10.442cm" svg:y="3.996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121cm" svg:height="0.377cm" svg:x="10.665cm" svg:y="3.87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5cm" svg:height="0.258cm" svg:x="10.818cm" svg:y="3.99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84cm" svg:height="0.249cm" svg:x="11.101cm" svg:y="3.99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21cm" svg:height="0.377cm" svg:x="11.413cm" svg:y="3.87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4cm" svg:height="0.249cm" svg:x="11.57cm" svg:y="3.99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11.879cm" svg:y="3.992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25cm" svg:height="0.258cm" svg:x="12.348cm" svg:y="3.99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183cm" svg:height="0.397cm" svg:x="12.633cm" svg:y="3.852cm" svg:viewBox="0 0 184 398" svg:d="M80 155v-65c0-50 27-77 53-77 1 0 9 0 19 3-8 3-18 10-18 24 0 13 10 24 24 24 18 0 26-11 26-24 0-21-21-40-51-40-40 0-88 30-88 90v65h-45v18h45v182c0 26-7 26-45 26v17c22-1 50-1 66-1 22 0 49 0 72 1v-17h-13c-42 0-43-7-43-27v-181h65v-18z">
            <text:p/>
          </draw:path>
          <draw:path draw:style-name="gr4" draw:layer="layout" svg:width="0.385cm" svg:height="0.385cm" svg:x="12.991cm" svg:y="3.864cm" svg:viewBox="0 0 386 386" svg:d="M328 45c0-21 0-27 45-27h13v-18c-20 2-61 2-84 2-20 0-64 0-83-2v18h13c45 0 45 6 45 27v131h-168v-131c0-21 0-27 45-27h12v-18c-19 2-60 2-83 2-21 0-64 0-83-2v18h13c45 0 45 6 45 27v297c0 20 0 26-45 26h-13v18c19-2 61-2 83-2 21 0 64 0 83 2v-18h-12c-45 0-45-6-45-26v-148h168v148c0 20 0 26-45 26h-13v18c19-2 61-2 83-2 21 0 64 0 84 2v-18h-13c-45 0-45-6-45-26z">
            <text:p/>
          </draw:path>
          <draw:path draw:style-name="gr4" draw:layer="layout" svg:width="0.385cm" svg:height="0.385cm" svg:x="13.413cm" svg:y="3.864cm" svg:viewBox="0 0 386 386" svg:d="M112 8c-5-8-5-8-16-8h-96v18h16c10 0 21 0 29 1 13 2 13 2 13 13v294c0 16 0 42-58 42v18c19 0 48-2 66-2 19 0 46 2 67 2v-18c-59 0-59-26-59-42v-294c3 3 3 5 6 8l230 338c5 8 5 8 10 8 8 0 8-4 8-15v-312c0-14 0-41 58-41v-18c-20 0-48 2-66 2-19 0-46-2-67-2v18c59 0 59 27 59 41v242z">
            <text:p/>
          </draw:path>
          <draw:path draw:style-name="gr4" draw:layer="layout" svg:width="0.052cm" svg:height="0.205cm" svg:x="13.881cm" svg:y="3.848cm" svg:viewBox="0 0 53 206" svg:d="M21 206h13l19-164c0-10 0-12 0-16 0-24-21-26-26-26-6 0-27 2-27 26 0 4 0 6 2 16z">
            <text:p/>
          </draw:path>
          <draw:path draw:style-name="gr4" draw:layer="layout" svg:width="0.185cm" svg:height="0.258cm" svg:x="14.015cm" svg:y="3.996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77cm" svg:height="0.359cm" svg:x="14.421cm" svg:y="3.999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255cm" svg:x="14.735cm" svg:y="3.999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4" draw:layer="layout" svg:width="0.277cm" svg:height="0.397cm" svg:x="15.045cm" svg:y="3.858cm" svg:viewBox="0 0 278 398" svg:d="M82 179v-179l-82 6v18c40 0 45 3 45 32v336h13c1 0 6-8 20-35 8 13 32 41 74 41 69 0 126-56 126-128s-54-128-120-128c-43 0-67 28-76 37zM83 328v-117c0-11 0-11 7-21 22-30 52-35 67-35 24 0 45 15 59 35 14 24 16 56 16 79 0 21-2 56-18 80-11 17-33 37-64 37-25 0-46-13-59-36-8-11-8-12-8-22z">
            <text:p/>
          </draw:path>
          <draw:path draw:style-name="gr4" draw:layer="layout" svg:width="0.125cm" svg:height="0.391cm" svg:x="15.36cm" svg:y="3.858cm" svg:viewBox="0 0 126 392" svg:d="M82 0l-82 6v18c40 0 45 3 45 32v293c0 25-7 25-45 25v18c19 0 50-2 64-2 13 0 42 2 62 2v-18c-38 0-44 0-44-25z">
            <text:p/>
          </draw:path>
          <draw:path draw:style-name="gr4" draw:layer="layout" svg:width="0.121cm" svg:height="0.377cm" svg:x="15.517cm" svg:y="3.87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15cm" svg:height="0.258cm" svg:x="15.674cm" svg:y="3.996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4" draw:layer="layout" svg:width="0.273cm" svg:height="0.391cm" svg:x="16.108cm" svg:y="3.858cm" svg:viewBox="0 0 274 392" svg:d="M45 349c0 25-7 25-45 25v18c19 0 45-2 62-2 16 0 39 0 61 2v-18c-37 0-43 0-43-25v-58l35-32c45 61 69 93 69 103 0 11-10 12-21 12v18c16 0 50-2 61-2 16 0 34 0 50 2v-18c-21 0-34 0-56-30l-71-101c-1-1-5-5-5-6 0-2 42-35 47-40 35-29 59-31 72-31v-17c-18 1-24 1-40 1-21 0-56-1-64-1v17c11 0 17 7 17 15 0 11-8 17-12 21l-80 68v-270l-82 6v18c40 0 45 3 45 32z">
            <text:p/>
          </draw:path>
          <draw:path draw:style-name="gr4" draw:layer="layout" svg:width="0.218cm" svg:height="0.258cm" svg:x="16.389cm" svg:y="3.99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76cm" svg:height="0.359cm" svg:x="16.634cm" svg:y="4.005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4 22-22 0-16-11-24-24-24-11 0-24 6-24 24 0 25 24 46 53 46 35 0 57-34 72-66z">
            <text:p/>
          </draw:path>
          <draw:path draw:style-name="gr4" draw:layer="layout" svg:width="0.255cm" svg:height="0.258cm" svg:x="17.132cm" svg:y="3.996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284cm" svg:height="0.249cm" svg:x="17.407cm" svg:y="3.99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77cm" svg:height="0.397cm" svg:x="17.72cm" svg:y="3.858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4" draw:layer="layout" svg:width="0.385cm" svg:height="0.397cm" svg:x="18.22cm" svg:y="3.864cm" svg:viewBox="0 0 386 398" svg:d="M310 256c0 80-54 125-108 125-28 0-93-15-93-122v-214c0-21 0-27 45-27h12v-18c-19 2-60 2-83 2-21 0-64 0-83-2v18h13c45 0 45 6 45 27v213c0 78 65 140 142 140 66 0 117-52 126-116 2-12 2-18 2-40v-181c0-18 0-43 58-43v-18c-21 0-48 2-68 2-19 0-46-2-67-2v18c59 0 59 27 59 41z">
            <text:p/>
          </draw:path>
          <draw:path draw:style-name="gr4" draw:layer="layout" svg:width="0.349cm" svg:height="0.383cm" svg:x="18.64cm" svg:y="3.866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ath draw:style-name="gr4" draw:layer="layout" svg:width="0.068cm" svg:height="0.169cm" svg:x="19.053cm" svg:y="3.858cm" svg:viewBox="0 0 69 170" svg:d="M69 59c0-33-13-59-39-59-20 0-30 16-30 30 0 15 10 31 30 31 12 0 20-7 23-10 1-1 1-1 3-1 0 0 0 8 0 9 0 19-3 59-40 95-6 6-6 8-6 9 0 5 3 7 4 7 7 0 55-44 55-111z">
            <text:p/>
          </draw:path>
          <draw:path draw:style-name="gr4" draw:layer="layout" svg:width="0.185cm" svg:height="0.258cm" svg:x="19.18cm" svg:y="3.996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77cm" svg:height="0.359cm" svg:x="19.586cm" svg:y="3.999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189cm" svg:height="0.249cm" svg:x="19.9cm" svg:y="3.99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121cm" svg:height="0.377cm" svg:x="20.122cm" svg:y="3.871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76cm" svg:height="0.249cm" svg:x="20.271cm" svg:y="4.005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4" draw:layer="layout" svg:width="0.255cm" svg:height="0.258cm" svg:x="20.549cm" svg:y="3.996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77cm" svg:height="0.353cm" svg:x="20.816cm" svg:y="3.901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18cm" svg:height="0.258cm" svg:x="21.04cm" svg:y="3.99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73cm" svg:height="0.391cm" svg:x="21.479cm" svg:y="3.858cm" svg:viewBox="0 0 274 392" svg:d="M45 349c0 25-7 25-45 25v18c19 0 45-2 62-2 16 0 39 0 61 2v-18c-37 0-43 0-43-25v-58l35-32c45 61 69 93 69 103 0 11-10 12-21 12v18c16 0 50-2 61-2 16 0 34 0 50 2v-18c-21 0-34 0-56-30l-71-101c-1-1-5-5-5-6 0-2 42-35 47-40 35-29 59-31 72-31v-17c-18 1-24 1-40 1-21 0-56-1-64-1v17c11 0 17 7 17 15 0 11-8 17-12 21l-80 68v-270l-82 6v18c40 0 45 3 45 32z">
            <text:p/>
          </draw:path>
          <draw:path draw:style-name="gr4" draw:layer="layout" svg:width="0.218cm" svg:height="0.258cm" svg:x="21.759cm" svg:y="3.99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76cm" svg:height="0.359cm" svg:x="22.004cm" svg:y="4.005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4 22-22 0-16-11-24-24-24-11 0-24 6-24 24 0 25 24 46 53 46 35 0 57-34 72-66z">
            <text:p/>
          </draw:path>
          <draw:path draw:style-name="gr4" draw:layer="layout" svg:width="0.177cm" svg:height="0.353cm" svg:x="22.488cm" svg:y="3.901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5cm" svg:height="0.258cm" svg:x="22.712cm" svg:y="3.99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385cm" svg:height="0.397cm" svg:x="23.183cm" svg:y="3.864cm" svg:viewBox="0 0 386 398" svg:d="M310 256c0 80-54 125-108 125-28 0-93-15-93-122v-214c0-21 0-27 45-27h12v-18c-19 2-60 2-83 2-21 0-64 0-83-2v18h13c45 0 45 6 45 27v213c0 78 65 140 142 140 66 0 117-52 126-116 2-12 2-18 2-40v-181c0-18 0-43 58-43v-18c-21 0-48 2-68 2-19 0-46-2-67-2v18c59 0 59 27 59 41z">
            <text:p/>
          </draw:path>
          <draw:path draw:style-name="gr4" draw:layer="layout" svg:width="0.349cm" svg:height="0.383cm" svg:x="23.605cm" svg:y="3.866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olygon draw:style-name="gr4" draw:layer="layout" svg:width="0.023cm" svg:height="0.837cm" svg:x="24.138cm" svg:y="3.688cm" svg:viewBox="0 0 24 838" draw:points="13,838 0,838 0,0 24,0 24,838">
            <text:p/>
          </draw:polygon>
          <draw:polygon draw:style-name="gr4" draw:layer="layout" svg:width="19.994cm" svg:height="0.023cm" svg:x="4.167cm" svg:y="4.525cm" svg:viewBox="0 0 19995 24" draw:points="9998,24 0,24 0,0 19995,0 19995,24">
            <text:p/>
          </draw:polygon>
        </draw:g>
        <draw:g>
          <svg:title>TexMaths</svg:title>
          <svg:desc>16§latex§\fbox{UE}§svg§600§FALSE§</svg:desc>
          <draw:polygon draw:style-name="gr9" draw:layer="layout" svg:width="1.188cm" svg:height="0.767cm" svg:x="1.63cm" svg:y="1.04cm" svg:viewBox="0 0 1189 768" draw:points="594,768 0,768 0,0 1189,0 1189,768">
            <text:p/>
          </draw:polygon>
          <draw:polygon draw:style-name="gr4" draw:layer="layout" svg:width="1.188cm" svg:height="0.023cm" svg:x="1.63cm" svg:y="1.04cm" svg:viewBox="0 0 1189 24" draw:points="594,24 0,24 0,0 1189,0 1189,24">
            <text:p/>
          </draw:polygon>
          <draw:polygon draw:style-name="gr4" draw:layer="layout" svg:width="0.023cm" svg:height="0.722cm" svg:x="1.63cm" svg:y="1.062cm" svg:viewBox="0 0 24 723" draw:points="13,723 0,723 0,0 24,0 24,723">
            <text:p/>
          </draw:polygon>
          <draw:path draw:style-name="gr4" draw:layer="layout" svg:width="0.385cm" svg:height="0.397cm" svg:x="1.84cm" svg:y="1.232cm" svg:viewBox="0 0 386 398" svg:d="M310 256c0 80-54 125-108 125-28 0-93-15-93-122v-214c0-21 0-27 45-27h12v-18c-19 2-60 2-83 2-21 0-64 0-83-2v18h13c45 0 45 6 45 27v213c0 78 65 140 142 140 66 0 117-52 126-116 2-12 2-18 2-40v-181c0-18 0-43 58-43v-18c-21 0-48 2-68 2-19 0-46-2-67-2v18c59 0 59 27 59 41z">
            <text:p/>
          </draw:path>
          <draw:path draw:style-name="gr4" draw:layer="layout" svg:width="0.349cm" svg:height="0.383cm" svg:x="2.262cm" svg:y="1.234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olygon draw:style-name="gr4" draw:layer="layout" svg:width="0.023cm" svg:height="0.722cm" svg:x="2.795cm" svg:y="1.062cm" svg:viewBox="0 0 24 723" draw:points="13,723 0,723 0,0 24,0 24,723">
            <text:p/>
          </draw:polygon>
          <draw:polygon draw:style-name="gr4" draw:layer="layout" svg:width="1.188cm" svg:height="0.023cm" svg:x="1.63cm" svg:y="1.784cm" svg:viewBox="0 0 1189 24" draw:points="594,24 0,24 0,0 1189,0 1189,24">
            <text:p/>
          </draw:polygon>
        </draw:g>
        <draw:g>
          <svg:title>TexMaths</svg:title>
          <svg:desc>16§latex§\fbox{SN}§svg§600§FALSE§</svg:desc>
          <draw:polygon draw:style-name="gr9" draw:layer="layout" svg:width="1.117cm" svg:height="0.767cm" svg:x="13.531cm" svg:y="1.041cm" svg:viewBox="0 0 1118 768" draw:points="558,768 0,768 0,0 1118,0 1118,768">
            <text:p/>
          </draw:polygon>
          <draw:polygon draw:style-name="gr4" draw:layer="layout" svg:width="1.117cm" svg:height="0.023cm" svg:x="13.531cm" svg:y="1.041cm" svg:viewBox="0 0 1118 24" draw:points="558,24 0,24 0,0 1118,0 1118,24">
            <text:p/>
          </draw:polygon>
          <draw:polygon draw:style-name="gr4" draw:layer="layout" svg:width="0.023cm" svg:height="0.722cm" svg:x="13.531cm" svg:y="1.063cm" svg:viewBox="0 0 24 723" draw:points="13,723 0,723 0,0 24,0 24,723">
            <text:p/>
          </draw:polygon>
          <draw:path draw:style-name="gr4" draw:layer="layout" svg:width="0.25cm" svg:height="0.41cm" svg:x="13.753cm" svg:y="1.22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4-89-31-34-32-36-67-36-88-1-5-4-5-6-5-8 0-8 4-8 13v114c0 9 0 14 6 14 4 0 5-1 8-8 0 0 2-1 21-32 18 19 55 40 104 40 66 0 112-56 112-118 0-56-38-103-85-114z">
            <text:p/>
          </draw:path>
          <draw:path draw:style-name="gr4" draw:layer="layout" svg:width="0.384cm" svg:height="0.385cm" svg:x="14.052cm" svg:y="1.233cm" svg:viewBox="0 0 385 386" svg:d="M112 8c-5-8-5-8-16-8h-96v18h16c10 0 21 0 29 1 13 2 13 2 13 13v294c0 16 0 42-58 42v18c19 0 48-2 66-2 19 0 46 2 67 2v-18c-59 0-59-26-59-42v-294c3 3 3 5 6 8l230 338c5 8 5 8 10 8 8 0 8-4 8-15v-312c0-14 0-41 57-41v-18c-19 0-48 2-65 2-19 0-46-2-67-2v18c59 0 59 27 59 41v242z">
            <text:p/>
          </draw:path>
          <draw:polygon draw:style-name="gr4" draw:layer="layout" svg:width="0.023cm" svg:height="0.722cm" svg:x="14.625cm" svg:y="1.063cm" svg:viewBox="0 0 24 723" draw:points="13,723 0,723 0,0 24,0 24,723">
            <text:p/>
          </draw:polygon>
          <draw:polygon draw:style-name="gr4" draw:layer="layout" svg:width="1.117cm" svg:height="0.023cm" svg:x="13.531cm" svg:y="1.785cm" svg:viewBox="0 0 1118 24" draw:points="558,24 0,24 0,0 1118,0 1118,24">
            <text:p/>
          </draw:polygon>
        </draw:g>
        <draw:g>
          <svg:title>TexMaths</svg:title>
          <svg:desc>16§latex§\fbox{HN}§svg§600§FALSE§</svg:desc>
          <draw:polygon draw:style-name="gr9" draw:layer="layout" svg:width="1.226cm" svg:height="0.767cm" svg:x="24.632cm" svg:y="1.041cm" svg:viewBox="0 0 1227 768" draw:points="614,768 0,768 0,0 1227,0 1227,768">
            <text:p/>
          </draw:polygon>
          <draw:polygon draw:style-name="gr4" draw:layer="layout" svg:width="1.226cm" svg:height="0.023cm" svg:x="24.632cm" svg:y="1.041cm" svg:viewBox="0 0 1227 24" draw:points="614,24 0,24 0,0 1227,0 1227,24">
            <text:p/>
          </draw:polygon>
          <draw:polygon draw:style-name="gr4" draw:layer="layout" svg:width="0.023cm" svg:height="0.722cm" svg:x="24.632cm" svg:y="1.063cm" svg:viewBox="0 0 24 723" draw:points="13,723 0,723 0,0 24,0 24,723">
            <text:p/>
          </draw:polygon>
          <draw:path draw:style-name="gr4" draw:layer="layout" svg:width="0.385cm" svg:height="0.385cm" svg:x="24.842cm" svg:y="1.233cm" svg:viewBox="0 0 386 386" svg:d="M328 45c0-21 0-27 45-27h13v-18c-20 2-61 2-84 2-20 0-64 0-83-2v18h13c45 0 45 6 45 27v131h-168v-131c0-21 0-27 45-27h12v-18c-19 2-60 2-83 2-21 0-64 0-83-2v18h13c45 0 45 6 45 27v297c0 20 0 26-45 26h-13v18c19-2 61-2 83-2 21 0 64 0 83 2v-18h-12c-45 0-45-6-45-26v-148h168v148c0 20 0 26-45 26h-13v18c19-2 61-2 83-2 21 0 64 0 84 2v-18h-13c-45 0-45-6-45-26z">
            <text:p/>
          </draw:path>
          <draw:path draw:style-name="gr4" draw:layer="layout" svg:width="0.385cm" svg:height="0.385cm" svg:x="25.264cm" svg:y="1.233cm" svg:viewBox="0 0 386 386" svg:d="M112 8c-5-8-5-8-16-8h-96v18h16c10 0 21 0 29 1 13 2 13 2 13 13v294c0 16 0 42-58 42v18c19 0 48-2 66-2 19 0 46 2 67 2v-18c-59 0-59-26-59-42v-294c3 3 3 5 6 8l230 338c5 8 5 8 10 8 8 0 8-4 8-15v-312c0-14 0-41 58-41v-18c-20 0-48 2-66 2-19 0-46-2-67-2v18c59 0 59 27 59 41v242z">
            <text:p/>
          </draw:path>
          <draw:polygon draw:style-name="gr4" draw:layer="layout" svg:width="0.023cm" svg:height="0.722cm" svg:x="25.835cm" svg:y="1.063cm" svg:viewBox="0 0 24 723" draw:points="13,723 0,723 0,0 24,0 24,723">
            <text:p/>
          </draw:polygon>
          <draw:polygon draw:style-name="gr4" draw:layer="layout" svg:width="1.226cm" svg:height="0.023cm" svg:x="24.632cm" svg:y="1.785cm" svg:viewBox="0 0 1227 24" draw:points="614,24 0,24 0,0 1227,0 1227,24">
            <text:p/>
          </draw:polygon>
        </draw:g>
        <draw:g>
          <svg:title>TexMaths</svg:title>
          <svg:desc>12§latex§\fbox{1.1}§svg§600§FALSE§</svg:desc>
          <draw:polygon draw:style-name="gr9" draw:layer="layout" svg:width="0.826cm" svg:height="0.558cm" svg:x="26.818cm" svg:y="2.345cm" svg:viewBox="0 0 827 559" draw:points="414,559 0,559 0,0 827,0 827,559">
            <text:p/>
          </draw:polygon>
          <draw:polygon draw:style-name="gr4" draw:layer="layout" svg:width="0.826cm" svg:height="0.017cm" svg:x="26.818cm" svg:y="2.345cm" svg:viewBox="0 0 827 18" draw:points="414,18 0,18 0,0 827,0 827,18">
            <text:p/>
          </draw:polygon>
          <draw:polygon draw:style-name="gr4" draw:layer="layout" svg:width="0.017cm" svg:height="0.524cm" svg:x="26.818cm" svg:y="2.362cm" svg:viewBox="0 0 18 525" draw:points="10,525 0,525 0,0 18,0 18,525">
            <text:p/>
          </draw:polygon>
          <draw:path draw:style-name="gr4" draw:layer="layout" svg:width="0.139cm" svg:height="0.281cm" svg:x="26.999cm" svg:y="2.479cm" svg:viewBox="0 0 140 282" svg:d="M88 11c0-10 0-11-10-11-26 28-65 28-78 28v13c8 0 34 0 55-12v219c0 16-1 21-39 21h-14v13c16-1 52-1 70-1 17 0 54 0 68 1v-13h-13c-38 0-39-5-39-21z">
            <text:p/>
          </draw:path>
          <draw:path draw:style-name="gr4" draw:layer="layout" svg:width="0.045cm" svg:height="0.045cm" svg:x="27.208cm" svg:y="2.716cm" svg:viewBox="0 0 46 46" svg:d="M46 23c0-12-10-23-23-23-12 0-23 11-23 23 0 13 11 23 23 23 13 0 23-10 23-23z">
            <text:p/>
          </draw:path>
          <draw:path draw:style-name="gr4" draw:layer="layout" svg:width="0.139cm" svg:height="0.281cm" svg:x="27.327cm" svg:y="2.479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27.627cm" svg:y="2.362cm" svg:viewBox="0 0 18 525" draw:points="10,525 0,525 0,0 18,0 18,525">
            <text:p/>
          </draw:polygon>
          <draw:polygon draw:style-name="gr4" draw:layer="layout" svg:width="0.826cm" svg:height="0.017cm" svg:x="26.818cm" svg:y="2.886cm" svg:viewBox="0 0 827 18" draw:points="414,18 0,18 0,0 827,0 827,18">
            <text:p/>
          </draw:polygon>
        </draw:g>
        <draw:g>
          <svg:title>TexMaths</svg:title>
          <svg:desc>12§latex§\fbox{1.2}§svg§600§FALSE§</svg:desc>
          <draw:polygon draw:style-name="gr9" draw:layer="layout" svg:width="0.826cm" svg:height="0.558cm" svg:x="24.265cm" svg:y="3.377cm" svg:viewBox="0 0 827 559" draw:points="414,559 0,559 0,0 827,0 827,559">
            <text:p/>
          </draw:polygon>
          <draw:polygon draw:style-name="gr4" draw:layer="layout" svg:width="0.826cm" svg:height="0.017cm" svg:x="24.265cm" svg:y="3.377cm" svg:viewBox="0 0 827 18" draw:points="414,18 0,18 0,0 827,0 827,18">
            <text:p/>
          </draw:polygon>
          <draw:polygon draw:style-name="gr4" draw:layer="layout" svg:width="0.017cm" svg:height="0.524cm" svg:x="24.265cm" svg:y="3.394cm" svg:viewBox="0 0 18 525" draw:points="10,525 0,525 0,0 18,0 18,525">
            <text:p/>
          </draw:polygon>
          <draw:path draw:style-name="gr4" draw:layer="layout" svg:width="0.139cm" svg:height="0.281cm" svg:x="24.446cm" svg:y="3.511cm" svg:viewBox="0 0 140 282" svg:d="M88 11c0-10 0-11-10-11-26 28-65 28-78 28v13c8 0 34 0 55-12v219c0 16-1 21-39 21h-14v13c16-1 52-1 70-1 17 0 54 0 68 1v-13h-13c-38 0-39-5-39-21z">
            <text:p/>
          </draw:path>
          <draw:path draw:style-name="gr4" draw:layer="layout" svg:width="0.045cm" svg:height="0.045cm" svg:x="24.655cm" svg:y="3.748cm" svg:viewBox="0 0 46 46" svg:d="M46 23c0-12-10-23-23-23-12 0-23 11-23 23 0 13 11 23 23 23 13 0 23-10 23-23z">
            <text:p/>
          </draw:path>
          <draw:path draw:style-name="gr4" draw:layer="layout" svg:width="0.168cm" svg:height="0.281cm" svg:x="24.757cm" svg:y="3.511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25.074cm" svg:y="3.394cm" svg:viewBox="0 0 18 525" draw:points="10,525 0,525 0,0 18,0 18,525">
            <text:p/>
          </draw:polygon>
          <draw:polygon draw:style-name="gr4" draw:layer="layout" svg:width="0.826cm" svg:height="0.017cm" svg:x="24.265cm" svg:y="3.918cm" svg:viewBox="0 0 827 18" draw:points="414,18 0,18 0,0 827,0 827,18">
            <text:p/>
          </draw:polygon>
        </draw:g>
        <draw:g>
          <svg:title>TexMaths</svg:title>
          <svg:desc>12§latex§\fbox{1.3}§svg§600§FALSE§</svg:desc>
          <draw:polygon draw:style-name="gr9" draw:layer="layout" svg:width="0.826cm" svg:height="0.558cm" svg:x="14.379cm" svg:y="4.673cm" svg:viewBox="0 0 827 559" draw:points="414,559 0,559 0,0 827,0 827,559">
            <text:p/>
          </draw:polygon>
          <draw:polygon draw:style-name="gr4" draw:layer="layout" svg:width="0.826cm" svg:height="0.017cm" svg:x="14.379cm" svg:y="4.673cm" svg:viewBox="0 0 827 18" draw:points="414,18 0,18 0,0 827,0 827,18">
            <text:p/>
          </draw:polygon>
          <draw:polygon draw:style-name="gr4" draw:layer="layout" svg:width="0.017cm" svg:height="0.524cm" svg:x="14.379cm" svg:y="4.69cm" svg:viewBox="0 0 18 525" draw:points="10,525 0,525 0,0 18,0 18,525">
            <text:p/>
          </draw:polygon>
          <draw:path draw:style-name="gr4" draw:layer="layout" svg:width="0.139cm" svg:height="0.281cm" svg:x="14.56cm" svg:y="4.807cm" svg:viewBox="0 0 140 282" svg:d="M88 11c0-10 0-11-10-11-26 28-65 28-78 28v13c8 0 34 0 55-12v219c0 16-1 21-39 21h-14v13c16-1 52-1 70-1 17 0 54 0 68 1v-13h-13c-38 0-39-5-39-21z">
            <text:p/>
          </draw:path>
          <draw:path draw:style-name="gr4" draw:layer="layout" svg:width="0.045cm" svg:height="0.045cm" svg:x="14.769cm" svg:y="5.044cm" svg:viewBox="0 0 46 46" svg:d="M46 23c0-12-10-23-23-23-12 0-23 11-23 23 0 13 11 23 23 23 13 0 23-10 23-23z">
            <text:p/>
          </draw:path>
          <draw:path draw:style-name="gr4" draw:layer="layout" svg:width="0.175cm" svg:height="0.29cm" svg:x="14.869cm" svg:y="4.807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15.188cm" svg:y="4.69cm" svg:viewBox="0 0 18 525" draw:points="10,525 0,525 0,0 18,0 18,525">
            <text:p/>
          </draw:polygon>
          <draw:polygon draw:style-name="gr4" draw:layer="layout" svg:width="0.826cm" svg:height="0.017cm" svg:x="14.379cm" svg:y="5.214cm" svg:viewBox="0 0 827 18" draw:points="414,18 0,18 0,0 827,0 827,18">
            <text:p/>
          </draw:polygon>
        </draw:g>
        <draw:g>
          <svg:title>TexMaths</svg:title>
          <svg:desc>12§latex§\fbox{2.1}§svg§600§FALSE§</svg:desc>
          <draw:polygon draw:style-name="gr9" draw:layer="layout" svg:width="0.826cm" svg:height="0.558cm" svg:x="13.219cm" svg:y="9.745cm" svg:viewBox="0 0 827 559" draw:points="414,559 0,559 0,0 827,0 827,559">
            <text:p/>
          </draw:polygon>
          <draw:polygon draw:style-name="gr4" draw:layer="layout" svg:width="0.826cm" svg:height="0.017cm" svg:x="13.219cm" svg:y="9.745cm" svg:viewBox="0 0 827 18" draw:points="414,18 0,18 0,0 827,0 827,18">
            <text:p/>
          </draw:polygon>
          <draw:polygon draw:style-name="gr4" draw:layer="layout" svg:width="0.017cm" svg:height="0.524cm" svg:x="13.219cm" svg:y="9.762cm" svg:viewBox="0 0 18 525" draw:points="10,525 0,525 0,0 18,0 18,525">
            <text:p/>
          </draw:polygon>
          <draw:path draw:style-name="gr4" draw:layer="layout" svg:width="0.168cm" svg:height="0.281cm" svg:x="13.383cm" svg:y="9.8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13.609cm" svg:y="10.116cm" svg:viewBox="0 0 46 46" svg:d="M46 23c0-12-10-23-23-23-12 0-23 11-23 23 0 13 11 23 23 23 13 0 23-10 23-23z">
            <text:p/>
          </draw:path>
          <draw:path draw:style-name="gr4" draw:layer="layout" svg:width="0.139cm" svg:height="0.281cm" svg:x="13.728cm" svg:y="9.879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14.028cm" svg:y="9.762cm" svg:viewBox="0 0 18 525" draw:points="10,525 0,525 0,0 18,0 18,525">
            <text:p/>
          </draw:polygon>
          <draw:polygon draw:style-name="gr4" draw:layer="layout" svg:width="0.826cm" svg:height="0.017cm" svg:x="13.219cm" svg:y="10.286cm" svg:viewBox="0 0 827 18" draw:points="414,18 0,18 0,0 827,0 827,18">
            <text:p/>
          </draw:polygon>
        </draw:g>
        <draw:g>
          <svg:title>TexMaths</svg:title>
          <svg:desc>12§latex§\fbox{2.2}§svg§600§FALSE§</svg:desc>
          <draw:polygon draw:style-name="gr9" draw:layer="layout" svg:width="0.826cm" svg:height="0.558cm" svg:x="2.501cm" svg:y="10.747cm" svg:viewBox="0 0 827 559" draw:points="414,559 0,559 0,0 827,0 827,559">
            <text:p/>
          </draw:polygon>
          <draw:polygon draw:style-name="gr4" draw:layer="layout" svg:width="0.826cm" svg:height="0.017cm" svg:x="2.501cm" svg:y="10.747cm" svg:viewBox="0 0 827 18" draw:points="414,18 0,18 0,0 827,0 827,18">
            <text:p/>
          </draw:polygon>
          <draw:polygon draw:style-name="gr4" draw:layer="layout" svg:width="0.017cm" svg:height="0.524cm" svg:x="2.501cm" svg:y="10.764cm" svg:viewBox="0 0 18 525" draw:points="10,525 0,525 0,0 18,0 18,525">
            <text:p/>
          </draw:polygon>
          <draw:path draw:style-name="gr4" draw:layer="layout" svg:width="0.168cm" svg:height="0.281cm" svg:x="2.665cm" svg:y="10.881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2.891cm" svg:y="11.118cm" svg:viewBox="0 0 46 46" svg:d="M46 23c0-12-10-23-23-23-12 0-23 11-23 23 0 13 11 23 23 23 13 0 23-10 23-23z">
            <text:p/>
          </draw:path>
          <draw:path draw:style-name="gr4" draw:layer="layout" svg:width="0.168cm" svg:height="0.281cm" svg:x="2.993cm" svg:y="10.881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3.31cm" svg:y="10.764cm" svg:viewBox="0 0 18 525" draw:points="10,525 0,525 0,0 18,0 18,525">
            <text:p/>
          </draw:polygon>
          <draw:polygon draw:style-name="gr4" draw:layer="layout" svg:width="0.826cm" svg:height="0.017cm" svg:x="2.501cm" svg:y="11.288cm" svg:viewBox="0 0 827 18" draw:points="414,18 0,18 0,0 827,0 827,18">
            <text:p/>
          </draw:polygon>
        </draw:g>
        <draw:custom-shape draw:style-name="gr10" draw:text-style-name="P1" draw:layer="layout" svg:width="15.24cm" svg:height="1.211cm" svg:x="8.382cm" svg:y="11.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has an appropriate private key, then jump to step $8$. \\
Otherwise continue from step $4$ and stop at step $7$§svg§600§FALSE§</svg:desc>
          <draw:polygon draw:style-name="gr9" draw:layer="layout" svg:width="13.268cm" svg:height="1.028cm" svg:x="8.591cm" svg:y="11.835cm" svg:viewBox="0 0 13269 1029" draw:points="6634,1029 0,1029 0,0 13269,0 13269,1029">
            <text:p/>
          </draw:polygon>
          <draw:path draw:style-name="gr4" draw:layer="layout" svg:width="0.105cm" svg:height="0.33cm" svg:x="9.346cm" svg:y="11.847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4" draw:layer="layout" svg:width="0.16cm" svg:height="0.348cm" svg:x="9.481cm" svg:y="11.829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4" draw:layer="layout" svg:width="0.219cm" svg:height="0.359cm" svg:x="9.808cm" svg:y="11.829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4" draw:layer="layout" svg:width="0.336cm" svg:height="0.337cm" svg:x="10.069cm" svg:y="11.84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4" draw:layer="layout" svg:width="0.248cm" svg:height="0.342cm" svg:x="10.603cm" svg:y="11.835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4" draw:layer="layout" svg:width="0.223cm" svg:height="0.226cm" svg:x="10.88cm" svg:y="11.95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161cm" svg:height="0.226cm" svg:x="11.122cm" svg:y="11.956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223cm" svg:height="0.226cm" svg:x="11.485cm" svg:y="11.95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248cm" svg:height="0.217cm" svg:x="11.726cm" svg:y="11.95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223cm" svg:height="0.226cm" svg:x="12.168cm" svg:y="11.95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243cm" svg:height="0.314cm" svg:x="12.407cm" svg:y="11.95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243cm" svg:height="0.314cm" svg:x="12.68cm" svg:y="11.95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166cm" svg:height="0.217cm" svg:x="12.953cm" svg:y="11.95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219cm" svg:height="0.226cm" svg:x="13.147cm" svg:y="11.95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4" draw:layer="layout" svg:width="0.243cm" svg:height="0.314cm" svg:x="13.393cm" svg:y="11.95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166cm" svg:height="0.217cm" svg:x="13.666cm" svg:y="11.95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105cm" svg:height="0.33cm" svg:x="13.861cm" svg:y="11.847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4" draw:layer="layout" svg:width="0.223cm" svg:height="0.226cm" svg:x="14.002cm" svg:y="11.95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154cm" svg:height="0.309cm" svg:x="14.237cm" svg:y="11.874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191cm" svg:height="0.226cm" svg:x="14.433cm" svg:y="11.95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3cm" svg:height="0.314cm" svg:x="14.815cm" svg:y="11.95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166cm" svg:height="0.217cm" svg:x="15.088cm" svg:y="11.95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105cm" svg:height="0.33cm" svg:x="15.284cm" svg:y="11.847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4" draw:layer="layout" svg:width="0.241cm" svg:height="0.217cm" svg:x="15.413cm" svg:y="11.965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4" draw:layer="layout" svg:width="0.223cm" svg:height="0.226cm" svg:x="15.657cm" svg:y="11.95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154cm" svg:height="0.309cm" svg:x="15.892cm" svg:y="11.874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191cm" svg:height="0.226cm" svg:x="16.088cm" svg:y="11.95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38cm" svg:height="0.342cm" svg:x="16.47cm" svg:y="11.835cm" svg:viewBox="0 0 239 343" svg:d="M39 305c0 23-5 23-39 23v15c17 0 39-1 55-1 14 0 33 0 53 1v-15c-32 0-38 0-38-23v-50l31-28c39 53 60 81 60 90s-8 11-18 11v15c14 0 43-1 53-1 14 0 29 0 43 1v-15c-18 0-29 0-49-27l-61-88c-2-2-4-4-4-6 0-1 36-31 40-35 31-25 52-26 63-26v-16c-15 2-21 2-35 2-18 0-49-2-56-2v16c10 0 16 5 16 12 0 10-7 16-12 18l-70 61v-237l-71 6v15c35 0 39 3 39 28z">
            <text:p/>
          </draw:path>
          <draw:path draw:style-name="gr4" draw:layer="layout" svg:width="0.191cm" svg:height="0.226cm" svg:x="16.716cm" svg:y="11.95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1cm" svg:height="0.314cm" svg:x="16.931cm" svg:y="11.965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2-21-22-10 0-21 6-21 22 0 22 21 40 46 40 31 0 51-29 63-57z">
            <text:p/>
          </draw:path>
          <draw:path draw:style-name="gr4" draw:layer="layout" svg:width="0.058cm" svg:height="0.147cm" svg:x="17.183cm" svg:y="12.125cm" svg:viewBox="0 0 59 148" svg:d="M59 52c0-31-13-52-32-52s-27 14-27 27c0 12 8 26 27 26 8 0 14-4 19-7v-1c2 0 2 0 2 7 0 32-14 63-37 85-3 3-3 4-3 6 0 4 3 5 5 5 7 0 46-39 46-96z">
            <text:p/>
          </draw:path>
          <draw:path draw:style-name="gr4" draw:layer="layout" svg:width="0.154cm" svg:height="0.309cm" svg:x="17.45cm" svg:y="11.874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248cm" svg:height="0.342cm" svg:x="17.647cm" svg:y="11.835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4" draw:layer="layout" svg:width="0.191cm" svg:height="0.226cm" svg:x="17.919cm" svg:y="11.95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8cm" svg:height="0.217cm" svg:x="18.14cm" svg:y="11.95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124cm" svg:height="0.43cm" svg:x="18.542cm" svg:y="11.847cm" svg:viewBox="0 0 125 431" svg:d="M125 112l-76 6v15c38 0 42 3 42 28v195c0 22-4 64-36 64-2 0-13 0-27-5 8-3 18-10 18-23 0-12-10-22-24-22s-22 10-22 22c0 25 28 39 56 39 38 0 69-30 69-75zM125 27c0-16-13-27-27-27s-27 11-27 27c0 14 13 25 27 25s27-11 27-25z">
            <text:p/>
          </draw:path>
          <draw:path draw:style-name="gr4" draw:layer="layout" svg:width="0.248cm" svg:height="0.223cm" svg:x="18.728cm" svg:y="11.959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4" draw:layer="layout" svg:width="0.384cm" svg:height="0.217cm" svg:x="19.001cm" svg:y="11.959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4" draw:layer="layout" svg:width="0.243cm" svg:height="0.314cm" svg:x="19.409cm" svg:y="11.95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154cm" svg:height="0.309cm" svg:x="19.843cm" svg:y="11.874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219cm" svg:height="0.226cm" svg:x="20.037cm" svg:y="11.95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4" draw:layer="layout" svg:width="0.161cm" svg:height="0.226cm" svg:x="20.45cm" svg:y="11.956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154cm" svg:height="0.309cm" svg:x="20.638cm" svg:y="11.874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191cm" svg:height="0.226cm" svg:x="20.834cm" svg:y="11.95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3cm" svg:height="0.314cm" svg:x="21.052cm" svg:y="11.95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205cm" svg:height="0.339cm" svg:x="21.496cm" svg:y="11.849cm" svg:viewBox="0 0 206 340" svg:d="M60 104c-22-16-25-33-25-41 0-29 32-50 67-50 37 0 69 25 69 61 0 28-20 52-49 69zM132 150c36-18 60-44 60-76 0-46-44-74-88-74-51 0-90 36-90 83 0 8 0 30 21 54 6 6 24 18 36 27-29 14-71 42-71 91 0 52 50 85 102 85 56 0 104-40 104-94 0-18-6-40-24-61-10-10-18-16-50-35zM83 171l61 39c14 8 37 24 37 53 0 38-37 63-77 63-44 0-79-30-79-71 0-30 16-60 58-84z">
            <text:p/>
          </draw:path>
          <draw:path draw:style-name="gr4" draw:layer="layout" svg:width="0.052cm" svg:height="0.052cm" svg:x="21.763cm" svg:y="12.125cm" svg:viewBox="0 0 53 53" svg:d="M53 27c0-14-11-27-26-27-14 0-27 13-27 27 0 15 13 26 27 26 15 0 26-11 26-26z">
            <text:p/>
          </draw:path>
          <draw:path draw:style-name="gr4" draw:layer="layout" svg:width="0.328cm" svg:height="0.359cm" svg:x="8.619cm" svg:y="12.42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4" draw:layer="layout" svg:width="0.154cm" svg:height="0.309cm" svg:x="8.983cm" svg:y="12.465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248cm" svg:height="0.342cm" svg:x="9.18cm" svg:y="12.42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4" draw:layer="layout" svg:width="0.191cm" svg:height="0.226cm" svg:x="9.452cm" svg:y="12.54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66cm" svg:height="0.217cm" svg:x="9.67cm" svg:y="12.54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338cm" svg:height="0.217cm" svg:x="9.858cm" svg:y="12.554cm" svg:viewBox="0 0 339 218" svg:d="M297 48c8-26 24-33 42-33v-15c-11 1-25 1-37 1-14 0-36-1-46-1v15c18 0 30 10 30 24 0 3 0 4-3 10l-45 127-49-138c-3-6-3-7-3-9 0-14 20-14 30-14v-15c-14 0-40 1-52 1-14 0-30 0-44-1v15c19 0 26 2 31 7 3 3 9 19 11 28l-42 119-47-131c-3-6-3-7-3-9 0-14 20-14 29-14v-15c-14 0-42 1-53 1-3 0-28 0-46-1v15c25 0 31 2 36 17l63 177c2 7 3 9 10 9s7-2 10-9l50-140 51 141c1 6 3 8 10 8 5 0 7-4 9-8z">
            <text:p/>
          </draw:path>
          <draw:path draw:style-name="gr4" draw:layer="layout" svg:width="0.105cm" svg:height="0.33cm" svg:x="10.222cm" svg:y="12.438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4" draw:layer="layout" svg:width="0.161cm" svg:height="0.226cm" svg:x="10.358cm" svg:y="12.546cm" svg:viewBox="0 0 162 227" svg:d="M87 126c11 1 52 10 52 45 0 25-19 46-56 46-42 0-61-29-69-71-1-6-3-9-7-9-7 0-7 4-7 13v66c0 8 0 11 6 11 2 0 2 0 12-10 0 0 0-1 10-11 21 21 43 21 55 21 57 0 79-32 79-69 0-26-15-40-21-46-16-17-36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191cm" svg:height="0.226cm" svg:x="10.55cm" svg:y="12.54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88cm" svg:height="0.226cm" svg:x="10.936cm" svg:y="12.546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4" draw:layer="layout" svg:width="0.219cm" svg:height="0.226cm" svg:x="11.152cm" svg:y="12.54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4" draw:layer="layout" svg:width="0.248cm" svg:height="0.217cm" svg:x="11.399cm" svg:y="12.54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154cm" svg:height="0.309cm" svg:x="11.653cm" svg:y="12.465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105cm" svg:height="0.33cm" svg:x="11.85cm" svg:y="12.438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4" draw:layer="layout" svg:width="0.248cm" svg:height="0.217cm" svg:x="11.987cm" svg:y="12.54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248cm" svg:height="0.223cm" svg:x="12.246cm" svg:y="12.549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4" draw:layer="layout" svg:width="0.191cm" svg:height="0.226cm" svg:x="12.518cm" svg:y="12.54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6cm" svg:height="0.348cm" svg:x="12.903cm" svg:y="12.42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4" draw:layer="layout" svg:width="0.166cm" svg:height="0.217cm" svg:x="13.051cm" svg:y="12.54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219cm" svg:height="0.226cm" svg:x="13.243cm" svg:y="12.54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4" draw:layer="layout" svg:width="0.384cm" svg:height="0.217cm" svg:x="13.491cm" svg:y="12.549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4" draw:layer="layout" svg:width="0.161cm" svg:height="0.226cm" svg:x="14.066cm" svg:y="12.546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154cm" svg:height="0.309cm" svg:x="14.254cm" svg:y="12.465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191cm" svg:height="0.226cm" svg:x="14.449cm" svg:y="12.54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3cm" svg:height="0.314cm" svg:x="14.668cm" svg:y="12.54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219cm" svg:height="0.334cm" svg:x="15.105cm" svg:y="12.434cm" svg:viewBox="0 0 220 335" svg:d="M132 253v43c0 18-2 23-38 23h-10v16c20-2 46-2 67-2 20 0 46 0 67 2v-16h-11c-36 0-38-5-38-23v-43h51v-15h-51v-225c0-10 0-13-7-13-5 0-7 0-9 6l-153 232v15zM134 238h-120l120-185z">
            <text:p/>
          </draw:path>
          <draw:path draw:style-name="gr4" draw:layer="layout" svg:width="0.223cm" svg:height="0.226cm" svg:x="15.522cm" svg:y="12.54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248cm" svg:height="0.217cm" svg:x="15.763cm" svg:y="12.54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243cm" svg:height="0.348cm" svg:x="16.037cm" svg:y="12.426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4" draw:layer="layout" svg:width="0.161cm" svg:height="0.226cm" svg:x="16.474cm" svg:y="12.546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154cm" svg:height="0.309cm" svg:x="16.662cm" svg:y="12.465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219cm" svg:height="0.226cm" svg:x="16.858cm" svg:y="12.54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4" draw:layer="layout" svg:width="0.243cm" svg:height="0.314cm" svg:x="17.103cm" svg:y="12.54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223cm" svg:height="0.226cm" svg:x="17.548cm" svg:y="12.54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154cm" svg:height="0.309cm" svg:x="17.782cm" svg:y="12.465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161cm" svg:height="0.226cm" svg:x="18.144cm" svg:y="12.546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154cm" svg:height="0.309cm" svg:x="18.332cm" svg:y="12.465cm" svg:viewBox="0 0 155 310" svg:d="M77 106h70v-15h-70v-91h-13c-1 41-15 94-64 95v11h42v136c0 62 46 68 64 68 35 0 49-35 49-68v-28h-12v28c0 37-14 55-34 55-32 0-32-45-32-53z">
            <text:p/>
          </draw:path>
          <draw:path draw:style-name="gr4" draw:layer="layout" svg:width="0.191cm" svg:height="0.226cm" svg:x="18.528cm" svg:y="12.54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3cm" svg:height="0.314cm" svg:x="18.746cm" svg:y="12.54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212cm" svg:height="0.344cm" svg:x="19.197cm" svg:y="12.434cm" svg:viewBox="0 0 213 345" svg:d="M209 34c4-7 4-7 4-19h-121c-60 0-61-5-63-15h-12l-17 102h13c1-8 5-39 12-45 3-4 42-4 48-4h103c-5 9-44 63-56 79-44 67-61 136-61 186 0 4 0 27 24 27 22 0 22-23 22-27v-25c0-27 1-55 6-82 1-11 8-53 30-84z">
            <text:p/>
          </draw:path>
        </draw:g>
        <draw:line draw:style-name="gr2" draw:layer="layout" svg:x1="14.132cm" svg:y1="13.708cm" svg:x2="25.19cm" svg:y2="13.708cm">
          <text:p/>
        </draw:line>
        <draw:g>
          <svg:title>TexMaths</svg:title>
          <svg:desc>14§latex§$snid,E(IMSI||ET_{ue}||RAND1),ET$§svg§600§TRUE§</svg:desc>
          <draw:polygon draw:style-name="gr3" draw:layer="layout" svg:width="7.814cm" svg:height="0.492cm" svg:x="15.647cm" svg:y="13.125cm" svg:viewBox="0 0 7815 493" draw:points="3908,493 0,493 0,0 7815,0 7815,493">
            <text:p/>
          </draw:polygon>
          <draw:path draw:style-name="gr4" draw:layer="layout" svg:width="0.181cm" svg:height="0.223cm" svg:x="15.672cm" svg:y="13.276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4" draw:layer="layout" svg:width="0.266cm" svg:height="0.223cm" svg:x="15.892cm" svg:y="13.276cm" svg:viewBox="0 0 267 224" svg:d="M29 189c-1 8-4 20-4 22 0 9 7 13 14 13 6 0 16-4 18-14 0 0 7-24 10-36l10-45c4-10 7-21 8-32 3-9 7-24 7-26 7-15 34-60 82-60 22 0 26 18 26 35 0 30-25 94-32 115-4 11-6 17-6 22 0 24 19 41 41 41 46 0 64-71 64-76s-4-5-5-5c-4 0-4 1-7 10-10 33-27 60-51 60-8 0-12-4-12-16s5-25 10-35c9-26 29-81 29-109 0-33-21-53-56-53-45 0-69 32-77 43-3-28-24-43-46-43-23 0-32 20-37 28-8 17-15 46-15 48 0 5 6 5 6 5 5 0 5 0 8-11 8-35 18-59 36-59 10 0 16 6 16 23 0 9-2 15-9 42z">
            <text:p/>
          </draw:path>
          <draw:path draw:style-name="gr4" draw:layer="layout" svg:width="0.131cm" svg:height="0.331cm" svg:x="16.187cm" svg:y="13.168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4" draw:layer="layout" svg:width="0.234cm" svg:height="0.348cm" svg:x="16.362cm" svg:y="13.153cm" svg:viewBox="0 0 235 349" svg:d="M235 6c0 0 0-6-5-6-9 0-55 4-63 6-5 0-7 2-7 9 0 6 4 6 11 6 24 0 25 3 25 8l-1 10-30 118c-10-20-24-32-46-32-57 0-119 72-119 144 0 46 27 80 66 80 10 0 35-3 64-38 4 21 21 38 45 38 18 0 29-11 36-28 9-17 16-48 16-49 0-4-4-4-6-4-5 0-5 1-7 8-8 32-18 62-38 62-14 0-15-13-15-23 0-12 1-15 3-24zM133 284c-3 9-3 10-10 19-22 26-42 35-56 35-25 0-32-27-32-47 0-25 15-85 28-108 15-29 36-47 57-47 33 0 38 40 38 43s0 6-1 9z">
            <text:p/>
          </draw:path>
          <draw:path draw:style-name="gr4" draw:layer="layout" svg:width="0.058cm" svg:height="0.147cm" svg:x="16.641cm" svg:y="13.442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358cm" svg:height="0.335cm" svg:x="16.836cm" svg:y="13.16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20-6 24-45 24-8 0-14 0-14 10 0 5 4 5 14 5h256c11 0 11 0 16-8z">
            <text:p/>
          </draw:path>
          <draw:path draw:style-name="gr4" draw:layer="layout" svg:width="0.115cm" svg:height="0.492cm" svg:x="17.257cm" svg:y="13.12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layer="layout" svg:width="0.229cm" svg:height="0.337cm" svg:x="17.417cm" svg:y="13.159cm" svg:viewBox="0 0 230 338" svg:d="M168 38c4-18 6-23 45-23 12 0 17 0 17-9 0-6-6-6-9-6-14 0-50 1-64 1-16 0-52-1-66-1-4 0-10 0-10 10 0 5 4 5 14 5 20 0 34 0 34 10 0 2 0 3-2 7l-67 268c-4 18-5 22-45 22-11 0-15 0-15 10 0 6 6 6 7 6 15 0 50-2 66-2 14 0 50 2 66 2 4 0 9 0 9-10 0-6-4-6-15-6-8 0-11 0-21-1-10 0-13-3-13-9 0-2 2-7 3-11z">
            <text:p/>
          </draw:path>
          <draw:path draw:style-name="gr4" draw:layer="layout" svg:width="0.493cm" svg:height="0.337cm" svg:x="17.676cm" svg:y="13.159cm" svg:viewBox="0 0 494 338" svg:d="M437 38c4-18 4-23 42-23 11 0 15 0 15-9 0-6-4-6-12-6h-66c-13 0-13 0-20 10l-179 281-39-280c-2-11-3-11-16-11h-67c-10 0-15 0-15 10 0 5 5 5 15 5 6 0 16 0 21 2 7 0 11 1 11 7 0 3-1 4-2 10l-63 252c-5 19-13 35-54 36-1 0-8 0-8 10 0 4 3 6 7 6 15 0 34-2 49-2 17 0 35 2 50 2 3 0 10 0 10-10 0-6-5-6-10-6-28 0-32-10-32-21 0-4 0-7 2-12l67-269 43 306c0 6 2 12 7 12 6 0 9-6 11-9l199-314-70 285c-5 18-5 22-45 22-8 0-14 0-14 10 0 6 6 6 7 6 14 0 48-2 62-2 20 0 42 2 62 2 2 0 9 0 9-10 0-6-4-6-14-6-18 0-32 0-32-8 0-3 0-3 3-13z">
            <text:p/>
          </draw:path>
          <draw:path draw:style-name="gr4" draw:layer="layout" svg:width="0.292cm" svg:height="0.359cm" svg:x="18.212cm" svg:y="13.147cm" svg:viewBox="0 0 293 360" svg:d="M293 6c0-3 0-6-5-6-2 0-4 0-9 7l-24 28c-13-22-38-35-70-35-63 0-123 57-123 116 0 41 26 63 51 70l54 14c18 4 46 13 46 54 0 43-41 91-90 91-32 0-87-12-87-73 0-11 3-24 3-27 2-1 2-3 2-3 0-5-5-5-6-5-3 0-4 0-6 1-1 1-29 115-29 116 0 3 3 6 6 6 2 0 2-1 8-8l25-28c21 29 55 36 83 36 67 0 126-66 126-128 0-35-17-51-24-57-11-13-20-14-63-25-11-3-29-9-34-9-12-5-29-19-29-46 0-39 39-81 85-81 42 0 72 21 72 77 0 15-2 24-2 27 0 1 0 5 6 5s6-1 7-10z">
            <text:p/>
          </draw:path>
          <draw:path draw:style-name="gr4" draw:layer="layout" svg:width="0.229cm" svg:height="0.337cm" svg:x="18.532cm" svg:y="13.159cm" svg:viewBox="0 0 230 338" svg:d="M168 38c4-18 6-23 45-23 12 0 17 0 17-9 0-6-6-6-9-6-14 0-50 1-64 1-16 0-52-1-66-1-4 0-10 0-10 10 0 5 4 5 14 5 20 0 34 0 34 10 0 2 0 3-2 7l-67 268c-4 18-5 22-45 22-11 0-15 0-15 10 0 6 6 6 7 6 15 0 50-2 66-2 14 0 50 2 66 2 4 0 9 0 9-10 0-6-4-6-15-6-8 0-11 0-21-1-10 0-13-3-13-9 0-2 2-7 3-11z">
            <text:p/>
          </draw:path>
          <draw:path draw:style-name="gr4" draw:layer="layout" svg:width="0.02cm" svg:height="0.492cm" svg:x="18.829cm" svg:y="13.125cm" svg:viewBox="0 0 21 493" svg:d="M21 18c0-10 0-18-10-18-11 0-11 8-11 18v458c0 9 0 17 11 17 10 0 10-8 10-17z">
            <text:p/>
          </draw:path>
          <draw:path draw:style-name="gr4" draw:layer="layout" svg:width="0.02cm" svg:height="0.492cm" svg:x="18.966cm" svg:y="13.125cm" svg:viewBox="0 0 21 493" svg:d="M21 18c0-10 0-18-10-18-11 0-11 8-11 18v458c0 9 0 17 11 17 10 0 10-8 10-17z">
            <text:p/>
          </draw:path>
          <draw:path draw:style-name="gr4" draw:layer="layout" svg:width="0.358cm" svg:height="0.335cm" svg:x="19.063cm" svg:y="13.16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20-6 24-45 24-8 0-14 0-14 10 0 5 4 5 14 5h256c11 0 11 0 16-8z">
            <text:p/>
          </draw:path>
          <draw:path draw:style-name="gr4" draw:layer="layout" svg:width="0.335cm" svg:height="0.334cm" svg:x="19.448cm" svg:y="13.161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4" draw:layer="layout" svg:width="0.201cm" svg:height="0.156cm" svg:x="19.739cm" svg:y="13.416cm" svg:viewBox="0 0 202 157" svg:d="M130 97c-1 7-4 21-5 21-7 11-20 29-42 29-24 0-24-22-24-29 0-20 10-45 19-70 3-7 5-13 5-19 0-18-14-29-33-29-35 0-50 48-50 53 0 4 4 4 6 4 5 0 5-1 7-5 8-28 23-42 36-42 6 0 8 4 8 12 0 7-2 16-5 23-18 49-18 59-18 67 0 7 0 22 12 34 10 8 24 11 35 11 23 0 34-11 45-23 8 21 31 23 35 23 13 0 21-7 28-18 7-14 13-34 13-35 0-5-6-5-6-5-6 0-6 2-8 10-5 17-10 38-26 38-8 0-11-8-11-17 0-5 3-18 6-28 1-8 5-24 7-31l8-30c2-9 6-24 6-27 0-7-6-11-11-11-13 0-16 11-19 22z">
            <text:p/>
          </draw:path>
          <draw:path draw:style-name="gr4" draw:layer="layout" svg:width="0.147cm" svg:height="0.156cm" svg:x="19.979cm" svg:y="13.416cm" svg:viewBox="0 0 148 157" svg:d="M55 74c9 0 37-1 56-7 25-10 30-26 30-36 0-20-19-31-43-31-42 0-98 32-98 91 0 35 22 66 63 66 59 0 85-35 85-39 0-3-2-6-5-6-2 0-3 0-6 3-26 32-67 32-74 32-21 0-35-14-35-42 0-6 0-11 4-31zM35 64c15-50 53-54 63-54 15 0 28 7 28 21 0 33-59 33-73 33z">
            <text:p/>
          </draw:path>
          <draw:path draw:style-name="gr4" draw:layer="layout" svg:width="0.02cm" svg:height="0.492cm" svg:x="20.227cm" svg:y="13.125cm" svg:viewBox="0 0 21 493" svg:d="M21 18c0-10 0-18-10-18-11 0-11 8-11 18v458c0 9 0 17 11 17 10 0 10-8 10-17z">
            <text:p/>
          </draw:path>
          <draw:path draw:style-name="gr4" draw:layer="layout" svg:width="0.02cm" svg:height="0.492cm" svg:x="20.362cm" svg:y="13.125cm" svg:viewBox="0 0 21 493" svg:d="M21 18c0-10 0-18-10-18-11 0-11 8-11 18v458c0 9 0 17 11 17 10 0 10-8 10-17z">
            <text:p/>
          </draw:path>
          <draw:path draw:style-name="gr4" draw:layer="layout" svg:width="0.352cm" svg:height="0.348cm" svg:x="20.462cm" svg:y="13.159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6-3 14-7 32-7 42 0 53 59 53 66 53 42 0 59-51 59-58 0-5-6-5-6-5-4 0-5 3-7 7-12 36-33 45-45 45-16 0-19-12-19-31 0-14 3-39 4-56 1-7 3-16 3-23 0-38-34-53-46-59z">
            <text:p/>
          </draw:path>
          <draw:path draw:style-name="gr4" draw:layer="layout" svg:width="0.338cm" svg:height="0.353cm" svg:x="20.836cm" svg:y="13.142cm" svg:viewBox="0 0 339 354" svg:d="M71 297c-19 34-39 41-61 42-6 0-10 0-10 10 0 3 3 5 7 5 13 0 28-1 42-1 17 0 34 1 49 1 3 0 10 0 10-9 0-6-4-6-9-6-11-1-22-6-22-18 0-6 3-11 7-18l36-64h125c1 12 8 79 8 83 0 16-26 17-36 17-7 0-11 0-11 10 0 5 5 5 7 5 19 0 40-1 61-1 13 0 44 1 56 1 3 0 9 0 9-9 0-6-4-6-11-6-31 0-31-4-33-18l-29-310c-1-10-1-11-10-11-8 0-10 3-12 8zM130 224l98-162 16 162z">
            <text:p/>
          </draw:path>
          <draw:path draw:style-name="gr4" draw:layer="layout" svg:width="0.415cm" svg:height="0.337cm" svg:x="21.207cm" svg:y="13.159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4" draw:layer="layout" svg:width="0.377cm" svg:height="0.337cm" svg:x="21.656cm" svg:y="13.159cm" svg:viewBox="0 0 378 338" svg:d="M59 300c-6 18-6 22-45 22-8 0-14 0-14 10 0 6 4 6 14 6h164c102 0 200-104 200-213 0-69-42-125-116-125h-167c-10 0-14 0-14 10 0 5 4 5 14 5 6 0 16 0 21 2 9 0 11 1 11 7 0 3-1 4-2 10zM165 34c4-17 6-19 27-19h53c49 0 90 27 90 91 0 26-10 105-52 160-14 18-53 56-115 56h-56c-7 0-7 0-10 0-5-1-7-1-7-5 0-2 0-3 3-12z">
            <text:p/>
          </draw:path>
          <draw:path draw:style-name="gr4" draw:layer="layout" svg:width="0.163cm" svg:height="0.328cm" svg:x="22.101cm" svg:y="13.167cm" svg:viewBox="0 0 164 329" svg:d="M102 13c0-12 0-13-11-13-31 32-76 32-91 32v16c10 0 39 0 64-14v256c0 18-1 24-46 24h-15v15c18-1 60-1 81-1 20 0 63 0 80 1v-15h-16c-44 0-46-6-46-24z">
            <text:p/>
          </draw:path>
          <draw:path draw:style-name="gr4" draw:layer="layout" svg:width="0.115cm" svg:height="0.492cm" svg:x="22.332cm" svg:y="13.125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4" draw:layer="layout" svg:width="0.058cm" svg:height="0.147cm" svg:x="22.537cm" svg:y="13.442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358cm" svg:height="0.335cm" svg:x="22.733cm" svg:y="13.16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20-6 24-45 24-8 0-14 0-14 10 0 5 4 5 14 5h256c11 0 11 0 16-8z">
            <text:p/>
          </draw:path>
          <draw:path draw:style-name="gr4" draw:layer="layout" svg:width="0.335cm" svg:height="0.334cm" svg:x="23.118cm" svg:y="13.161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</draw:g>
        <draw:custom-shape draw:style-name="gr10" draw:text-style-name="P1" draw:layer="layout" svg:width="8.89cm" svg:height="1.154cm" svg:x="18.542cm" svg:y="14.0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Compute AV for EPS-AKA and\\ generate private key for SN using ET§svg§600§TRUE§</svg:desc>
          <draw:polygon draw:style-name="gr3" draw:layer="layout" svg:width="8.05cm" svg:height="1.028cm" svg:x="18.647cm" svg:y="14.196cm" svg:viewBox="0 0 8051 1029" draw:points="4026,1029 0,1029 0,0 8051,0 8051,1029">
            <text:p/>
          </draw:polygon>
          <draw:path draw:style-name="gr4" draw:layer="layout" svg:width="0.3cm" svg:height="0.359cm" svg:x="19.413cm" svg:y="14.191cm" svg:viewBox="0 0 301 360" svg:d="M0 179c0 102 80 181 172 181 80 0 129-70 129-126 0-6 0-9-7-9-4 0-4 3-6 7-4 72-56 112-110 112-30 0-128-16-128-165 0-147 97-164 128-164 53 0 98 45 108 118 0 6 0 8 7 8 8 0 8-2 8-12v-118c0-8 0-11-6-11-1 0-4 0-7 6l-25 36c-18-17-43-42-91-42-92 0-172 78-172 179z">
            <text:p/>
          </draw:path>
          <draw:path draw:style-name="gr4" draw:layer="layout" svg:width="0.219cm" svg:height="0.226cm" svg:x="19.754cm" svg:y="14.318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4" draw:layer="layout" svg:width="0.384cm" svg:height="0.217cm" svg:x="20.002cm" svg:y="14.321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4" draw:layer="layout" svg:width="0.243cm" svg:height="0.314cm" svg:x="20.41cm" svg:y="14.321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248cm" svg:height="0.223cm" svg:x="20.685cm" svg:y="14.321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4" draw:layer="layout" svg:width="0.154cm" svg:height="0.308cm" svg:x="20.953cm" svg:y="14.235cm" svg:viewBox="0 0 155 309" svg:d="M77 106h70v-15h-70v-91h-13c-1 41-15 94-64 95v11h42v136c0 62 46 67 64 67 35 0 49-35 49-67v-28h-12v28c0 37-14 55-34 55-32 0-32-45-32-53z">
            <text:p/>
          </draw:path>
          <draw:path draw:style-name="gr4" draw:layer="layout" svg:width="0.191cm" svg:height="0.226cm" svg:x="21.149cm" svg:y="14.318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338cm" svg:height="0.353cm" svg:x="21.532cm" svg:y="14.185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4" draw:layer="layout" svg:width="0.35cm" svg:height="0.348cm" svg:x="21.84cm" svg:y="14.202cm" svg:viewBox="0 0 351 349" svg:d="M297 49c7-18 21-34 54-34v-15c-15 1-35 1-47 1-16 0-44-1-58-1v15c27 0 37 13 37 26 0 2-2 7-3 9l-90 238-95-249c-3-7-3-8-3-10 0-14 28-14 41-14v-15c-17 1-52 1-70 1-24 0-45-1-63-1v15c32 0 42 0 49 19l113 303c5 10 7 12 13 12 8 0 10-3 13-10z">
            <text:p/>
          </draw:path>
          <draw:path draw:style-name="gr4" draw:layer="layout" svg:width="0.16cm" svg:height="0.348cm" svg:x="22.381cm" svg:y="14.191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4" draw:layer="layout" svg:width="0.219cm" svg:height="0.226cm" svg:x="22.529cm" svg:y="14.318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4" draw:layer="layout" svg:width="0.166cm" svg:height="0.217cm" svg:x="22.774cm" svg:y="14.321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306cm" svg:height="0.335cm" svg:x="23.134cm" svg:y="14.203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4" draw:layer="layout" svg:width="0.29cm" svg:height="0.336cm" svg:x="23.47cm" svg:y="14.202cm" svg:viewBox="0 0 291 337" svg:d="M95 182h83c60 0 113-41 113-90s-49-92-116-92h-175v15h11c39 0 39 6 39 24v261c0 16 0 22-39 22h-11v15c17-1 53-1 73-1 18 0 56 0 73 1v-15h-12c-37 0-39-6-39-22zM94 168v-133c0-17 0-20 24-20h43c80 0 80 52 80 77 0 23 0 76-80 76z">
            <text:p/>
          </draw:path>
          <draw:path draw:style-name="gr4" draw:layer="layout" svg:width="0.219cm" svg:height="0.359cm" svg:x="23.814cm" svg:y="14.191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olygon draw:style-name="gr4" draw:layer="layout" svg:width="0.131cm" svg:height="0.028cm" svg:x="24.066cm" svg:y="14.417cm" svg:viewBox="0 0 132 29" draw:points="132,29 132,0 0,0 0,29">
            <text:p/>
          </draw:polygon>
          <draw:path draw:style-name="gr4" draw:layer="layout" svg:width="0.338cm" svg:height="0.353cm" svg:x="24.24cm" svg:y="14.185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4" draw:layer="layout" svg:width="0.346cm" svg:height="0.336cm" svg:x="24.609cm" svg:y="14.202cm" svg:viewBox="0 0 347 337" svg:d="M182 130l88-85c4-4 31-30 70-30v-15c-12 1-28 1-42 1-18 0-46 0-63-1v15c20 0 24 12 24 17 0 7-6 13-10 16l-154 148v-157c0-18 0-24 39-24h12v-15c-17 1-54 1-73 1-18 0-56 0-73-1v15h11c39 0 39 6 39 24v261c0 16 0 22-39 22h-11v15c17-1 53-1 73-1 18 0 56 0 73 1v-15h-12c-39 0-39-6-39-22v-87l58-55 89 133c3 4 7 10 7 17 0 14-19 14-29 14v15c17-1 52-1 70-1s36 0 57 1v-15c-26 0-36-1-52-24z">
            <text:p/>
          </draw:path>
          <draw:path draw:style-name="gr4" draw:layer="layout" svg:width="0.338cm" svg:height="0.353cm" svg:x="24.991cm" svg:y="14.185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4" draw:layer="layout" svg:width="0.223cm" svg:height="0.226cm" svg:x="25.53cm" svg:y="14.318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248cm" svg:height="0.217cm" svg:x="25.771cm" svg:y="14.321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243cm" svg:height="0.348cm" svg:x="26.046cm" svg:y="14.196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4" draw:layer="layout" svg:width="0.226cm" svg:height="0.325cm" svg:x="18.661cm" svg:y="14.906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0 0-33 3-54 24-21-17-42-18-51-18-47 0-82 33-82 71 0 22 12 41 24 52-7 7-15 24-15 40s7 34 22 44c-31 8-46 31-46 50 0 35 49 63 109 63 59 0 111-25 111-64 0-17-7-42-32-56-27-14-56-14-86-14-12 0-33 0-38 0-15-3-25-18-25-34zM111 314c-51 0-86-26-86-51 0-22 20-42 41-43h29c44 0 98 0 98 43 0 27-35 51-82 51z">
            <text:p/>
          </draw:path>
          <draw:path draw:style-name="gr4" draw:layer="layout" svg:width="0.191cm" svg:height="0.226cm" svg:x="18.907cm" svg:y="14.90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8cm" svg:height="0.217cm" svg:x="19.127cm" svg:y="14.91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191cm" svg:height="0.226cm" svg:x="19.399cm" svg:y="14.90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66cm" svg:height="0.217cm" svg:x="19.617cm" svg:y="14.91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223cm" svg:height="0.226cm" svg:x="19.817cm" svg:y="14.907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154cm" svg:height="0.308cm" svg:x="20.051cm" svg:y="14.826cm" svg:viewBox="0 0 155 309" svg:d="M77 106h70v-15h-70v-91h-13c-1 41-15 94-64 95v11h42v136c0 62 46 67 64 67 35 0 49-35 49-67v-28h-12v28c0 37-14 55-34 55-32 0-32-45-32-53z">
            <text:p/>
          </draw:path>
          <draw:path draw:style-name="gr4" draw:layer="layout" svg:width="0.191cm" svg:height="0.226cm" svg:x="20.247cm" svg:y="14.90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3cm" svg:height="0.314cm" svg:x="20.631cm" svg:y="14.91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166cm" svg:height="0.217cm" svg:x="20.904cm" svg:y="14.91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105cm" svg:height="0.329cm" svg:x="21.098cm" svg:y="14.799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4" draw:layer="layout" svg:width="0.241cm" svg:height="0.217cm" svg:x="21.228cm" svg:y="14.916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4" draw:layer="layout" svg:width="0.223cm" svg:height="0.226cm" svg:x="21.472cm" svg:y="14.907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154cm" svg:height="0.308cm" svg:x="21.707cm" svg:y="14.826cm" svg:viewBox="0 0 155 309" svg:d="M77 106h70v-15h-70v-91h-13c-1 41-15 94-64 95v11h42v136c0 62 46 67 64 67 35 0 49-35 49-67v-28h-12v28c0 37-14 55-34 55-32 0-32-45-32-53z">
            <text:p/>
          </draw:path>
          <draw:path draw:style-name="gr4" draw:layer="layout" svg:width="0.191cm" svg:height="0.226cm" svg:x="21.903cm" svg:y="14.90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38cm" svg:height="0.342cm" svg:x="22.285cm" svg:y="14.787cm" svg:viewBox="0 0 239 343" svg:d="M39 305c0 23-5 23-39 23v15c17 0 39-1 55-1 14 0 33 0 53 1v-15c-32 0-38 0-38-23v-50l31-28c39 53 60 81 60 89 0 10-8 12-18 12v15c14 0 43-1 53-1 14 0 29 0 43 1v-15c-18 0-29 0-49-27l-61-88c-2-2-4-4-4-6 0-1 36-31 40-35 31-25 52-26 63-26v-16c-15 2-21 2-35 2-18 0-49-2-56-2v16c10 0 16 5 16 12 0 10-7 16-12 18l-70 61v-237l-71 6v15c35 0 39 3 39 28z">
            <text:p/>
          </draw:path>
          <draw:path draw:style-name="gr4" draw:layer="layout" svg:width="0.191cm" svg:height="0.226cm" svg:x="22.532cm" svg:y="14.90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1cm" svg:height="0.314cm" svg:x="22.746cm" svg:y="14.916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4" draw:layer="layout" svg:width="0.16cm" svg:height="0.348cm" svg:x="23.176cm" svg:y="14.781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4" draw:layer="layout" svg:width="0.219cm" svg:height="0.226cm" svg:x="23.324cm" svg:y="14.907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4" draw:layer="layout" svg:width="0.166cm" svg:height="0.217cm" svg:x="23.571cm" svg:y="14.91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219cm" svg:height="0.359cm" svg:x="23.94cm" svg:y="14.781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4" draw:layer="layout" svg:width="0.336cm" svg:height="0.336cm" svg:x="24.202cm" svg:y="14.792cm" svg:viewBox="0 0 337 337" svg:d="M98 7c-4-7-4-7-14-7h-84v15h14c8 0 18 0 25 2 11 1 11 1 11 11v258c0 14 0 36-50 36v15c17 0 42-1 57-1 17 0 41 1 59 1v-15c-52 0-52-22-52-36v-258c3 3 3 4 6 7l202 295c4 7 4 7 8 7 7 0 7-2 7-12v-273c0-13 0-37 50-37v-15c-16 0-42 1-57 1-17 0-41-1-59-1v15c52 0 52 24 52 37v211z">
            <text:p/>
          </draw:path>
          <draw:path draw:style-name="gr4" draw:layer="layout" svg:width="0.248cm" svg:height="0.223cm" svg:x="24.735cm" svg:y="14.91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4" draw:layer="layout" svg:width="0.161cm" svg:height="0.226cm" svg:x="25.008cm" svg:y="14.907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105cm" svg:height="0.329cm" svg:x="25.203cm" svg:y="14.799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4" draw:layer="layout" svg:width="0.248cm" svg:height="0.217cm" svg:x="25.339cm" svg:y="14.91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226cm" svg:height="0.325cm" svg:x="25.61cm" svg:y="14.906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0 0-33 3-54 24-21-17-42-18-51-18-47 0-82 33-82 71 0 22 12 41 24 52-7 7-15 24-15 40s7 34 22 44c-31 8-46 31-46 50 0 35 49 63 109 63 59 0 111-25 111-64 0-17-7-42-32-56-27-14-56-14-86-14-12 0-33 0-38 0-15-3-25-18-25-34zM111 314c-51 0-86-26-86-51 0-22 20-42 41-43h29c44 0 98 0 98 43 0 27-35 51-82 51z">
            <text:p/>
          </draw:path>
          <draw:path draw:style-name="gr4" draw:layer="layout" svg:width="0.306cm" svg:height="0.335cm" svg:x="26.023cm" svg:y="14.794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4" draw:layer="layout" svg:width="0.32cm" svg:height="0.334cm" svg:x="26.359cm" svg:y="14.795cm" svg:viewBox="0 0 321 335" svg:d="M311 0h-301l-10 111h13c7-79 14-96 88-96 10 0 22 0 26 2 12 1 12 7 12 18v260c0 17 0 24-52 24h-20v16c20-2 70-2 93-2s74 0 93 2v-16h-19c-52 0-52-7-52-24v-260c0-10 0-17 10-18 4-2 18-2 28-2 74 0 81 17 88 96h13z">
            <text:p/>
          </draw:path>
        </draw:g>
        <draw:line draw:style-name="gr2" draw:layer="layout" svg:x1="25.231cm" svg:y1="16.005cm" svg:x2="14.141cm" svg:y2="15.949cm">
          <text:p/>
        </draw:line>
        <draw:g>
          <svg:title>TexMaths</svg:title>
          <svg:desc>14§latex§$AV, IMSI, d_{snid}$§svg§600§TRUE§</svg:desc>
          <draw:polygon draw:style-name="gr3" draw:layer="layout" svg:width="3.521cm" svg:height="0.437cm" svg:x="18.355cm" svg:y="15.437cm" svg:viewBox="0 0 3522 438" draw:points="1761,438 0,438 0,0 3522,0 3522,438">
            <text:p/>
          </draw:polygon>
          <draw:path draw:style-name="gr4" draw:layer="layout" svg:width="0.338cm" svg:height="0.353cm" svg:x="18.372cm" svg:y="15.426cm" svg:viewBox="0 0 339 354" svg:d="M71 297c-19 33-39 40-61 41-6 0-10 0-10 10 0 3 3 6 7 6 13 0 28-2 42-2 17 0 34 2 49 2 3 0 10 0 10-10 0-6-4-6-9-6-11-1-22-5-22-18 0-5 3-11 7-18l36-63h125c1 11 8 79 8 83 0 15-26 16-36 16-7 0-11 0-11 10 0 6 5 6 7 6 19 0 40-2 61-2 13 0 44 2 56 2 3 0 9 0 9-10 0-6-4-6-11-6-31 0-31-4-33-18l-29-309c-1-10-1-11-10-11-8 0-10 3-12 8zM130 224l98-162 16 162z">
            <text:p/>
          </draw:path>
          <draw:path draw:style-name="gr4" draw:layer="layout" svg:width="0.352cm" svg:height="0.347cm" svg:x="18.751cm" svg:y="15.443cm" svg:viewBox="0 0 353 348" svg:d="M283 56c24-38 45-39 63-41 5 0 7-8 7-9 0-5-3-6-7-6-13 0-27 1-41 1-17 0-33-1-49-1-3 0-10 0-10 10 0 5 6 5 9 5 14 2 22 6 22 17 0 7-7 18-7 18l-151 241-34-260c0-9 12-16 34-16 7 0 13 0 13-9 0-5-5-6-7-6-20 0-41 1-62 1-8 0-18 0-27 0s-18-1-26-1c-4 0-10 0-10 10 0 5 4 5 13 5 28 0 28 5 29 17l39 305c2 10 3 11 10 11 8 0 10-3 14-10z">
            <text:p/>
          </draw:path>
          <draw:path draw:style-name="gr4" draw:layer="layout" svg:width="0.058cm" svg:height="0.147cm" svg:x="19.08cm" svg:y="15.727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229cm" svg:height="0.336cm" svg:x="19.273cm" svg:y="15.443cm" svg:viewBox="0 0 230 337" svg:d="M168 38c4-18 6-23 45-23 12 0 17 0 17-9 0-6-6-6-9-6-14 0-50 1-64 1-16 0-52-1-66-1-4 0-10 0-10 10 0 5 4 5 14 5 20 0 34 0 34 10 0 2 0 3-2 7l-67 267c-4 19-5 23-45 23-11 0-15 0-15 10 0 5 6 5 7 5 15 0 50-1 66-1 14 0 50 1 66 1 4 0 9 0 9-10 0-5-4-5-15-5-8 0-11 0-21-2-10 0-13-2-13-8 0-3 2-7 3-11z">
            <text:p/>
          </draw:path>
          <draw:path draw:style-name="gr4" draw:layer="layout" svg:width="0.493cm" svg:height="0.336cm" svg:x="19.532cm" svg:y="15.443cm" svg:viewBox="0 0 494 337" svg:d="M437 38c4-18 4-23 42-23 11 0 15 0 15-9 0-6-4-6-12-6h-66c-13 0-13 0-20 10l-179 281-39-280c-2-11-3-11-16-11h-67c-10 0-15 0-15 10 0 5 5 5 15 5 6 0 16 0 21 2 7 0 11 1 11 7 0 3-1 4-2 10l-63 251c-5 20-13 35-54 37-1 0-8 0-8 10 0 4 3 5 7 5 15 0 34-1 49-1 17 0 35 1 50 1 3 0 10 0 10-10 0-5-5-5-10-5-28 0-32-10-32-21 0-4 0-7 2-13l67-268 43 306c0 6 2 11 7 11 6 0 9-5 11-8l199-314-70 284c-5 19-5 23-45 23-8 0-14 0-14 10 0 5 6 5 7 5 14 0 48-1 62-1 20 0 42 1 62 1 2 0 9 0 9-10 0-5-4-5-14-5-18 0-32 0-32-9 0-2 0-2 3-12z">
            <text:p/>
          </draw:path>
          <draw:path draw:style-name="gr4" draw:layer="layout" svg:width="0.292cm" svg:height="0.358cm" svg:x="20.068cm" svg:y="15.432cm" svg:viewBox="0 0 293 359" svg:d="M293 6c0-3 0-6-5-6-2 0-4 0-9 7l-24 28c-13-22-38-35-70-35-63 0-123 57-123 116 0 41 26 63 51 70l54 14c18 4 46 13 46 53 0 44-41 91-90 91-32 0-87-11-87-73 0-11 3-23 3-26 2-2 2-3 2-3 0-6-5-6-6-6-3 0-4 0-6 2-1 1-29 114-29 116 0 3 3 5 6 5 2 0 2-1 8-8l25-28c21 29 55 36 83 36 67 0 126-65 126-127 0-35-17-52-24-57-11-13-20-14-63-25-11-3-29-9-34-9-12-5-29-19-29-46 0-39 39-81 85-81 42 0 72 21 72 77 0 15-2 24-2 26s0 6 6 6 6-1 7-10z">
            <text:p/>
          </draw:path>
          <draw:path draw:style-name="gr4" draw:layer="layout" svg:width="0.229cm" svg:height="0.336cm" svg:x="20.389cm" svg:y="15.443cm" svg:viewBox="0 0 230 337" svg:d="M168 38c4-18 6-23 45-23 12 0 17 0 17-9 0-6-6-6-9-6-14 0-50 1-64 1-16 0-52-1-66-1-4 0-10 0-10 10 0 5 4 5 14 5 20 0 34 0 34 10 0 2 0 3-2 7l-67 267c-4 19-5 23-45 23-11 0-15 0-15 10 0 5 6 5 7 5 15 0 50-1 66-1 14 0 50 1 66 1 4 0 9 0 9-10 0-5-4-5-15-5-8 0-11 0-21-2-10 0-13-2-13-8 0-3 2-7 3-11z">
            <text:p/>
          </draw:path>
          <draw:path draw:style-name="gr4" draw:layer="layout" svg:width="0.058cm" svg:height="0.147cm" svg:x="20.67cm" svg:y="15.727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234cm" svg:height="0.347cm" svg:x="20.866cm" svg:y="15.437cm" svg:viewBox="0 0 235 348" svg:d="M235 6c0 0 0-6-5-6-9 0-55 4-63 6-5 0-7 2-7 9 0 6 4 6 11 6 24 0 25 3 25 8l-1 10-30 118c-10-20-24-33-46-33-57 0-119 73-119 145 0 46 27 79 66 79 10 0 35-3 64-37 4 21 21 37 45 37 18 0 29-11 36-28 9-16 16-47 16-49 0-4-4-4-6-4-5 0-5 2-7 9-8 32-18 61-38 61-14 0-15-12-15-22 0-13 1-16 3-24zM133 284c-3 8-3 10-10 18-22 27-42 35-56 35-25 0-32-26-32-46 0-25 15-85 28-108 15-29 36-47 57-47 33 0 38 40 38 43s0 6-1 8z">
            <text:p/>
          </draw:path>
          <draw:path draw:style-name="gr4" draw:layer="layout" svg:width="0.138cm" svg:height="0.156cm" svg:x="21.127cm" svg:y="15.7cm" svg:viewBox="0 0 139 157" svg:d="M125 22c-9 3-14 10-14 17 0 9 7 11 11 11s17-2 17-19c0-24-26-31-47-31-54 0-64 41-64 50 0 13 8 21 13 26 9 7 15 8 39 12 7 2 29 6 29 24 0 5-3 18-18 28-14 7-31 7-35 7-14 0-34-3-42-14 13-2 20-11 20-21 0-8-6-13-14-13-10 0-20 9-20 24 0 21 22 34 56 34 64 0 76-44 76-58 0-32-35-37-48-40-3-2-13-3-14-3-13-3-20-10-20-17 0-8 7-18 14-22 10-7 23-7 28-7 7 0 26 1 33 12z">
            <text:p/>
          </draw:path>
          <draw:path draw:style-name="gr4" draw:layer="layout" svg:width="0.21cm" svg:height="0.156cm" svg:x="21.304cm" svg:y="15.7cm" svg:viewBox="0 0 211 157" svg:d="M27 131c-2 5-5 13-5 14 0 7 7 12 13 12s11-5 13-9c1-3 4-14 7-21 1-7 5-22 7-30 2-9 4-16 5-24 4-14 6-17 16-31 9-14 25-32 51-32 20 0 20 18 20 24 0 21-14 60-20 74-4 9-5 12-5 19 0 18 15 30 33 30 34 0 49-48 49-53s-4-5-5-5c-4 0-4 2-6 6-8 28-24 42-38 42-7 0-8-4-8-13 0-7 1-12 8-28 5-9 19-47 19-67 0-33-27-39-45-39-30 0-49 18-59 32-3-25-22-32-38-32-14 0-22 11-26 18-9 14-13 34-13 35 0 4 4 4 6 4 5 0 5-1 8-9 4-21 11-38 25-38 9 0 11 7 11 17 0 7-2 19-5 29-3 8-6 24-9 31z">
            <text:p/>
          </draw:path>
          <draw:path draw:style-name="gr4" draw:layer="layout" svg:width="0.105cm" svg:height="0.233cm" svg:x="21.548cm" svg:y="15.625cm" svg:viewBox="0 0 106 234" svg:d="M97 13c0-6-5-13-14-13-10 0-20 8-20 20 0 5 4 12 14 12s20-10 20-19zM25 189c-1 4-3 8-3 15 0 16 14 30 34 30 35 0 50-49 50-54s-5-5-5-5c-6 0-6 3-7 7-9 26-24 42-38 42-7 0-8-6-8-13 0-8 2-14 5-22 4-10 7-18 11-28 3-9 16-39 17-44 2-4 3-8 3-11 0-16-14-29-34-29-35 0-50 47-50 53 0 4 4 4 6 4 5 0 5-1 7-5 8-30 23-42 36-42 6 0 10 3 10 12 0 7-3 13-11 34z">
            <text:p/>
          </draw:path>
          <draw:path draw:style-name="gr4" draw:layer="layout" svg:width="0.177cm" svg:height="0.242cm" svg:x="21.692cm" svg:y="15.613cm" svg:viewBox="0 0 178 243" svg:d="M176 10c2 0 2-4 2-6 0-1-2-4-6-4-5 0-35 3-43 3-3 1-9 1-9 8 0 6 6 6 10 6 17 0 17 1 17 4s-1 6-1 8l-20 79c-8-11-20-20-36-20-45 0-90 48-90 98 0 34 22 57 52 57 19 0 36-9 50-23 6 21 27 23 35 23 13 0 21-7 28-18 7-14 11-33 11-35 0-4-4-4-5-4-4 0-4 1-7 11-4 17-11 37-25 37-10 0-12-7-12-17 0-7 0-10 2-14zM104 197c-3 10-12 17-19 23-2 2-16 14-32 14-12 0-25-9-25-34 0-18 10-56 18-70 16-28 34-32 44-32 23 0 30 25 30 29 0 2 0 4-1 6z">
            <text:p/>
          </draw:path>
        </draw:g>
        <draw:custom-shape draw:style-name="gr11" draw:text-style-name="P2" draw:layer="layout" svg:width="11.812cm" svg:height="1.016cm" svg:x="2.286cm" svg:y="15.572cm">
          <text:p text:style-name="P1"><text:span text:style-name="T1">EPS-AK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layer="layout" svg:x1="14.098cm" svg:y1="10.414cm" svg:x2="2.246cm" svg:y2="10.414cm">
          <text:p/>
        </draw:line>
        <draw:line draw:style-name="gr2" draw:layer="layout" svg:x1="14.107cm" svg:y1="19.014cm" svg:x2="2.286cm" svg:y2="19.014cm">
          <text:p/>
        </draw:line>
        <draw:g>
          <svg:title>TexMaths</svg:title>
          <svg:desc>14§latex§$S(IMSI||RAND1||RAND2,d_{snid}),E(RAND2,e_{ue})$§svg§600§TRUE§</svg:desc>
          <draw:polygon draw:style-name="gr3" draw:layer="layout" svg:width="11.375cm" svg:height="0.492cm" svg:x="2.554cm" svg:y="18.326cm" svg:viewBox="0 0 11376 493" draw:points="5688,493 0,493 0,0 11376,0 11376,493">
            <text:p/>
          </draw:polygon>
          <draw:path draw:style-name="gr4" draw:layer="layout" svg:width="0.292cm" svg:height="0.359cm" svg:x="2.579cm" svg:y="18.348cm" svg:viewBox="0 0 293 360" svg:d="M293 6c0-3 0-6-5-6-2 0-4 0-9 7l-24 28c-13-22-38-35-70-35-63 0-123 57-123 116 0 41 26 63 51 70l54 14c18 4 46 13 46 54 0 43-41 91-90 91-32 0-87-12-87-73 0-11 3-24 3-27 2-1 2-3 2-3 0-5-5-5-6-5-3 0-4 0-6 1-1 1-29 115-29 116 0 3 3 6 6 6 2 0 2-1 8-8l25-28c21 29 55 36 83 36 67 0 126-66 126-128 0-35-17-51-24-57-11-13-20-14-63-25-11-3-29-9-34-9-12-5-29-19-29-46 0-39 39-81 85-81 42 0 72 21 72 77 0 15-2 24-2 27 0 1 0 5 6 5s6-1 7-10z">
            <text:p/>
          </draw:path>
          <draw:path draw:style-name="gr4" draw:layer="layout" svg:width="0.115cm" svg:height="0.492cm" svg:x="2.933cm" svg:y="18.326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layer="layout" svg:width="0.229cm" svg:height="0.337cm" svg:x="3.092cm" svg:y="18.36cm" svg:viewBox="0 0 230 338" svg:d="M168 38c4-18 6-23 45-23 12 0 17 0 17-9 0-6-6-6-9-6-14 0-50 1-64 1-16 0-52-1-66-1-4 0-10 0-10 10 0 5 4 5 14 5 20 0 34 0 34 10 0 2 0 3-2 7l-67 268c-4 18-5 22-45 22-11 0-15 0-15 10 0 6 6 6 7 6 15 0 50-2 66-2 14 0 50 2 66 2 4 0 9 0 9-10 0-6-4-6-15-6-8 0-11 0-21-1-10 0-13-3-13-9 0-2 2-7 3-11z">
            <text:p/>
          </draw:path>
          <draw:path draw:style-name="gr4" draw:layer="layout" svg:width="0.493cm" svg:height="0.337cm" svg:x="3.351cm" svg:y="18.36cm" svg:viewBox="0 0 494 338" svg:d="M437 38c4-18 4-23 42-23 11 0 15 0 15-9 0-6-4-6-12-6h-66c-13 0-13 0-20 10l-179 281-39-280c-2-11-3-11-16-11h-67c-10 0-15 0-15 10 0 5 5 5 15 5 6 0 16 0 21 2 7 0 11 1 11 7 0 3-1 4-2 10l-63 252c-5 19-13 35-54 36-1 0-8 0-8 10 0 4 3 6 7 6 15 0 34-2 49-2 17 0 35 2 50 2 3 0 10 0 10-10 0-6-5-6-10-6-28 0-32-10-32-21 0-4 0-7 2-12l67-269 43 306c0 6 2 12 7 12 6 0 9-6 11-9l199-314-70 285c-5 18-5 22-45 22-8 0-14 0-14 10 0 6 6 6 7 6 14 0 48-2 62-2 20 0 42 2 62 2 2 0 9 0 9-10 0-6-4-6-14-6-18 0-32 0-32-8 0-3 0-3 3-13z">
            <text:p/>
          </draw:path>
          <draw:path draw:style-name="gr4" draw:layer="layout" svg:width="0.292cm" svg:height="0.359cm" svg:x="3.887cm" svg:y="18.348cm" svg:viewBox="0 0 293 360" svg:d="M293 6c0-3 0-6-5-6-2 0-4 0-9 7l-24 28c-13-22-38-35-70-35-63 0-123 57-123 116 0 41 26 63 51 70l54 14c18 4 46 13 46 54 0 43-41 91-90 91-32 0-87-12-87-73 0-11 3-24 3-27 2-1 2-3 2-3 0-5-5-5-6-5-3 0-4 0-6 1-1 1-29 115-29 116 0 3 3 6 6 6 2 0 2-1 8-8l25-28c21 29 55 36 83 36 67 0 126-66 126-128 0-35-17-51-24-57-11-13-20-14-63-25-11-3-29-9-34-9-12-5-29-19-29-46 0-39 39-81 85-81 42 0 72 21 72 77 0 15-2 24-2 27 0 1 0 5 6 5s6-1 7-10z">
            <text:p/>
          </draw:path>
          <draw:path draw:style-name="gr4" draw:layer="layout" svg:width="0.229cm" svg:height="0.337cm" svg:x="4.209cm" svg:y="18.36cm" svg:viewBox="0 0 230 338" svg:d="M168 38c4-18 6-23 45-23 12 0 17 0 17-9 0-6-6-6-9-6-14 0-50 1-64 1-16 0-52-1-66-1-4 0-10 0-10 10 0 5 4 5 14 5 20 0 34 0 34 10 0 2 0 3-2 7l-67 268c-4 18-5 22-45 22-11 0-15 0-15 10 0 6 6 6 7 6 15 0 50-2 66-2 14 0 50 2 66 2 4 0 9 0 9-10 0-6-4-6-15-6-8 0-11 0-21-1-10 0-13-3-13-9 0-2 2-7 3-11z">
            <text:p/>
          </draw:path>
          <draw:path draw:style-name="gr4" draw:layer="layout" svg:width="0.02cm" svg:height="0.492cm" svg:x="4.504cm" svg:y="18.326cm" svg:viewBox="0 0 21 493" svg:d="M21 18c0-10 0-18-10-18-11 0-11 8-11 18v458c0 9 0 17 11 17 10 0 10-8 10-17z">
            <text:p/>
          </draw:path>
          <draw:path draw:style-name="gr4" draw:layer="layout" svg:width="0.02cm" svg:height="0.492cm" svg:x="4.641cm" svg:y="18.326cm" svg:viewBox="0 0 21 493" svg:d="M21 18c0-10 0-18-10-18-11 0-11 8-11 18v458c0 9 0 17 11 17 10 0 10-8 10-17z">
            <text:p/>
          </draw:path>
          <draw:path draw:style-name="gr4" draw:layer="layout" svg:width="0.352cm" svg:height="0.348cm" svg:x="4.739cm" svg:y="18.36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6-3 14-7 32-7 42 0 53 59 53 66 53 42 0 59-51 59-58 0-5-6-5-6-5-4 0-5 3-7 7-12 36-33 45-45 45-16 0-19-12-19-31 0-14 3-39 4-56 1-7 3-16 3-23 0-38-34-53-46-59z">
            <text:p/>
          </draw:path>
          <draw:path draw:style-name="gr4" draw:layer="layout" svg:width="0.338cm" svg:height="0.353cm" svg:x="5.115cm" svg:y="18.343cm" svg:viewBox="0 0 339 354" svg:d="M71 297c-19 34-39 41-61 42-6 0-10 0-10 10 0 3 3 5 7 5 13 0 28-1 42-1 17 0 34 1 49 1 3 0 10 0 10-9 0-6-4-6-9-6-11-1-22-6-22-18 0-6 3-11 7-18l36-64h125c1 12 8 79 8 83 0 16-26 17-36 17-7 0-11 0-11 10 0 5 5 5 7 5 19 0 40-1 61-1 13 0 44 1 56 1 3 0 9 0 9-9 0-6-4-6-11-6-31 0-31-4-33-18l-29-310c-1-10-1-11-10-11-8 0-10 3-12 8zM130 224l98-162 16 162z">
            <text:p/>
          </draw:path>
          <draw:path draw:style-name="gr4" draw:layer="layout" svg:width="0.415cm" svg:height="0.337cm" svg:x="5.485cm" svg:y="18.36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4" draw:layer="layout" svg:width="0.377cm" svg:height="0.337cm" svg:x="5.935cm" svg:y="18.36cm" svg:viewBox="0 0 378 338" svg:d="M59 300c-6 18-6 22-45 22-8 0-14 0-14 10 0 6 4 6 14 6h164c102 0 200-104 200-213 0-69-42-125-116-125h-167c-10 0-14 0-14 10 0 5 4 5 14 5 6 0 16 0 21 2 9 0 11 1 11 7 0 3-1 4-2 10zM165 34c4-17 6-19 27-19h53c49 0 90 27 90 91 0 26-10 105-52 160-14 18-53 56-115 56h-56c-7 0-7 0-10 0-5-1-7-1-7-5 0-2 0-3 3-12z">
            <text:p/>
          </draw:path>
          <draw:path draw:style-name="gr4" draw:layer="layout" svg:width="0.163cm" svg:height="0.328cm" svg:x="6.38cm" svg:y="18.368cm" svg:viewBox="0 0 164 329" svg:d="M102 13c0-12 0-13-11-13-31 32-76 32-91 32v16c10 0 39 0 64-14v256c0 18-1 24-46 24h-15v15c18-1 60-1 81-1 20 0 63 0 80 1v-15h-16c-44 0-46-6-46-24z">
            <text:p/>
          </draw:path>
          <draw:path draw:style-name="gr4" draw:layer="layout" svg:width="0.02cm" svg:height="0.492cm" svg:x="6.64cm" svg:y="18.326cm" svg:viewBox="0 0 21 493" svg:d="M21 18c0-10 0-18-10-18-11 0-11 8-11 18v458c0 9 0 17 11 17 10 0 10-8 10-17z">
            <text:p/>
          </draw:path>
          <draw:path draw:style-name="gr4" draw:layer="layout" svg:width="0.02cm" svg:height="0.492cm" svg:x="6.778cm" svg:y="18.326cm" svg:viewBox="0 0 21 493" svg:d="M21 18c0-10 0-18-10-18-11 0-11 8-11 18v458c0 9 0 17 11 17 10 0 10-8 10-17z">
            <text:p/>
          </draw:path>
          <draw:path draw:style-name="gr4" draw:layer="layout" svg:width="0.352cm" svg:height="0.348cm" svg:x="6.876cm" svg:y="18.36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6-3 14-7 32-7 42 0 53 59 53 66 53 42 0 59-51 59-58 0-5-6-5-6-5-4 0-5 3-7 7-12 36-33 45-45 45-16 0-19-12-19-31 0-14 3-39 4-56 1-7 3-16 3-23 0-38-34-53-46-59z">
            <text:p/>
          </draw:path>
          <draw:path draw:style-name="gr4" draw:layer="layout" svg:width="0.338cm" svg:height="0.353cm" svg:x="7.249cm" svg:y="18.343cm" svg:viewBox="0 0 339 354" svg:d="M71 297c-19 34-39 41-61 42-6 0-10 0-10 10 0 3 3 5 7 5 13 0 28-1 42-1 17 0 34 1 49 1 3 0 10 0 10-9 0-6-4-6-9-6-11-1-22-6-22-18 0-6 3-11 7-18l36-64h125c1 12 8 79 8 83 0 16-26 17-36 17-7 0-11 0-11 10 0 5 5 5 7 5 19 0 40-1 61-1 13 0 44 1 56 1 3 0 9 0 9-9 0-6-4-6-11-6-31 0-31-4-33-18l-29-310c-1-10-1-11-10-11-8 0-10 3-12 8zM130 224l98-162 16 162z">
            <text:p/>
          </draw:path>
          <draw:path draw:style-name="gr4" draw:layer="layout" svg:width="0.415cm" svg:height="0.337cm" svg:x="7.62cm" svg:y="18.36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4" draw:layer="layout" svg:width="0.377cm" svg:height="0.337cm" svg:x="8.07cm" svg:y="18.36cm" svg:viewBox="0 0 378 338" svg:d="M59 300c-6 18-6 22-45 22-8 0-14 0-14 10 0 6 4 6 14 6h164c102 0 200-104 200-213 0-69-42-125-116-125h-167c-10 0-14 0-14 10 0 5 4 5 14 5 6 0 16 0 21 2 9 0 11 1 11 7 0 3-1 4-2 10zM165 34c4-17 6-19 27-19h53c49 0 90 27 90 91 0 26-10 105-52 160-14 18-53 56-115 56h-56c-7 0-7 0-10 0-5-1-7-1-7-5 0-2 0-3 3-12z">
            <text:p/>
          </draw:path>
          <draw:path draw:style-name="gr4" draw:layer="layout" svg:width="0.196cm" svg:height="0.328cm" svg:x="8.497cm" svg:y="18.368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  <draw:path draw:style-name="gr4" draw:layer="layout" svg:width="0.058cm" svg:height="0.147cm" svg:x="8.76cm" svg:y="18.643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234cm" svg:height="0.348cm" svg:x="8.956cm" svg:y="18.354cm" svg:viewBox="0 0 235 349" svg:d="M235 6c0 0 0-6-5-6-9 0-55 4-63 6-5 0-7 2-7 9 0 6 4 6 11 6 24 0 25 3 25 8l-1 10-30 118c-10-20-24-32-46-32-57 0-119 72-119 144 0 46 27 80 66 80 10 0 35-3 64-38 4 21 21 38 45 38 18 0 29-11 36-28 9-17 16-48 16-49 0-4-4-4-6-4-5 0-5 1-7 8-8 32-18 62-38 62-14 0-15-13-15-23 0-12 1-15 3-24zM133 284c-3 9-3 10-10 19-22 26-42 35-56 35-25 0-32-27-32-47 0-25 15-85 28-108 15-29 36-47 57-47 33 0 38 40 38 43s0 6-1 9z">
            <text:p/>
          </draw:path>
          <draw:path draw:style-name="gr4" draw:layer="layout" svg:width="0.138cm" svg:height="0.156cm" svg:x="9.216cm" svg:y="18.617cm" svg:viewBox="0 0 139 157" svg:d="M125 22c-9 3-14 10-14 17 0 9 7 11 11 11s17-2 17-19c0-24-26-31-47-31-54 0-64 41-64 50 0 13 8 21 13 26 9 7 15 8 39 12 7 2 29 6 29 24 0 6-3 18-18 28-14 7-31 7-35 7-14 0-34-3-42-14 13-1 20-11 20-21 0-8-6-13-14-13-10 0-20 9-20 24 0 21 22 34 56 34 64 0 76-44 76-58 0-32-35-37-48-40-3-2-13-3-14-3-13-3-20-10-20-17 0-8 7-18 14-22 10-7 23-7 28-7 7 0 26 1 33 12z">
            <text:p/>
          </draw:path>
          <draw:path draw:style-name="gr4" draw:layer="layout" svg:width="0.21cm" svg:height="0.156cm" svg:x="9.394cm" svg:y="18.617cm" svg:viewBox="0 0 211 157" svg:d="M27 132c-2 4-5 12-5 14 0 7 7 11 13 11s11-4 13-9c1-2 4-14 7-21 1-7 5-22 7-30 2-9 4-16 5-24 4-14 6-17 16-31 9-14 25-32 51-32 20 0 20 18 20 24 0 21-14 60-20 74-4 10-5 12-5 19 0 19 15 30 33 30 34 0 49-48 49-53s-4-5-5-5c-4 0-4 2-6 6-8 28-24 42-38 42-7 0-8-4-8-13 0-7 1-12 8-28 5-9 19-47 19-67 0-33-27-39-45-39-30 0-49 18-59 32-3-25-22-32-38-32-14 0-22 11-26 18-9 14-13 34-13 35 0 4 4 4 6 4 5 0 5-1 8-9 4-21 11-38 25-38 9 0 11 7 11 17 0 7-2 19-5 29-3 8-6 24-9 31z">
            <text:p/>
          </draw:path>
          <draw:path draw:style-name="gr4" draw:layer="layout" svg:width="0.105cm" svg:height="0.233cm" svg:x="9.638cm" svg:y="18.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4" draw:layer="layout" svg:width="0.177cm" svg:height="0.243cm" svg:x="9.782cm" svg:y="18.53cm" svg:viewBox="0 0 178 244" svg:d="M176 10c2 0 2-4 2-6 0-1-2-4-6-4-5 0-35 3-43 3-3 1-9 1-9 8 0 6 6 6 10 6 17 0 17 1 17 4s-1 6-1 8l-20 79c-8-11-20-20-36-20-45 0-90 48-90 98 0 34 22 58 52 58 19 0 36-10 50-24 6 21 27 24 35 24 13 0 21-7 28-19 7-14 11-33 11-35 0-4-4-4-5-4-4 0-4 2-7 11-4 17-11 37-25 37-10 0-12-7-12-17 0-7 0-10 2-14zM104 197c-3 10-12 17-19 23-2 3-16 14-32 14-12 0-25-9-25-34 0-18 10-56 18-70 16-28 34-32 44-32 23 0 30 25 30 29 0 2 0 5-1 6z">
            <text:p/>
          </draw:path>
          <draw:path draw:style-name="gr4" draw:layer="layout" svg:width="0.115cm" svg:height="0.492cm" svg:x="10.019cm" svg:y="18.326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4" draw:layer="layout" svg:width="0.058cm" svg:height="0.147cm" svg:x="10.224cm" svg:y="18.643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358cm" svg:height="0.335cm" svg:x="10.419cm" svg:y="18.361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20-6 24-45 24-8 0-14 0-14 10 0 5 4 5 14 5h256c11 0 11 0 16-8z">
            <text:p/>
          </draw:path>
          <draw:path draw:style-name="gr4" draw:layer="layout" svg:width="0.115cm" svg:height="0.492cm" svg:x="10.84cm" svg:y="18.326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layer="layout" svg:width="0.352cm" svg:height="0.348cm" svg:x="11.003cm" svg:y="18.36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6-3 14-7 32-7 42 0 53 59 53 66 53 42 0 59-51 59-58 0-5-6-5-6-5-4 0-5 3-7 7-12 36-33 45-45 45-16 0-19-12-19-31 0-14 3-39 4-56 1-7 3-16 3-23 0-38-34-53-46-59z">
            <text:p/>
          </draw:path>
          <draw:path draw:style-name="gr4" draw:layer="layout" svg:width="0.338cm" svg:height="0.353cm" svg:x="11.378cm" svg:y="18.343cm" svg:viewBox="0 0 339 354" svg:d="M71 297c-19 34-39 41-61 42-6 0-10 0-10 10 0 3 3 5 7 5 13 0 28-1 42-1 17 0 34 1 49 1 3 0 10 0 10-9 0-6-4-6-9-6-11-1-22-6-22-18 0-6 3-11 7-18l36-64h125c1 12 8 79 8 83 0 16-26 17-36 17-7 0-11 0-11 10 0 5 5 5 7 5 19 0 40-1 61-1 13 0 44 1 56 1 3 0 9 0 9-9 0-6-4-6-11-6-31 0-31-4-33-18l-29-310c-1-10-1-11-10-11-8 0-10 3-12 8zM130 224l98-162 16 162z">
            <text:p/>
          </draw:path>
          <draw:path draw:style-name="gr4" draw:layer="layout" svg:width="0.415cm" svg:height="0.337cm" svg:x="11.749cm" svg:y="18.36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4" draw:layer="layout" svg:width="0.377cm" svg:height="0.337cm" svg:x="12.198cm" svg:y="18.36cm" svg:viewBox="0 0 378 338" svg:d="M59 300c-6 18-6 22-45 22-8 0-14 0-14 10 0 6 4 6 14 6h164c102 0 200-104 200-213 0-69-42-125-116-125h-167c-10 0-14 0-14 10 0 5 4 5 14 5 6 0 16 0 21 2 9 0 11 1 11 7 0 3-1 4-2 10zM165 34c4-17 6-19 27-19h53c49 0 90 27 90 91 0 26-10 105-52 160-14 18-53 56-115 56h-56c-7 0-7 0-10 0-5-1-7-1-7-5 0-2 0-3 3-12z">
            <text:p/>
          </draw:path>
          <draw:path draw:style-name="gr4" draw:layer="layout" svg:width="0.196cm" svg:height="0.328cm" svg:x="12.624cm" svg:y="18.368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  <draw:path draw:style-name="gr4" draw:layer="layout" svg:width="0.058cm" svg:height="0.147cm" svg:x="12.888cm" svg:y="18.643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189cm" svg:height="0.223cm" svg:x="13.087cm" svg:y="18.477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4" draw:layer="layout" svg:width="0.201cm" svg:height="0.156cm" svg:x="13.31cm" svg:y="18.617cm" svg:viewBox="0 0 202 157" svg:d="M130 97c-1 7-4 21-5 21-7 11-20 29-42 29-24 0-24-22-24-29 0-20 10-45 19-70 3-7 5-13 5-19 0-18-14-29-33-29-35 0-50 48-50 53 0 4 4 4 6 4 5 0 5-1 7-5 8-28 23-42 36-42 6 0 8 4 8 12 0 7-2 16-5 23-18 49-18 59-18 67 0 7 0 22 12 34 10 8 24 11 35 11 23 0 34-11 45-23 8 21 31 23 35 23 13 0 21-7 28-18 7-14 13-34 13-35 0-5-6-5-6-5-6 0-6 2-8 10-5 17-10 38-26 38-8 0-11-8-11-17 0-5 3-18 6-28 1-8 5-24 7-31l8-30c2-9 6-24 6-27 0-7-6-11-11-11-13 0-16 11-19 22z">
            <text:p/>
          </draw:path>
          <draw:path draw:style-name="gr4" draw:layer="layout" svg:width="0.147cm" svg:height="0.156cm" svg:x="13.549cm" svg:y="18.617cm" svg:viewBox="0 0 148 157" svg:d="M55 74c9 0 37-1 56-7 25-10 30-26 30-36 0-20-19-31-43-31-42 0-98 32-98 91 0 35 22 66 63 66 59 0 85-35 85-39 0-3-2-6-5-6-2 0-3 0-6 3-26 32-67 32-74 32-21 0-35-14-35-42 0-6 0-11 4-31zM35 64c15-50 53-54 63-54 15 0 28 7 28 21 0 33-59 33-73 33z">
            <text:p/>
          </draw:path>
          <draw:path draw:style-name="gr4" draw:layer="layout" svg:width="0.115cm" svg:height="0.492cm" svg:x="13.765cm" svg:y="18.326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line draw:style-name="gr2" draw:layer="layout" svg:x1="2.301cm" svg:y1="19.908cm" svg:x2="14.09cm" svg:y2="19.908cm">
          <text:p/>
        </draw:line>
        <draw:g>
          <svg:title>TexMaths</svg:title>
          <svg:desc>14§latex§$S(IMSI||RAND1||RAND2,d_{ue})$§svg§600§TRUE§</svg:desc>
          <draw:polygon draw:style-name="gr3" draw:layer="layout" svg:width="7.275cm" svg:height="0.492cm" svg:x="4.955cm" svg:y="19.325cm" svg:viewBox="0 0 7276 493" draw:points="3637,493 0,493 0,0 7276,0 7276,493">
            <text:p/>
          </draw:polygon>
          <draw:path draw:style-name="gr4" draw:layer="layout" svg:width="0.292cm" svg:height="0.359cm" svg:x="4.98cm" svg:y="19.347cm" svg:viewBox="0 0 293 360" svg:d="M293 6c0-3 0-6-5-6-2 0-4 0-9 7l-24 28c-13-22-38-35-70-35-63 0-123 57-123 116 0 41 26 63 51 70l54 14c18 4 46 13 46 54 0 43-41 91-90 91-32 0-87-12-87-73 0-11 3-24 3-27 2-1 2-3 2-3 0-5-5-5-6-5-3 0-4 0-6 1-1 1-29 115-29 116 0 3 3 6 6 6 2 0 2-1 8-8l25-28c21 29 55 36 83 36 67 0 126-66 126-128 0-35-17-51-24-57-11-13-20-14-63-25-11-3-29-9-34-9-12-5-29-19-29-46 0-39 39-81 85-81 42 0 72 21 72 77 0 15-2 24-2 27 0 1 0 5 6 5s6-1 7-10z">
            <text:p/>
          </draw:path>
          <draw:path draw:style-name="gr4" draw:layer="layout" svg:width="0.115cm" svg:height="0.492cm" svg:x="5.334cm" svg:y="19.32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layer="layout" svg:width="0.229cm" svg:height="0.337cm" svg:x="5.493cm" svg:y="19.359cm" svg:viewBox="0 0 230 338" svg:d="M168 38c4-18 6-23 45-23 12 0 17 0 17-9 0-6-6-6-9-6-14 0-50 1-64 1-16 0-52-1-66-1-4 0-10 0-10 10 0 5 4 5 14 5 20 0 34 0 34 10 0 2 0 3-2 7l-67 268c-4 18-5 22-45 22-11 0-15 0-15 10 0 6 6 6 7 6 15 0 50-2 66-2 14 0 50 2 66 2 4 0 9 0 9-10 0-6-4-6-15-6-8 0-11 0-21-1-10 0-13-3-13-9 0-2 2-7 3-11z">
            <text:p/>
          </draw:path>
          <draw:path draw:style-name="gr4" draw:layer="layout" svg:width="0.493cm" svg:height="0.337cm" svg:x="5.752cm" svg:y="19.359cm" svg:viewBox="0 0 494 338" svg:d="M437 38c4-18 4-23 42-23 11 0 15 0 15-9 0-6-4-6-12-6h-66c-13 0-13 0-20 10l-179 281-39-280c-2-11-3-11-16-11h-67c-10 0-15 0-15 10 0 5 5 5 15 5 6 0 16 0 21 2 7 0 11 1 11 7 0 3-1 4-2 10l-63 252c-5 19-13 35-54 36-1 0-8 0-8 10 0 4 3 6 7 6 15 0 34-2 49-2 17 0 35 2 50 2 3 0 10 0 10-10 0-6-5-6-10-6-28 0-32-10-32-21 0-4 0-7 2-12l67-269 43 306c0 6 2 12 7 12 6 0 9-6 11-9l199-314-70 285c-5 18-5 22-45 22-8 0-14 0-14 10 0 6 6 6 7 6 14 0 48-2 62-2 20 0 42 2 62 2 2 0 9 0 9-10 0-6-4-6-14-6-18 0-32 0-32-8 0-3 0-3 3-13z">
            <text:p/>
          </draw:path>
          <draw:path draw:style-name="gr4" draw:layer="layout" svg:width="0.292cm" svg:height="0.359cm" svg:x="6.288cm" svg:y="19.347cm" svg:viewBox="0 0 293 360" svg:d="M293 6c0-3 0-6-5-6-2 0-4 0-9 7l-24 28c-13-22-38-35-70-35-63 0-123 57-123 116 0 41 26 63 51 70l54 14c18 4 46 13 46 54 0 43-41 91-90 91-32 0-87-12-87-73 0-11 3-24 3-27 2-1 2-3 2-3 0-5-5-5-6-5-3 0-4 0-6 1-1 1-29 115-29 116 0 3 3 6 6 6 2 0 2-1 8-8l25-28c21 29 55 36 83 36 67 0 126-66 126-128 0-35-17-51-24-57-11-13-20-14-63-25-11-3-29-9-34-9-12-5-29-19-29-46 0-39 39-81 85-81 42 0 72 21 72 77 0 15-2 24-2 27 0 1 0 5 6 5s6-1 7-10z">
            <text:p/>
          </draw:path>
          <draw:path draw:style-name="gr4" draw:layer="layout" svg:width="0.229cm" svg:height="0.337cm" svg:x="6.61cm" svg:y="19.359cm" svg:viewBox="0 0 230 338" svg:d="M168 38c4-18 6-23 45-23 12 0 17 0 17-9 0-6-6-6-9-6-14 0-50 1-64 1-16 0-52-1-66-1-4 0-10 0-10 10 0 5 4 5 14 5 20 0 34 0 34 10 0 2 0 3-2 7l-67 268c-4 18-5 22-45 22-11 0-15 0-15 10 0 6 6 6 7 6 15 0 50-2 66-2 14 0 50 2 66 2 4 0 9 0 9-10 0-6-4-6-15-6-8 0-11 0-21-1-10 0-13-3-13-9 0-2 2-7 3-11z">
            <text:p/>
          </draw:path>
          <draw:path draw:style-name="gr4" draw:layer="layout" svg:width="0.02cm" svg:height="0.492cm" svg:x="6.905cm" svg:y="19.325cm" svg:viewBox="0 0 21 493" svg:d="M21 18c0-10 0-18-10-18-11 0-11 8-11 18v458c0 9 0 17 11 17 10 0 10-8 10-17z">
            <text:p/>
          </draw:path>
          <draw:path draw:style-name="gr4" draw:layer="layout" svg:width="0.02cm" svg:height="0.492cm" svg:x="7.042cm" svg:y="19.325cm" svg:viewBox="0 0 21 493" svg:d="M21 18c0-10 0-18-10-18-11 0-11 8-11 18v458c0 9 0 17 11 17 10 0 10-8 10-17z">
            <text:p/>
          </draw:path>
          <draw:path draw:style-name="gr4" draw:layer="layout" svg:width="0.352cm" svg:height="0.348cm" svg:x="7.14cm" svg:y="19.359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6-3 14-7 32-7 42 0 53 59 53 66 53 42 0 59-51 59-58 0-5-6-5-6-5-4 0-5 3-7 7-12 36-33 45-45 45-16 0-19-12-19-31 0-14 3-39 4-56 1-7 3-16 3-23 0-38-34-53-46-59z">
            <text:p/>
          </draw:path>
          <draw:path draw:style-name="gr4" draw:layer="layout" svg:width="0.338cm" svg:height="0.353cm" svg:x="7.516cm" svg:y="19.342cm" svg:viewBox="0 0 339 354" svg:d="M71 297c-19 34-39 41-61 42-6 0-10 0-10 10 0 3 3 5 7 5 13 0 28-1 42-1 17 0 34 1 49 1 3 0 10 0 10-9 0-6-4-6-9-6-11-1-22-6-22-18 0-6 3-11 7-18l36-64h125c1 12 8 79 8 83 0 16-26 17-36 17-7 0-11 0-11 10 0 5 5 5 7 5 19 0 40-1 61-1 13 0 44 1 56 1 3 0 9 0 9-9 0-6-4-6-11-6-31 0-31-4-33-18l-29-310c-1-10-1-11-10-11-8 0-10 3-12 8zM130 224l98-162 16 162z">
            <text:p/>
          </draw:path>
          <draw:path draw:style-name="gr4" draw:layer="layout" svg:width="0.415cm" svg:height="0.337cm" svg:x="7.887cm" svg:y="19.359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4" draw:layer="layout" svg:width="0.377cm" svg:height="0.337cm" svg:x="8.336cm" svg:y="19.359cm" svg:viewBox="0 0 378 338" svg:d="M59 300c-6 18-6 22-45 22-8 0-14 0-14 10 0 6 4 6 14 6h164c102 0 200-104 200-213 0-69-42-125-116-125h-167c-10 0-14 0-14 10 0 5 4 5 14 5 6 0 16 0 21 2 9 0 11 1 11 7 0 3-1 4-2 10zM165 34c4-17 6-19 27-19h53c49 0 90 27 90 91 0 26-10 105-52 160-14 18-53 56-115 56h-56c-7 0-7 0-10 0-5-1-7-1-7-5 0-2 0-3 3-12z">
            <text:p/>
          </draw:path>
          <draw:path draw:style-name="gr4" draw:layer="layout" svg:width="0.163cm" svg:height="0.328cm" svg:x="8.781cm" svg:y="19.367cm" svg:viewBox="0 0 164 329" svg:d="M102 13c0-12 0-13-11-13-31 32-76 32-91 32v16c10 0 39 0 64-14v256c0 18-1 24-46 24h-15v15c18-1 60-1 81-1 20 0 63 0 80 1v-15h-16c-44 0-46-6-46-24z">
            <text:p/>
          </draw:path>
          <draw:path draw:style-name="gr4" draw:layer="layout" svg:width="0.02cm" svg:height="0.492cm" svg:x="9.042cm" svg:y="19.325cm" svg:viewBox="0 0 21 493" svg:d="M21 18c0-10 0-18-10-18-11 0-11 8-11 18v458c0 9 0 17 11 17 10 0 10-8 10-17z">
            <text:p/>
          </draw:path>
          <draw:path draw:style-name="gr4" draw:layer="layout" svg:width="0.02cm" svg:height="0.492cm" svg:x="9.179cm" svg:y="19.325cm" svg:viewBox="0 0 21 493" svg:d="M21 18c0-10 0-18-10-18-11 0-11 8-11 18v458c0 9 0 17 11 17 10 0 10-8 10-17z">
            <text:p/>
          </draw:path>
          <draw:path draw:style-name="gr4" draw:layer="layout" svg:width="0.352cm" svg:height="0.348cm" svg:x="9.277cm" svg:y="19.359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6-3 14-7 32-7 42 0 53 59 53 66 53 42 0 59-51 59-58 0-5-6-5-6-5-4 0-5 3-7 7-12 36-33 45-45 45-16 0-19-12-19-31 0-14 3-39 4-56 1-7 3-16 3-23 0-38-34-53-46-59z">
            <text:p/>
          </draw:path>
          <draw:path draw:style-name="gr4" draw:layer="layout" svg:width="0.338cm" svg:height="0.353cm" svg:x="9.651cm" svg:y="19.342cm" svg:viewBox="0 0 339 354" svg:d="M71 297c-19 34-39 41-61 42-6 0-10 0-10 10 0 3 3 5 7 5 13 0 28-1 42-1 17 0 34 1 49 1 3 0 10 0 10-9 0-6-4-6-9-6-11-1-22-6-22-18 0-6 3-11 7-18l36-64h125c1 12 8 79 8 83 0 16-26 17-36 17-7 0-11 0-11 10 0 5 5 5 7 5 19 0 40-1 61-1 13 0 44 1 56 1 3 0 9 0 9-9 0-6-4-6-11-6-31 0-31-4-33-18l-29-310c-1-10-1-11-10-11-8 0-10 3-12 8zM130 224l98-162 16 162z">
            <text:p/>
          </draw:path>
          <draw:path draw:style-name="gr4" draw:layer="layout" svg:width="0.415cm" svg:height="0.337cm" svg:x="10.022cm" svg:y="19.359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4" draw:layer="layout" svg:width="0.377cm" svg:height="0.337cm" svg:x="10.471cm" svg:y="19.359cm" svg:viewBox="0 0 378 338" svg:d="M59 300c-6 18-6 22-45 22-8 0-14 0-14 10 0 6 4 6 14 6h164c102 0 200-104 200-213 0-69-42-125-116-125h-167c-10 0-14 0-14 10 0 5 4 5 14 5 6 0 16 0 21 2 9 0 11 1 11 7 0 3-1 4-2 10zM165 34c4-17 6-19 27-19h53c49 0 90 27 90 91 0 26-10 105-52 160-14 18-53 56-115 56h-56c-7 0-7 0-10 0-5-1-7-1-7-5 0-2 0-3 3-12z">
            <text:p/>
          </draw:path>
          <draw:path draw:style-name="gr4" draw:layer="layout" svg:width="0.196cm" svg:height="0.328cm" svg:x="10.898cm" svg:y="19.367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  <draw:path draw:style-name="gr4" draw:layer="layout" svg:width="0.058cm" svg:height="0.147cm" svg:x="11.161cm" svg:y="19.642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layer="layout" svg:width="0.234cm" svg:height="0.348cm" svg:x="11.357cm" svg:y="19.353cm" svg:viewBox="0 0 235 349" svg:d="M235 6c0 0 0-6-5-6-9 0-55 4-63 6-5 0-7 2-7 9 0 6 4 6 11 6 24 0 25 3 25 8l-1 10-30 118c-10-20-24-32-46-32-57 0-119 72-119 144 0 46 27 80 66 80 10 0 35-3 64-38 4 21 21 38 45 38 18 0 29-11 36-28 9-17 16-48 16-49 0-4-4-4-6-4-5 0-5 1-7 8-8 32-18 62-38 62-14 0-15-13-15-23 0-12 1-15 3-24zM133 284c-3 9-3 10-10 19-22 26-42 35-56 35-25 0-32-27-32-47 0-25 15-85 28-108 15-29 36-47 57-47 33 0 38 40 38 43s0 6-1 9z">
            <text:p/>
          </draw:path>
          <draw:path draw:style-name="gr4" draw:layer="layout" svg:width="0.201cm" svg:height="0.156cm" svg:x="11.611cm" svg:y="19.616cm" svg:viewBox="0 0 202 157" svg:d="M130 97c-1 7-4 21-5 21-7 11-20 29-42 29-24 0-24-22-24-29 0-20 10-45 19-70 3-7 5-13 5-19 0-18-14-29-33-29-35 0-50 48-50 53 0 4 4 4 6 4 5 0 5-1 7-5 8-28 23-42 36-42 6 0 8 4 8 12 0 7-2 16-5 23-18 49-18 59-18 67 0 7 0 22 12 34 10 8 24 11 35 11 23 0 34-11 45-23 8 21 31 23 35 23 13 0 21-7 28-18 7-14 13-34 13-35 0-5-6-5-6-5-6 0-6 2-8 10-5 17-10 38-26 38-8 0-11-8-11-17 0-5 3-18 6-28 1-8 5-24 7-31l8-30c2-9 6-24 6-27 0-7-6-11-11-11-13 0-16 11-19 22z">
            <text:p/>
          </draw:path>
          <draw:path draw:style-name="gr4" draw:layer="layout" svg:width="0.147cm" svg:height="0.156cm" svg:x="11.85cm" svg:y="19.616cm" svg:viewBox="0 0 148 157" svg:d="M55 74c9 0 37-1 56-7 25-10 30-26 30-36 0-20-19-31-43-31-42 0-98 32-98 91 0 35 22 66 63 66 59 0 85-35 85-39 0-3-2-6-5-6-2 0-3 0-6 3-26 32-67 32-74 32-21 0-35-14-35-42 0-6 0-11 4-31zM35 64c15-50 53-54 63-54 15 0 28 7 28 21 0 33-59 33-73 33z">
            <text:p/>
          </draw:path>
          <draw:path draw:style-name="gr4" draw:layer="layout" svg:width="0.115cm" svg:height="0.492cm" svg:x="12.066cm" svg:y="19.325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2§latex§\fbox{2.3}§svg§600§FALSE§</svg:desc>
          <draw:polygon draw:style-name="gr9" draw:layer="layout" svg:width="0.826cm" svg:height="0.558cm" svg:x="22.654cm" svg:y="11.788cm" svg:viewBox="0 0 827 559" draw:points="414,559 0,559 0,0 827,0 827,559">
            <text:p/>
          </draw:polygon>
          <draw:polygon draw:style-name="gr4" draw:layer="layout" svg:width="0.826cm" svg:height="0.017cm" svg:x="22.654cm" svg:y="11.788cm" svg:viewBox="0 0 827 18" draw:points="414,18 0,18 0,0 827,0 827,18">
            <text:p/>
          </draw:polygon>
          <draw:polygon draw:style-name="gr4" draw:layer="layout" svg:width="0.017cm" svg:height="0.524cm" svg:x="22.654cm" svg:y="11.805cm" svg:viewBox="0 0 18 525" draw:points="10,525 0,525 0,0 18,0 18,525">
            <text:p/>
          </draw:polygon>
          <draw:path draw:style-name="gr4" draw:layer="layout" svg:width="0.168cm" svg:height="0.281cm" svg:x="22.818cm" svg:y="11.922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23.044cm" svg:y="12.159cm" svg:viewBox="0 0 46 46" svg:d="M46 23c0-12-10-23-23-23-12 0-23 11-23 23 0 13 11 23 23 23 13 0 23-10 23-23z">
            <text:p/>
          </draw:path>
          <draw:path draw:style-name="gr4" draw:layer="layout" svg:width="0.175cm" svg:height="0.29cm" svg:x="23.144cm" svg:y="11.922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23.463cm" svg:y="11.805cm" svg:viewBox="0 0 18 525" draw:points="10,525 0,525 0,0 18,0 18,525">
            <text:p/>
          </draw:polygon>
          <draw:polygon draw:style-name="gr4" draw:layer="layout" svg:width="0.826cm" svg:height="0.017cm" svg:x="22.654cm" svg:y="12.329cm" svg:viewBox="0 0 827 18" draw:points="414,18 0,18 0,0 827,0 827,18">
            <text:p/>
          </draw:polygon>
        </draw:g>
        <draw:g>
          <svg:title>TexMaths</svg:title>
          <svg:desc>12§latex§\fbox{2.4}§svg§600§FALSE§</svg:desc>
          <draw:polygon draw:style-name="gr9" draw:layer="layout" svg:width="0.826cm" svg:height="0.558cm" svg:x="14.279cm" svg:y="13.067cm" svg:viewBox="0 0 827 559" draw:points="414,559 0,559 0,0 827,0 827,559">
            <text:p/>
          </draw:polygon>
          <draw:polygon draw:style-name="gr4" draw:layer="layout" svg:width="0.826cm" svg:height="0.017cm" svg:x="14.279cm" svg:y="13.067cm" svg:viewBox="0 0 827 18" draw:points="414,18 0,18 0,0 827,0 827,18">
            <text:p/>
          </draw:polygon>
          <draw:polygon draw:style-name="gr4" draw:layer="layout" svg:width="0.017cm" svg:height="0.524cm" svg:x="14.279cm" svg:y="13.084cm" svg:viewBox="0 0 18 525" draw:points="10,525 0,525 0,0 18,0 18,525">
            <text:p/>
          </draw:polygon>
          <draw:path draw:style-name="gr4" draw:layer="layout" svg:width="0.168cm" svg:height="0.281cm" svg:x="14.443cm" svg:y="13.201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14.669cm" svg:y="13.438cm" svg:viewBox="0 0 46 46" svg:d="M46 23c0-12-10-23-23-23-12 0-23 11-23 23 0 13 11 23 23 23 13 0 23-10 23-23z">
            <text:p/>
          </draw:path>
          <draw:path draw:style-name="gr4" draw:layer="layout" svg:width="0.187cm" svg:height="0.286cm" svg:x="14.763cm" svg:y="13.197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4" draw:layer="layout" svg:width="0.017cm" svg:height="0.524cm" svg:x="15.088cm" svg:y="13.084cm" svg:viewBox="0 0 18 525" draw:points="10,525 0,525 0,0 18,0 18,525">
            <text:p/>
          </draw:polygon>
          <draw:polygon draw:style-name="gr4" draw:layer="layout" svg:width="0.826cm" svg:height="0.017cm" svg:x="14.279cm" svg:y="13.608cm" svg:viewBox="0 0 827 18" draw:points="414,18 0,18 0,0 827,0 827,18">
            <text:p/>
          </draw:polygon>
        </draw:g>
        <draw:g>
          <svg:title>TexMaths</svg:title>
          <svg:desc>12§latex§\fbox{2.5}§svg§600§FALSE§</svg:desc>
          <draw:polygon draw:style-name="gr9" draw:layer="layout" svg:width="0.826cm" svg:height="0.558cm" svg:x="26.478cm" svg:y="14.169cm" svg:viewBox="0 0 827 559" draw:points="414,559 0,559 0,0 827,0 827,559">
            <text:p/>
          </draw:polygon>
          <draw:polygon draw:style-name="gr4" draw:layer="layout" svg:width="0.826cm" svg:height="0.017cm" svg:x="26.478cm" svg:y="14.169cm" svg:viewBox="0 0 827 18" draw:points="414,18 0,18 0,0 827,0 827,18">
            <text:p/>
          </draw:polygon>
          <draw:polygon draw:style-name="gr4" draw:layer="layout" svg:width="0.017cm" svg:height="0.524cm" svg:x="26.478cm" svg:y="14.186cm" svg:viewBox="0 0 18 525" draw:points="10,525 0,525 0,0 18,0 18,525">
            <text:p/>
          </draw:polygon>
          <draw:path draw:style-name="gr4" draw:layer="layout" svg:width="0.168cm" svg:height="0.281cm" svg:x="26.642cm" svg:y="14.303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26.868cm" svg:y="14.54cm" svg:viewBox="0 0 46 46" svg:d="M46 23c0-12-10-23-23-23-12 0-23 11-23 23 0 13 11 23 23 23 13 0 23-10 23-23z">
            <text:p/>
          </draw:path>
          <draw:path draw:style-name="gr4" draw:layer="layout" svg:width="0.168cm" svg:height="0.29cm" svg:x="26.97cm" svg:y="14.303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7 77 77 49 0 92-40 92-94z">
            <text:p/>
          </draw:path>
          <draw:polygon draw:style-name="gr4" draw:layer="layout" svg:width="0.017cm" svg:height="0.524cm" svg:x="27.287cm" svg:y="14.186cm" svg:viewBox="0 0 18 525" draw:points="10,525 0,525 0,0 18,0 18,525">
            <text:p/>
          </draw:polygon>
          <draw:polygon draw:style-name="gr4" draw:layer="layout" svg:width="0.826cm" svg:height="0.017cm" svg:x="26.478cm" svg:y="14.71cm" svg:viewBox="0 0 827 18" draw:points="414,18 0,18 0,0 827,0 827,18">
            <text:p/>
          </draw:polygon>
        </draw:g>
        <draw:g>
          <svg:title>TexMaths</svg:title>
          <svg:desc>12§latex§\fbox{2.6}§svg§600§FALSE§</svg:desc>
          <draw:polygon draw:style-name="gr9" draw:layer="layout" svg:width="0.826cm" svg:height="0.558cm" svg:x="24.18cm" svg:y="15.37cm" svg:viewBox="0 0 827 559" draw:points="414,559 0,559 0,0 827,0 827,559">
            <text:p/>
          </draw:polygon>
          <draw:polygon draw:style-name="gr4" draw:layer="layout" svg:width="0.826cm" svg:height="0.017cm" svg:x="24.18cm" svg:y="15.37cm" svg:viewBox="0 0 827 18" draw:points="414,18 0,18 0,0 827,0 827,18">
            <text:p/>
          </draw:polygon>
          <draw:polygon draw:style-name="gr4" draw:layer="layout" svg:width="0.017cm" svg:height="0.524cm" svg:x="24.18cm" svg:y="15.387cm" svg:viewBox="0 0 18 525" draw:points="10,525 0,525 0,0 18,0 18,525">
            <text:p/>
          </draw:polygon>
          <draw:path draw:style-name="gr4" draw:layer="layout" svg:width="0.168cm" svg:height="0.281cm" svg:x="24.344cm" svg:y="15.504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24.57cm" svg:y="15.741cm" svg:viewBox="0 0 46 46" svg:d="M46 23c0-12-10-23-23-23-12 0-23 11-23 23 0 13 11 23 23 23 13 0 23-10 23-23z">
            <text:p/>
          </draw:path>
          <draw:path draw:style-name="gr4" draw:layer="layout" svg:width="0.175cm" svg:height="0.29cm" svg:x="24.67cm" svg:y="15.504cm" svg:viewBox="0 0 176 291" svg:d="M38 143v-10c0-107 53-122 75-122 9 0 27 2 37 17-6 0-24 0-24 19 0 13 11 19 20 19 6 0 20-4 20-20 0-26-20-46-54-46-54 0-112 55-112 149 0 113 49 142 89 142 47 0 87-39 87-95 0-54-38-95-85-95-29 0-44 21-53 42zM89 280c-27 0-40-26-42-33-7-19-7-53-7-61 0-32 13-76 51-76 6 0 27 0 40 27 7 15 7 37 7 59 0 20 0 40-7 56-13 25-33 28-42 28z">
            <text:p/>
          </draw:path>
          <draw:polygon draw:style-name="gr4" draw:layer="layout" svg:width="0.017cm" svg:height="0.524cm" svg:x="24.989cm" svg:y="15.387cm" svg:viewBox="0 0 18 525" draw:points="10,525 0,525 0,0 18,0 18,525">
            <text:p/>
          </draw:polygon>
          <draw:polygon draw:style-name="gr4" draw:layer="layout" svg:width="0.826cm" svg:height="0.017cm" svg:x="24.18cm" svg:y="15.911cm" svg:viewBox="0 0 827 18" draw:points="414,18 0,18 0,0 827,0 827,18">
            <text:p/>
          </draw:polygon>
        </draw:g>
        <draw:g>
          <svg:title>TexMaths</svg:title>
          <svg:desc>12§latex§\fbox{2.7}§svg§600§FALSE§</svg:desc>
          <draw:polygon draw:style-name="gr9" draw:layer="layout" svg:width="0.826cm" svg:height="0.558cm" svg:x="11.881cm" svg:y="15.769cm" svg:viewBox="0 0 827 559" draw:points="414,559 0,559 0,0 827,0 827,559">
            <text:p/>
          </draw:polygon>
          <draw:polygon draw:style-name="gr4" draw:layer="layout" svg:width="0.826cm" svg:height="0.017cm" svg:x="11.881cm" svg:y="15.769cm" svg:viewBox="0 0 827 18" draw:points="414,18 0,18 0,0 827,0 827,18">
            <text:p/>
          </draw:polygon>
          <draw:polygon draw:style-name="gr4" draw:layer="layout" svg:width="0.017cm" svg:height="0.524cm" svg:x="11.881cm" svg:y="15.786cm" svg:viewBox="0 0 18 525" draw:points="10,525 0,525 0,0 18,0 18,525">
            <text:p/>
          </draw:polygon>
          <draw:path draw:style-name="gr4" draw:layer="layout" svg:width="0.168cm" svg:height="0.281cm" svg:x="12.045cm" svg:y="15.903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12.271cm" svg:y="16.14cm" svg:viewBox="0 0 46 46" svg:d="M46 23c0-12-10-23-23-23-12 0-23 11-23 23 0 13 11 23 23 23 13 0 23-10 23-23z">
            <text:p/>
          </draw:path>
          <draw:path draw:style-name="gr4" draw:layer="layout" svg:width="0.181cm" svg:height="0.294cm" svg:x="12.377cm" svg:y="15.899cm" svg:viewBox="0 0 182 295" svg:d="M179 29c3-6 3-6 3-16h-103c-51 0-53-5-54-13h-11l-14 88h11c1-8 5-34 11-39 2-3 36-3 40-3h89c-5 7-38 54-48 67-38 57-53 116-53 159 0 4 0 23 21 23 19 0 19-19 19-23v-21c0-23 1-47 5-70 1-9 7-45 26-72z">
            <text:p/>
          </draw:path>
          <draw:polygon draw:style-name="gr4" draw:layer="layout" svg:width="0.017cm" svg:height="0.524cm" svg:x="12.69cm" svg:y="15.786cm" svg:viewBox="0 0 18 525" draw:points="10,525 0,525 0,0 18,0 18,525">
            <text:p/>
          </draw:polygon>
          <draw:polygon draw:style-name="gr4" draw:layer="layout" svg:width="0.826cm" svg:height="0.017cm" svg:x="11.881cm" svg:y="16.31cm" svg:viewBox="0 0 827 18" draw:points="414,18 0,18 0,0 827,0 827,18">
            <text:p/>
          </draw:polygon>
        </draw:g>
        <draw:g>
          <svg:title>TexMaths</svg:title>
          <svg:desc>12§latex§\fbox{2.9}§svg§600§FALSE§</svg:desc>
          <draw:polygon draw:style-name="gr9" draw:layer="layout" svg:width="0.826cm" svg:height="0.558cm" svg:x="2.54cm" svg:y="17.526cm" svg:viewBox="0 0 827 559" draw:points="414,559 0,559 0,0 827,0 827,559">
            <text:p/>
          </draw:polygon>
          <draw:polygon draw:style-name="gr4" draw:layer="layout" svg:width="0.826cm" svg:height="0.017cm" svg:x="2.54cm" svg:y="17.526cm" svg:viewBox="0 0 827 18" draw:points="414,18 0,18 0,0 827,0 827,18">
            <text:p/>
          </draw:polygon>
          <draw:polygon draw:style-name="gr4" draw:layer="layout" svg:width="0.017cm" svg:height="0.524cm" svg:x="2.54cm" svg:y="17.543cm" svg:viewBox="0 0 18 525" draw:points="10,525 0,525 0,0 18,0 18,525">
            <text:p/>
          </draw:polygon>
          <draw:path draw:style-name="gr4" draw:layer="layout" svg:width="0.168cm" svg:height="0.281cm" svg:x="2.704cm" svg:y="17.66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2.93cm" svg:y="17.897cm" svg:viewBox="0 0 46 46" svg:d="M46 23c0-12-10-23-23-23-12 0-23 11-23 23 0 13 11 23 23 23 13 0 23-10 23-23z">
            <text:p/>
          </draw:path>
          <draw:path draw:style-name="gr4" draw:layer="layout" svg:width="0.175cm" svg:height="0.29cm" svg:x="3.03cm" svg:y="17.66cm" svg:viewBox="0 0 176 291" svg:d="M138 148v13c0 99-44 119-68 119-8 0-30-2-42-16 19 0 21-12 21-19 0-13-9-19-19-19-7 0-19 3-19 20 0 28 23 45 59 45 55 0 106-57 106-148 0-114-49-143-86-143-24 0-44 7-62 26-18 20-28 38-28 69 0 54 37 95 85 95 25 0 43-18 53-42zM85 180c-7 0-26 0-39-26-8-16-8-38-8-58 0-23 0-43 9-59 12-21 27-26 43-26 19 0 34 14 41 33 5 14 6 40 6 59 0 36-15 77-52 77z">
            <text:p/>
          </draw:path>
          <draw:polygon draw:style-name="gr4" draw:layer="layout" svg:width="0.017cm" svg:height="0.524cm" svg:x="3.349cm" svg:y="17.543cm" svg:viewBox="0 0 18 525" draw:points="10,525 0,525 0,0 18,0 18,525">
            <text:p/>
          </draw:polygon>
          <draw:polygon draw:style-name="gr4" draw:layer="layout" svg:width="0.826cm" svg:height="0.017cm" svg:x="2.54cm" svg:y="18.067cm" svg:viewBox="0 0 827 18" draw:points="414,18 0,18 0,0 827,0 827,18">
            <text:p/>
          </draw:polygon>
        </draw:g>
        <draw:g>
          <svg:title>TexMaths</svg:title>
          <svg:desc>12§latex§\fbox{1.4}§svg§600§FALSE§</svg:desc>
          <draw:polygon draw:style-name="gr9" draw:layer="layout" svg:width="0.826cm" svg:height="0.558cm" svg:x="26.779cm" svg:y="5.967cm" svg:viewBox="0 0 827 559" draw:points="414,559 0,559 0,0 827,0 827,559">
            <text:p/>
          </draw:polygon>
          <draw:polygon draw:style-name="gr4" draw:layer="layout" svg:width="0.826cm" svg:height="0.017cm" svg:x="26.779cm" svg:y="5.967cm" svg:viewBox="0 0 827 18" draw:points="414,18 0,18 0,0 827,0 827,18">
            <text:p/>
          </draw:polygon>
          <draw:polygon draw:style-name="gr4" draw:layer="layout" svg:width="0.017cm" svg:height="0.524cm" svg:x="26.779cm" svg:y="5.984cm" svg:viewBox="0 0 18 525" draw:points="10,525 0,525 0,0 18,0 18,525">
            <text:p/>
          </draw:polygon>
          <draw:path draw:style-name="gr4" draw:layer="layout" svg:width="0.139cm" svg:height="0.281cm" svg:x="26.96cm" svg:y="6.101cm" svg:viewBox="0 0 140 282" svg:d="M88 11c0-10 0-11-10-11-26 28-65 28-78 28v13c8 0 34 0 55-12v219c0 16-1 21-39 21h-14v13c16-1 52-1 70-1 17 0 54 0 68 1v-13h-13c-38 0-39-5-39-21z">
            <text:p/>
          </draw:path>
          <draw:path draw:style-name="gr4" draw:layer="layout" svg:width="0.045cm" svg:height="0.045cm" svg:x="27.169cm" svg:y="6.338cm" svg:viewBox="0 0 46 46" svg:d="M46 23c0-12-10-23-23-23-12 0-23 11-23 23 0 13 11 23 23 23 13 0 23-10 23-23z">
            <text:p/>
          </draw:path>
          <draw:path draw:style-name="gr4" draw:layer="layout" svg:width="0.187cm" svg:height="0.286cm" svg:x="27.263cm" svg:y="6.097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4" draw:layer="layout" svg:width="0.017cm" svg:height="0.524cm" svg:x="27.588cm" svg:y="5.984cm" svg:viewBox="0 0 18 525" draw:points="10,525 0,525 0,0 18,0 18,525">
            <text:p/>
          </draw:polygon>
          <draw:polygon draw:style-name="gr4" draw:layer="layout" svg:width="0.826cm" svg:height="0.017cm" svg:x="26.779cm" svg:y="6.508cm" svg:viewBox="0 0 827 18" draw:points="414,18 0,18 0,0 827,0 827,18">
            <text:p/>
          </draw:polygon>
        </draw:g>
        <draw:g>
          <svg:title>TexMaths</svg:title>
          <svg:desc>12§latex§\fbox{1.5}§svg§600§FALSE§</svg:desc>
          <draw:polygon draw:style-name="gr9" draw:layer="layout" svg:width="0.826cm" svg:height="0.558cm" svg:x="24.278cm" svg:y="7.87cm" svg:viewBox="0 0 827 559" draw:points="414,559 0,559 0,0 827,0 827,559">
            <text:p/>
          </draw:polygon>
          <draw:polygon draw:style-name="gr4" draw:layer="layout" svg:width="0.826cm" svg:height="0.017cm" svg:x="24.278cm" svg:y="7.87cm" svg:viewBox="0 0 827 18" draw:points="414,18 0,18 0,0 827,0 827,18">
            <text:p/>
          </draw:polygon>
          <draw:polygon draw:style-name="gr4" draw:layer="layout" svg:width="0.017cm" svg:height="0.524cm" svg:x="24.278cm" svg:y="7.887cm" svg:viewBox="0 0 18 525" draw:points="10,525 0,525 0,0 18,0 18,525">
            <text:p/>
          </draw:polygon>
          <draw:path draw:style-name="gr4" draw:layer="layout" svg:width="0.139cm" svg:height="0.281cm" svg:x="24.459cm" svg:y="8.004cm" svg:viewBox="0 0 140 282" svg:d="M88 11c0-10 0-11-10-11-26 28-65 28-78 28v13c8 0 34 0 55-12v219c0 16-1 21-39 21h-14v13c16-1 52-1 70-1 17 0 54 0 68 1v-13h-13c-38 0-39-5-39-21z">
            <text:p/>
          </draw:path>
          <draw:path draw:style-name="gr4" draw:layer="layout" svg:width="0.045cm" svg:height="0.045cm" svg:x="24.668cm" svg:y="8.241cm" svg:viewBox="0 0 46 46" svg:d="M46 23c0-12-10-23-23-23-12 0-23 11-23 23 0 13 11 23 23 23 13 0 23-10 23-23z">
            <text:p/>
          </draw:path>
          <draw:path draw:style-name="gr4" draw:layer="layout" svg:width="0.168cm" svg:height="0.29cm" svg:x="24.77cm" svg:y="8.004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7 77 77 49 0 92-40 92-94z">
            <text:p/>
          </draw:path>
          <draw:polygon draw:style-name="gr4" draw:layer="layout" svg:width="0.017cm" svg:height="0.524cm" svg:x="25.087cm" svg:y="7.887cm" svg:viewBox="0 0 18 525" draw:points="10,525 0,525 0,0 18,0 18,525">
            <text:p/>
          </draw:polygon>
          <draw:polygon draw:style-name="gr4" draw:layer="layout" svg:width="0.826cm" svg:height="0.017cm" svg:x="24.278cm" svg:y="8.411cm" svg:viewBox="0 0 827 18" draw:points="414,18 0,18 0,0 827,0 827,18">
            <text:p/>
          </draw:polygon>
        </draw:g>
        <draw:custom-shape draw:style-name="gr10" draw:text-style-name="P1" draw:layer="layout" svg:width="11.176cm" svg:height="1.211cm" svg:x="8.382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decrypt the message received at step 2.2\\
compute $e_{ue}$ using IMSI and $ET_{eu}$§svg§600§FALSE§</svg:desc>
          <draw:polygon draw:style-name="gr9" draw:layer="layout" svg:width="9.428cm" svg:height="1.028cm" svg:x="8.592cm" svg:y="16.929cm" svg:viewBox="0 0 9429 1029" draw:points="4715,1029 0,1029 0,0 9429,0 9429,1029">
            <text:p/>
          </draw:polygon>
          <draw:path draw:style-name="gr4" draw:layer="layout" svg:width="0.243cm" svg:height="0.348cm" svg:x="9.347cm" svg:y="16.9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4" draw:layer="layout" svg:width="0.191cm" svg:height="0.226cm" svg:x="9.617cm" svg:y="17.0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88cm" svg:height="0.226cm" svg:x="9.839cm" svg:y="17.05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4" draw:layer="layout" svg:width="0.166cm" svg:height="0.217cm" svg:x="10.055cm" svg:y="17.054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241cm" svg:height="0.314cm" svg:x="10.243cm" svg:y="17.05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4" draw:layer="layout" svg:width="0.243cm" svg:height="0.314cm" svg:x="10.507cm" svg:y="17.054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154cm" svg:height="0.308cm" svg:x="10.776cm" svg:y="16.968cm" svg:viewBox="0 0 155 309" svg:d="M77 106h70v-15h-70v-91h-13c-1 41-15 94-64 95v11h42v136c0 62 46 67 64 67 35 0 49-35 49-67v-28h-12v28c0 37-14 55-34 55-32 0-32-45-32-53z">
            <text:p/>
          </draw:path>
          <draw:path draw:style-name="gr4" draw:layer="layout" svg:width="0.154cm" svg:height="0.308cm" svg:x="11.132cm" svg:y="16.968cm" svg:viewBox="0 0 155 309" svg:d="M77 106h70v-15h-70v-91h-13c-1 41-15 94-64 95v11h42v136c0 62 46 67 64 67 35 0 49-35 49-67v-28h-12v28c0 37-14 55-34 55-32 0-32-45-32-53z">
            <text:p/>
          </draw:path>
          <draw:path draw:style-name="gr4" draw:layer="layout" svg:width="0.248cm" svg:height="0.342cm" svg:x="11.329cm" svg:y="16.929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4" draw:layer="layout" svg:width="0.191cm" svg:height="0.226cm" svg:x="11.601cm" svg:y="17.0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384cm" svg:height="0.217cm" svg:x="11.986cm" svg:y="17.054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4" draw:layer="layout" svg:width="0.191cm" svg:height="0.226cm" svg:x="12.393cm" svg:y="17.0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61cm" svg:height="0.226cm" svg:x="12.614cm" svg:y="17.051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161cm" svg:height="0.226cm" svg:x="12.809cm" svg:y="17.051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223cm" svg:height="0.226cm" svg:x="13.008cm" svg:y="17.0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226cm" svg:height="0.325cm" svg:x="13.246cm" svg:y="17.048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0 0-33 3-54 24-21-17-42-18-51-18-47 0-82 33-82 71 0 22 12 41 24 52-7 7-15 24-15 40s7 34 22 44c-31 8-46 31-46 50 0 35 49 63 109 63 59 0 111-25 111-64 0-17-7-42-32-56-27-14-56-14-86-14-12 0-33 0-38 0-15-3-25-18-25-34zM111 314c-51 0-86-26-86-51 0-22 20-42 41-43h29c44 0 98 0 98 43 0 27-35 51-82 51z">
            <text:p/>
          </draw:path>
          <draw:path draw:style-name="gr4" draw:layer="layout" svg:width="0.191cm" svg:height="0.226cm" svg:x="13.492cm" svg:y="17.0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66cm" svg:height="0.217cm" svg:x="13.874cm" svg:y="17.054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4" draw:layer="layout" svg:width="0.191cm" svg:height="0.226cm" svg:x="14.067cm" svg:y="17.0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88cm" svg:height="0.226cm" svg:x="14.289cm" svg:y="17.05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4" draw:layer="layout" svg:width="0.191cm" svg:height="0.226cm" svg:x="14.504cm" svg:y="17.0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05cm" svg:height="0.329cm" svg:x="14.725cm" svg:y="16.942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4" draw:layer="layout" svg:width="0.241cm" svg:height="0.217cm" svg:x="14.856cm" svg:y="17.059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4" draw:layer="layout" svg:width="0.191cm" svg:height="0.226cm" svg:x="15.106cm" svg:y="17.0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3cm" svg:height="0.348cm" svg:x="15.327cm" svg:y="16.9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4" draw:layer="layout" svg:width="0.223cm" svg:height="0.226cm" svg:x="15.77cm" svg:y="17.0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154cm" svg:height="0.308cm" svg:x="16.004cm" svg:y="16.968cm" svg:viewBox="0 0 155 309" svg:d="M77 106h70v-15h-70v-91h-13c-1 41-15 94-64 95v11h42v136c0 62 46 67 64 67 35 0 49-35 49-67v-28h-12v28c0 37-14 55-34 55-32 0-32-45-32-53z">
            <text:p/>
          </draw:path>
          <draw:path draw:style-name="gr4" draw:layer="layout" svg:width="0.161cm" svg:height="0.226cm" svg:x="16.366cm" svg:y="17.051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154cm" svg:height="0.308cm" svg:x="16.554cm" svg:y="16.968cm" svg:viewBox="0 0 155 309" svg:d="M77 106h70v-15h-70v-91h-13c-1 41-15 94-64 95v11h42v136c0 62 46 67 64 67 35 0 49-35 49-67v-28h-12v28c0 37-14 55-34 55-32 0-32-45-32-53z">
            <text:p/>
          </draw:path>
          <draw:path draw:style-name="gr4" draw:layer="layout" svg:width="0.191cm" svg:height="0.226cm" svg:x="16.748cm" svg:y="17.0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243cm" svg:height="0.314cm" svg:x="16.968cm" svg:y="17.054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196cm" svg:height="0.328cm" svg:x="17.416cm" svg:y="16.943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  <draw:path draw:style-name="gr4" draw:layer="layout" svg:width="0.052cm" svg:height="0.052cm" svg:x="17.679cm" svg:y="17.219cm" svg:viewBox="0 0 53 53" svg:d="M53 27c0-14-11-27-26-27-14 0-27 13-27 27 0 15 13 26 27 26 15 0 26-11 26-26z">
            <text:p/>
          </draw:path>
          <draw:path draw:style-name="gr4" draw:layer="layout" svg:width="0.196cm" svg:height="0.328cm" svg:x="17.798cm" svg:y="16.943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  <draw:path draw:style-name="gr4" draw:layer="layout" svg:width="0.188cm" svg:height="0.226cm" svg:x="8.609cm" svg:y="17.64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4" draw:layer="layout" svg:width="0.219cm" svg:height="0.226cm" svg:x="8.824cm" svg:y="17.64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4" draw:layer="layout" svg:width="0.384cm" svg:height="0.217cm" svg:x="9.072cm" svg:y="17.643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4" draw:layer="layout" svg:width="0.243cm" svg:height="0.314cm" svg:x="9.481cm" svg:y="17.643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4" draw:layer="layout" svg:width="0.248cm" svg:height="0.223cm" svg:x="9.755cm" svg:y="17.643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4" draw:layer="layout" svg:width="0.154cm" svg:height="0.308cm" svg:x="10.023cm" svg:y="17.559cm" svg:viewBox="0 0 155 309" svg:d="M77 106h70v-15h-70v-91h-13c-1 41-15 94-64 95v11h42v136c0 62 46 67 64 67 35 0 49-35 49-67v-28h-12v28c0 37-14 55-34 55-32 0-32-45-32-53z">
            <text:p/>
          </draw:path>
          <draw:path draw:style-name="gr4" draw:layer="layout" svg:width="0.191cm" svg:height="0.226cm" svg:x="10.219cm" svg:y="17.64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4" draw:layer="layout" svg:width="0.189cm" svg:height="0.223cm" svg:x="10.611cm" svg:y="17.643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4" draw:layer="layout" svg:width="0.201cm" svg:height="0.156cm" svg:x="10.833cm" svg:y="17.783cm" svg:viewBox="0 0 202 157" svg:d="M130 97c-1 7-4 21-5 21-7 11-20 29-42 29-24 0-24-22-24-29 0-20 10-45 19-70 3-7 5-13 5-19 0-18-14-29-33-29-35 0-50 48-50 53 0 4 4 4 6 4 5 0 5-1 7-5 8-28 23-42 36-42 6 0 8 4 8 12 0 7-2 16-5 23-18 49-18 59-18 67 0 7 0 22 12 34 10 8 24 11 35 11 23 0 34-11 45-23 8 21 31 23 35 23 13 0 21-7 28-18 7-14 13-34 13-35 0-5-6-5-6-5-6 0-6 2-8 10-5 17-10 38-26 38-8 0-11-8-11-17 0-5 3-18 6-28 1-8 5-24 7-31l8-30c2-9 6-24 6-27 0-7-6-11-11-11-13 0-16 11-19 22z">
            <text:p/>
          </draw:path>
          <draw:path draw:style-name="gr4" draw:layer="layout" svg:width="0.147cm" svg:height="0.156cm" svg:x="11.073cm" svg:y="17.783cm" svg:viewBox="0 0 148 157" svg:d="M55 74c9 0 37-1 56-7 25-10 30-26 30-36 0-20-19-31-43-31-42 0-98 32-98 91 0 35 22 66 63 66 59 0 85-35 85-39 0-3-2-6-5-6-2 0-3 0-6 3-26 32-67 32-74 32-21 0-35-14-35-42 0-6 0-11 4-31zM35 64c15-50 53-54 63-54 15 0 28 7 28 21 0 33-59 33-73 33z">
            <text:p/>
          </draw:path>
          <draw:path draw:style-name="gr4" draw:layer="layout" svg:width="0.248cm" svg:height="0.223cm" svg:x="11.44cm" svg:y="17.643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4" draw:layer="layout" svg:width="0.161cm" svg:height="0.226cm" svg:x="11.714cm" svg:y="17.64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4" draw:layer="layout" svg:width="0.105cm" svg:height="0.329cm" svg:x="11.909cm" svg:y="17.532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4" draw:layer="layout" svg:width="0.248cm" svg:height="0.217cm" svg:x="12.044cm" svg:y="17.64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226cm" svg:height="0.325cm" svg:x="12.316cm" svg:y="17.639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0 0-33 3-54 24-21-17-42-18-51-18-47 0-82 33-82 71 0 22 12 41 24 52-7 7-15 24-15 40s7 34 22 44c-31 8-46 31-46 50 0 35 49 63 109 63 59 0 111-25 111-64 0-17-7-42-32-56-27-14-56-14-86-14-12 0-33 0-38 0-15-3-25-18-25-34zM111 314c-51 0-86-26-86-51 0-22 20-42 41-43h29c44 0 98 0 98 43 0 27-35 51-82 51z">
            <text:p/>
          </draw:path>
          <draw:path draw:style-name="gr4" draw:layer="layout" svg:width="0.15cm" svg:height="0.336cm" svg:x="12.726cm" svg:y="17.525cm" svg:viewBox="0 0 151 337" svg:d="M98 39c0-18 1-24 41-24h12v-15c-17 1-56 1-75 1-20 0-59 0-76-1v15h13c39 0 40 6 40 24v261c0 16-1 22-40 22h-13v15c17-1 56-1 76-1 19 0 58 0 75 1v-15h-12c-40 0-41-6-41-22z">
            <text:p/>
          </draw:path>
          <draw:path draw:style-name="gr4" draw:layer="layout" svg:width="0.415cm" svg:height="0.336cm" svg:x="12.908cm" svg:y="17.525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4" draw:layer="layout" svg:width="0.219cm" svg:height="0.359cm" svg:x="13.369cm" svg:y="17.514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4" draw:layer="layout" svg:width="0.15cm" svg:height="0.336cm" svg:x="13.628cm" svg:y="17.525cm" svg:viewBox="0 0 151 337" svg:d="M98 39c0-18 1-24 41-24h12v-15c-17 1-56 1-75 1-20 0-59 0-76-1v15h13c39 0 40 6 40 24v261c0 16-1 22-40 22h-13v15c17-1 56-1 76-1 19 0 58 0 75 1v-15h-12c-40 0-41-6-41-22z">
            <text:p/>
          </draw:path>
          <draw:path draw:style-name="gr4" draw:layer="layout" svg:width="0.223cm" svg:height="0.226cm" svg:x="13.976cm" svg:y="17.64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4" draw:layer="layout" svg:width="0.248cm" svg:height="0.217cm" svg:x="14.217cm" svg:y="17.64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4" draw:layer="layout" svg:width="0.243cm" svg:height="0.348cm" svg:x="14.492cm" svg:y="17.52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4" draw:layer="layout" svg:width="0.358cm" svg:height="0.335cm" svg:x="14.931cm" svg:y="17.527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19-6 24-45 24-8 0-14 0-14 9 0 6 4 6 14 6h256c11 0 11 0 16-8z">
            <text:p/>
          </draw:path>
          <draw:path draw:style-name="gr4" draw:layer="layout" svg:width="0.335cm" svg:height="0.334cm" svg:x="15.316cm" svg:y="17.52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
            <text:p/>
          </draw:path>
          <draw:path draw:style-name="gr4" draw:layer="layout" svg:width="0.147cm" svg:height="0.156cm" svg:x="15.614cm" svg:y="17.783cm" svg:viewBox="0 0 148 157" svg:d="M55 74c9 0 37-1 56-7 25-10 30-26 30-36 0-20-19-31-43-31-42 0-98 32-98 91 0 35 22 66 63 66 59 0 85-35 85-39 0-3-2-6-5-6-2 0-3 0-6 3-26 32-67 32-74 32-21 0-35-14-35-42 0-6 0-11 4-31zM35 64c15-50 53-54 63-54 15 0 28 7 28 21 0 33-59 33-73 33z">
            <text:p/>
          </draw:path>
          <draw:path draw:style-name="gr4" draw:layer="layout" svg:width="0.201cm" svg:height="0.156cm" svg:x="15.795cm" svg:y="17.783cm" svg:viewBox="0 0 202 157" svg:d="M130 97c-1 7-4 21-5 21-7 11-20 29-42 29-24 0-24-22-24-29 0-20 10-45 19-70 3-7 5-13 5-19 0-18-14-29-33-29-35 0-50 48-50 53 0 4 4 4 6 4 5 0 5-1 7-5 8-28 23-42 36-42 6 0 8 4 8 12 0 7-2 16-5 23-18 49-18 59-18 67 0 7 0 22 12 34 10 8 24 11 35 11 23 0 34-11 45-23 8 21 31 23 35 23 13 0 21-7 28-18 7-14 13-34 13-35 0-5-6-5-6-5-6 0-6 2-8 10-5 17-10 38-26 38-8 0-11-8-11-17 0-5 3-18 6-28 1-8 5-24 7-31l8-30c2-9 6-24 6-27 0-7-6-11-11-11-13 0-16 11-19 22z">
            <text:p/>
          </draw:path>
        </draw:g>
        <draw:g>
          <svg:title>TexMaths</svg:title>
          <svg:desc>12§latex§\fbox{2.8}§svg§600§FALSE§</svg:desc>
          <draw:polygon draw:style-name="gr9" draw:layer="layout" svg:width="0.826cm" svg:height="0.558cm" svg:x="18.582cm" svg:y="16.872cm" svg:viewBox="0 0 827 559" draw:points="414,559 0,559 0,0 827,0 827,559">
            <text:p/>
          </draw:polygon>
          <draw:polygon draw:style-name="gr4" draw:layer="layout" svg:width="0.826cm" svg:height="0.017cm" svg:x="18.582cm" svg:y="16.872cm" svg:viewBox="0 0 827 18" draw:points="414,18 0,18 0,0 827,0 827,18">
            <text:p/>
          </draw:polygon>
          <draw:polygon draw:style-name="gr4" draw:layer="layout" svg:width="0.017cm" svg:height="0.524cm" svg:x="18.582cm" svg:y="16.889cm" svg:viewBox="0 0 18 525" draw:points="10,525 0,525 0,0 18,0 18,525">
            <text:p/>
          </draw:polygon>
          <draw:path draw:style-name="gr4" draw:layer="layout" svg:width="0.168cm" svg:height="0.281cm" svg:x="18.746cm" svg:y="17.006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18.972cm" svg:y="17.243cm" svg:viewBox="0 0 46 46" svg:d="M46 23c0-12-10-23-23-23-12 0-23 11-23 23 0 13 11 23 23 23 13 0 23-10 23-23z">
            <text:p/>
          </draw:path>
          <draw:path draw:style-name="gr4" draw:layer="layout" svg:width="0.175cm" svg:height="0.29cm" svg:x="19.072cm" svg:y="17.006cm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6 0 32-31 54-66 54-37 0-67-27-67-62 0-25 13-51 49-72z">
            <text:p/>
          </draw:path>
          <draw:polygon draw:style-name="gr4" draw:layer="layout" svg:width="0.017cm" svg:height="0.524cm" svg:x="19.391cm" svg:y="16.889cm" svg:viewBox="0 0 18 525" draw:points="10,525 0,525 0,0 18,0 18,525">
            <text:p/>
          </draw:polygon>
          <draw:polygon draw:style-name="gr4" draw:layer="layout" svg:width="0.826cm" svg:height="0.017cm" svg:x="18.582cm" svg:y="17.413cm" svg:viewBox="0 0 827 18" draw:points="414,18 0,18 0,0 827,0 827,18">
            <text:p/>
          </draw:polygon>
        </draw:g>
        <draw:g>
          <svg:title>TexMaths</svg:title>
          <svg:desc>12§latex§\fbox{2.10}§svg§600§FALSE§</svg:desc>
          <draw:polygon draw:style-name="gr9" draw:layer="layout" svg:width="1.037cm" svg:height="0.558cm" svg:x="2.483cm" svg:y="19.272cm" svg:viewBox="0 0 1038 559" draw:points="518,559 0,559 0,0 1038,0 1038,559">
            <text:p/>
          </draw:polygon>
          <draw:polygon draw:style-name="gr4" draw:layer="layout" svg:width="1.037cm" svg:height="0.017cm" svg:x="2.483cm" svg:y="19.272cm" svg:viewBox="0 0 1038 18" draw:points="518,18 0,18 0,0 1038,0 1038,18">
            <text:p/>
          </draw:polygon>
          <draw:polygon draw:style-name="gr4" draw:layer="layout" svg:width="0.017cm" svg:height="0.524cm" svg:x="2.483cm" svg:y="19.289cm" svg:viewBox="0 0 18 525" draw:points="10,525 0,525 0,0 18,0 18,525">
            <text:p/>
          </draw:polygon>
          <draw:path draw:style-name="gr4" draw:layer="layout" svg:width="0.168cm" svg:height="0.281cm" svg:x="2.647cm" svg:y="19.406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ath draw:style-name="gr4" draw:layer="layout" svg:width="0.045cm" svg:height="0.045cm" svg:x="2.873cm" svg:y="19.643cm" svg:viewBox="0 0 46 46" svg:d="M46 23c0-12-10-23-23-23-12 0-23 11-23 23 0 13 11 23 23 23 13 0 23-10 23-23z">
            <text:p/>
          </draw:path>
          <draw:path draw:style-name="gr4" draw:layer="layout" svg:width="0.139cm" svg:height="0.281cm" svg:x="2.992cm" svg:y="19.406cm" svg:viewBox="0 0 140 282" svg:d="M88 11c0-10 0-11-10-11-26 28-65 28-78 28v13c8 0 34 0 55-12v219c0 16-1 21-39 21h-14v13c16-1 52-1 70-1 17 0 54 0 68 1v-13h-13c-38 0-39-5-39-21z">
            <text:p/>
          </draw:path>
          <draw:path draw:style-name="gr4" draw:layer="layout" svg:width="0.178cm" svg:height="0.29cm" svg:x="3.181cm" svg:y="19.406cm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
            <text:p/>
          </draw:path>
          <draw:polygon draw:style-name="gr4" draw:layer="layout" svg:width="0.017cm" svg:height="0.524cm" svg:x="3.503cm" svg:y="19.289cm" svg:viewBox="0 0 18 525" draw:points="10,525 0,525 0,0 18,0 18,525">
            <text:p/>
          </draw:polygon>
          <draw:polygon draw:style-name="gr4" draw:layer="layout" svg:width="1.037cm" svg:height="0.017cm" svg:x="2.483cm" svg:y="19.813cm" svg:viewBox="0 0 1038 18" draw:points="518,18 0,18 0,0 1038,0 1038,18">
            <text:p/>
          </draw:polygon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9H41M27S</meta:editing-duration>
    <meta:editing-cycles>16</meta:editing-cycles>
    <meta:generator>LibreOffice/4.2.8.2$Linux_X86_64 LibreOffice_project/420m0$Build-2</meta:generator>
    <dc:date>2017-04-11T19:12:08.197713004</dc:date>
    <dc:creator>Khan A</dc:creator>
    <meta:printed-by>Khan A</meta:printed-by>
    <meta:print-date>2017-04-11T17:46:56.962968136</meta:print-date>
    <meta:document-statistic meta:object-count="742"/>
  </office:meta>
</office:document-meta>
</file>